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/>
      <text:p text:style-name="Standard">use Illuminate\Http\Request;</text:p>
      <text:p text:style-name="Standard"/>
      <text:p text:style-name="Standard">/** @var \Laravel\Lumen\Routing\Router $router */</text:p>
      <text:p text:style-name="Standard"/>
      <text:p text:style-name="Standard">/*</text:p>
      <text:p text:style-name="Standard">|--------------------------------------------------------------------------</text:p>
      <text:p text:style-name="Standard">| Application Routes</text:p>
      <text:p text:style-name="Standard">|--------------------------------------------------------------------------</text:p>
      <text:p text:style-name="Standard">|</text:p>
      <text:p text:style-name="Standard">| Here is where you can register all of the routes for an application.</text:p>
      <text:p text:style-name="Standard">| It is a breeze. Simply tell Lumen the URIs it should respond to</text:p>
      <text:p text:style-name="Standard">| and give it the Closure to call when that URI is requested.</text:p>
      <text:p text:style-name="Standard">|</text:p>
      <text:p text:style-name="Standard">*/</text:p>
      <text:p text:style-name="Standard"/>
      <text:p text:style-name="Standard">$router-&gt;get('/', function () use ($router) {</text:p>
      <text:p text:style-name="Standard"><text:s text:c="4"/>return $router-&gt;app-&gt;version();</text:p>
      <text:p text:style-name="Standard">});</text:p>
      <text:p text:style-name="Standard"/>
      <text:p text:style-name="Standard">$router-&gt;group(['prefix' =&gt; 'api'], function () use ($router) {</text:p>
      <text:p text:style-name="Standard"><text:s text:c="4"/>$router-&gt;post('/examplenotification', ['uses' =&gt; 'emis\common\WorkflowController@exampleNotification']);</text:p>
      <text:p text:style-name="Standard"><text:s text:c="4"/>$router-&gt;post('login', ['uses' =&gt; 'Auth\AuthController@login', 'as' =&gt; 'auth.login']);</text:p>
      <text:p text:style-name="Standard"><text:s text:c="4"/>$router-&gt;post('emisportallogin', ['uses' =&gt; 'Auth\EmisPortalAuthController@emisportallogin', 'as' =&gt; 'auth.emisportallogin']);</text:p>
      <text:p text:style-name="Standard"><text:s text:c="4"/>$router-&gt;post('/change_password_portal', 'Auth\EmisPortalAuthController@change_password_portal');</text:p>
      <text:p text:style-name="Standard"><text:s text:c="4"/>$router-&gt;post('save_new_registration', ['uses' =&gt; 'Auth\EmisPortalAuthController@save_new_registration', 'as' =&gt; 'save_new_registration']);</text:p>
      <text:p text:style-name="Standard"><text:s text:c="4"/>$router-&gt;post('saveFeedbackRegistration', ['uses' =&gt; 'Auth\EmisPortalAuthController@saveFeedbackRegistration', 'as' =&gt; 'saveFeedbackRegistration']);</text:p>
      <text:p text:style-name="Standard"><text:s text:c="4"/>$router-&gt;get('getProtalUserDetails/{id}', ['uses' =&gt; 'Auth\EmisPortalAuthController@getProtalUserDetails', 'as' =&gt; 'getProtalUserDetails']);</text:p>
      <text:p text:style-name="Standard"/>
      <text:p text:style-name="Standard"><text:s text:c="4"/>$router-&gt;post('mobilelogin', ['uses' =&gt; 'Auth\AuthController@mobilelogin', 'as' =&gt; 'auth.mobilelogin']);</text:p>
      <text:p text:style-name="Standard"><text:s text:c="4"/>$router-&gt;post('insert_workflow', ['uses' =&gt; 'WorkflowController@insert_workflow', 'as' =&gt; 'insert_workflow']);</text:p>
      <text:p text:style-name="Standard"><text:s text:c="4"/>$router-&gt;get('get_workflow_details/{app_no}', ['uses' =&gt; 'WorkflowController@get_workflow_details', 'as' =&gt; 'get_workflow_details']);</text:p>
      <text:p text:style-name="Standard"><text:s text:c="4"/>$router-&gt;get('system_logout/{path}', ['uses' =&gt; 'Auth\AuthController@system_logout', 'as' =&gt; 'auth.system_logout']);</text:p>
      <text:p text:style-name="Standard"><text:s text:c="4"/>$router-&gt;get('getauth', ['uses' =&gt; 'Auth\AuthController@getAuth', 'as' =&gt; 'auth.getauth']);</text:p>
      <text:p text:style-name="Standard"><text:s text:c="4"/>$router-&gt;post('logout', ['uses' =&gt; 'Auth\AuthController@logout', 'as' =&gt; 'auth.logout']);</text:p>
      <text:p text:style-name="Standard"><text:s text:c="4"/>$router-&gt;get('getprivilleges/{systemid}', ['uses' =&gt; 'Auth\AuthController@getPrivilleges', 'as' =&gt; 'auth.getprivilleges']);</text:p>
      <text:p text:style-name="Standard"><text:s text:c="4"/>$router-&gt;get('getmenusSubMenus/{rolesystemid}/{sub_mod_id}/{type}', ['uses' =&gt; 'Auth\AuthController@getmenusSubMenus', 'as' =&gt; 'auth.getmenusSubMenus']);</text:p>
      <text:p text:style-name="Standard"><text:s text:c="4"/>$router-&gt;get('getPrivillegesOnScreenById/{screen_id}', ['uses' =&gt; 'Auth\AuthController@getPrivillegesOnScreenById', 'as' =&gt; 'auth.getPrivillegesOnScreenById']);</text:p>
      <text:p text:style-name="Standard"><text:soft-page-break/><text:s text:c="4"/>$router-&gt;get('load_action/{screenid}', ['uses' =&gt; 'Auth\AuthController@load_action', 'as' =&gt; 'auth.load_action']);</text:p>
      <text:p text:style-name="Standard"><text:s text:c="4"/>$router-&gt;get('getworkflows/{param}/{systemId}', ['uses' =&gt; 'Auth\AuthController@getworkflows', 'as' =&gt; 'auth.getworkflows']);</text:p>
      <text:p text:style-name="Standard"><text:s text:c="4"/>$router-&gt;get('getEmisWorkFlows/{param}/{systemId}/{id}/{type}', ['uses' =&gt; 'Auth\AuthController@getEmisWorkFlows', 'as' =&gt; 'auth.getEmisWorkFlows']);</text:p>
      <text:p text:style-name="Standard"><text:s text:c="4"/>$router-&gt;post('updatepassword', ['uses' =&gt; 'Auth\AuthController@updatepassword', 'as' =&gt; 'auth.updatepassword']);</text:p>
      <text:p text:style-name="Standard"><text:s text:c="4"/>$router-&gt;get('getAllPrivilegesOnRoles/{roleids}', ['uses' =&gt; 'Auth\AuthController@getAllPrivilegesOnRoles', 'as' =&gt; 'getAllPrivilegesOnRoles']);</text:p>
      <text:p text:style-name="Standard"><text:s text:c="4"/>$router-&gt;get('getemailIds/{status_id}/{screen_id}/{accessLevel}/{geographicId}', ['uses' =&gt; 'emis\common\CommonController@getemailIds', 'as' =&gt; 'getemailIds']);</text:p>
      <text:p text:style-name="Standard"><text:s text:c="4"/>$router-&gt;get('getgeneralreportdetails/{org_id}', ['uses' =&gt; 'emis\common\CommonController@getgeneralreportdetails', 'as' =&gt; 'getgeneralreportdetails']);</text:p>
      <text:p text:style-name="Standard"><text:s text:c="4"/>//NFE DASHBOARD</text:p>
      <text:p text:style-name="Standard"><text:s text:c="4"/>$router-&gt;group(['prefix' =&gt; 'nfedashboard'], function () use ($router) {</text:p>
      <text:p text:style-name="Standard"><text:s text:c="8"/>//GET CENTRE COUNT</text:p>
      <text:p text:style-name="Standard"><text:s text:c="8"/>$router-&gt;get('/getCentreCount', 'CentreController@getCentreCount');</text:p>
      <text:p text:style-name="Standard"><text:s text:c="8"/>//GET COURSE/SKILL CENTRE COUNT FOR DASHBOARD</text:p>
      <text:p text:style-name="Standard"><text:s text:c="8"/>$router-&gt;get('/getCourseSkillCentreCount', 'CentreController@getCourseSkillCentreCount');</text:p>
      <text:p text:style-name="Standard"><text:s text:c="8"/>//GET INSTRUCTOR COUNT</text:p>
      <text:p text:style-name="Standard"><text:s text:c="8"/>$router-&gt;get('/getinstructorcount', 'InstructorRegistrationController@getInstructorCount');</text:p>
      <text:p text:style-name="Standard"><text:s text:c="8"/>//GET COURSE OR SKILL INSTRUCTOR COUNT</text:p>
      <text:p text:style-name="Standard"><text:s text:c="8"/>$router-&gt;get('/getCourseSkillInstructorCount', 'InstructorRegistrationController@getCourseSkillInstructorCount');</text:p>
      <text:p text:style-name="Standard"><text:s text:c="8"/>//GET LEARNER COUNT</text:p>
      <text:p text:style-name="Standard"><text:s text:c="8"/>$router-&gt;get('/gettotalLearnercount', 'LearnerUpdationController@gettotalLearnercount');</text:p>
      <text:p text:style-name="Standard"><text:s text:c="8"/>//GET COURSE OR SKILL LEARNER COUNT FOR DASHBORD</text:p>
      <text:p text:style-name="Standard"><text:s text:c="8"/>$router-&gt;get('/getCourseSkillLearnerCount', 'LearnerUpdationController@getCourseSkillLearnerCount');</text:p>
      <text:p text:style-name="Standard"><text:s text:c="4"/>});</text:p>
      <text:p text:style-name="Standard"><text:s text:c="4"/>//CENTRE OPENING ROUTES</text:p>
      <text:p text:style-name="Standard"><text:s text:c="4"/>$router-&gt;group(['prefix' =&gt; 'centreopening'], function () use ($router) {</text:p>
      <text:p text:style-name="Standard"><text:s text:c="8"/>//SAVE <text:s/>SUBMIT CENTRE DETAILS</text:p>
      <text:p text:style-name="Standard"><text:s text:c="8"/>$router-&gt;post('/submitCentreDetails', 'OpeningCentreController@submitCentreDetails');</text:p>
      <text:p text:style-name="Standard"><text:s text:c="8"/>//VIEW CENTRE DETAILS BY CENTRE CODE BY GUP/DEO/NFE</text:p>
      <text:p text:style-name="Standard"><text:s text:c="8"/>$router-&gt;get('/viewCentreInformationByCode/{centreCode}', 'OpeningCentreController@viewCentreInformationByCode');</text:p>
      <text:p text:style-name="Standard"><text:s text:c="8"/>//ADD <text:s/>MANAGE COURSE/SKILL</text:p>
      <text:p text:style-name="Standard"><text:s text:c="8"/>$router-&gt;post('/addNewCourse', 'OpeningCentreController@addNewCourse');</text:p>
      <text:p text:style-name="Standard"><text:s text:c="8"/>//LOAD PENDING CENTRE DETAILS BY USERID</text:p>
      <text:p text:style-name="Standard"><text:s text:c="8"/>$router-&gt;get('/getPendingCentreDetailsByUserId/{user_id}', 'OpeningCentreController@getPendingCentreDetailsByUserId');</text:p>
      <text:p text:style-name="Standard"><text:s text:c="8"/>//LOAD RELATED COURSE/SKILL FOR PENDING CENTRE BY USER ID</text:p>
      <text:p text:style-name="Standard"><text:s text:c="8"/>$router-&gt;get('/getCourseSkillForPendingCentreByUserId/{user_id}', 'OpeningCentreController@getCourseSkillForPendingCentreByUserId');</text:p>
      <text:p text:style-name="Standard"><text:s text:c="8"/>//LOAD PENDING CENTRE FOR APPROVAL BY STATUS AND USER ID</text:p>
      <text:p text:style-name="Standard"><text:s text:c="8"/>$router-&gt;get('/getPendingCentreForApprovalByStatus/{status}/{userId}', 'OpeningCentreController@getPendingCentreForApprovalByStatus');</text:p>
      <text:p text:style-name="Standard"><text:s text:c="8"/>//SUBMIT CENTREDETAILS FOR APPROVAL</text:p>
      <text:p text:style-name="Standard"><text:s text:c="8"/>$router-&gt;post('/submitCentreDetailsForApproval', 'OpeningCentreController@submitCentreDetailsForApproval');</text:p>
      <text:p text:style-name="Standard"><text:soft-page-break/><text:s text:c="8"/>//LOAD PENDING CENTRE FOR FEASIBILITY</text:p>
      <text:p text:style-name="Standard"><text:s text:c="8"/>$router-&gt;get('/loadpendingcenter/{user_id}', ['uses' =&gt; 'FeasibilityController@loadPendingCenter', 'as' =&gt; 'centre.list']);</text:p>
      <text:p text:style-name="Standard"><text:s text:c="8"/>//SAVE FEASIBILITY</text:p>
      <text:p text:style-name="Standard"><text:s text:c="8"/>$router-&gt;post('/saveFeasibilityStudy', 'FeasibilityController@saveFeasibilityStudy');</text:p>
      <text:p text:style-name="Standard"><text:s text:c="8"/>//UPDATE CENTRE START DATE AND END DATE</text:p>
      <text:p text:style-name="Standard"><text:s text:c="8"/>$router-&gt;post('updateCentreStartDateAndEndDate', 'OpeningCentreController@updateCentreStartDateAndEndDate');</text:p>
      <text:p text:style-name="Standard"><text:s text:c="8"/>//UPDATE CENTRE COURSE COMPLETIO</text:p>
      <text:p text:style-name="Standard"><text:s text:c="8"/>$router-&gt;post('updateCourseCompletion', 'OpeningCentreController@updateCourseCompletion');</text:p>
      <text:p text:style-name="Standard"><text:s text:c="8"/>//GET CENTRE ID,NAME USED IN REPORT</text:p>
      <text:p text:style-name="Standard"><text:s text:c="8"/>$router-&gt;get('/getCentre', 'OpeningCentreController@getCentre');</text:p>
      <text:p text:style-name="Standard"><text:s text:c="8"/>//GET CENTRE START AND END DATE BY CENTRE DETAILS ID</text:p>
      <text:p text:style-name="Standard"><text:s text:c="8"/>$router-&gt;get('/getCentreStartEndDate/{centre_details_id}', 'OpeningCentreController@getCentreStartEndDate');</text:p>
      <text:p text:style-name="Standard"><text:s text:c="8"/>//GET CENTRE EXTENSION DATE BY CENTRE DETAILS ID</text:p>
      <text:p text:style-name="Standard"><text:s text:c="8"/>$router-&gt;get('/getCentreExtensionEndDate/{centre_details_id}', 'CentreController@getCentreExtensionEndDate');</text:p>
      <text:p text:style-name="Standard"><text:s text:c="8"/>//GET CENTRE COUNT GROUPED BY DZONGKHAG TO BE USED FOR PROJECTION IN EMIS</text:p>
      <text:p text:style-name="Standard"><text:s text:c="8"/>$router-&gt;get('/getCentreCountByDzongkhag', 'OpeningCentreController@getCentreCountByDzongkhag');</text:p>
      <text:p text:style-name="Standard"><text:s text:c="4"/>});</text:p>
      <text:p text:style-name="Standard"><text:s text:c="4"/>//CENTRE DROP DOWN</text:p>
      <text:p text:style-name="Standard"><text:s text:c="4"/>$router-&gt;group(['prefix' =&gt; 'centredropdown'], function () use ($router) {</text:p>
      <text:p text:style-name="Standard"><text:s text:c="8"/>//GET CENTRE LIST BY PARENT SCHOOL ID</text:p>
      <text:p text:style-name="Standard"><text:s text:c="8"/>$router-&gt;get('/getCentreNameByParentSchoolId/{parent_school}', 'CentreController@getCentreNameByParentSchoolId');</text:p>
      <text:p text:style-name="Standard"><text:s text:c="8"/>//GET COURSE/SKILL BY CENTRE ID</text:p>
      <text:p text:style-name="Standard"><text:s text:c="8"/>$router-&gt;get('/getCourseSkillByCentreID/{centreId}', 'OpeningCentreController@getCourseSkillByCentreID');</text:p>
      <text:p text:style-name="Standard"/>
      <text:p text:style-name="Standard"><text:s text:c="8"/>$router-&gt;get('/getAnyCourseSkillByCentre/{centreId}', 'OpeningCentreController@getAnyCourseSkillByCentre');</text:p>
      <text:p text:style-name="Standard"><text:s text:c="8"/>//GET ALL THE CENTRE DETAILS BY ID</text:p>
      <text:p text:style-name="Standard"><text:s text:c="8"/>$router-&gt;get('/getAllCentreDetailsById/{id}', 'OpeningCentreController@getAllCentreDetailsById');</text:p>
      <text:p text:style-name="Standard"><text:s text:c="4"/>});</text:p>
      <text:p text:style-name="Standard"><text:s text:c="4"/>$router-&gt;get('/getAnyCentreNameByParentOrgId/{parent_school}', 'CentreController@getAnyCentreNameByParentOrgId');</text:p>
      <text:p text:style-name="Standard"><text:s text:c="4"/>//GET CENTRE DETAILS BY INSTRUCTOR ID</text:p>
      <text:p text:style-name="Standard"><text:s text:c="4"/>$router-&gt;get('/getCentreDetailsByInstructorId/{id}', 'OpeningCentreController@getCentreDetailsByInstructorId');</text:p>
      <text:p text:style-name="Standard"><text:s text:c="4"/>//GET CENTRELIST BASED ON ACCESS LEVEL</text:p>
      <text:p text:style-name="Standard"><text:s text:c="4"/>$router-&gt;get('/getCenterList/{keyvalue}', 'FeasibilityController@getCenterList');</text:p>
      <text:p text:style-name="Standard"><text:s text:c="4"/>//GET CENTRE BY DZONGKHAG</text:p>
      <text:p text:style-name="Standard"><text:s text:c="4"/>$router-&gt;get('/getcentrebydzoid/{dzoId}', 'OpeningCentreController@getCentreByDzongkhagId');</text:p>
      <text:p text:style-name="Standard"><text:s text:c="4"/>// NFE LEARNER ROUTES</text:p>
      <text:p text:style-name="Standard"><text:s text:c="4"/>$router-&gt;group(['prefix' =&gt; 'learner'], function () use ($router) {</text:p>
      <text:p text:style-name="Standard"><text:s text:c="8"/>//CHECK LEARNER EXIST WITH CID</text:p>
      <text:p text:style-name="Standard"><text:soft-page-break/><text:s text:c="8"/>$router-&gt;get('/checkLearnerEnrolledByCID/{cid}', 'LearnerUpdationController@checkLearnerEnrolledByCID');</text:p>
      <text:p text:style-name="Standard"><text:s text:c="8"/>//CHECK LEARNER DROPOUT TO REGISTER</text:p>
      <text:p text:style-name="Standard"><text:s text:c="8"/>$router-&gt;get('/CheckDropOutLearner/{status}', 'LearnerUpdationController@CheckDropOutLearner');</text:p>
      <text:p text:style-name="Standard"><text:s text:c="8"/>//SAVE/REGISTER LEARNER</text:p>
      <text:p text:style-name="Standard"><text:s text:c="8"/>$router-&gt;post('/saveLearnerDetails', 'LearnerUpdationController@saveLearnerDetails');</text:p>
      <text:p text:style-name="Standard"><text:s text:c="8"/>//CHECK LEARNER IF ALREADY EXIST OR NOT FOR <text:s/>LEARNERS WITHOUT CID</text:p>
      <text:p text:style-name="Standard"><text:s text:c="8"/>$router-&gt;get('/checkLearnerWithoutCid/{learnerName}/{dob}/{gender}', 'LearnerUpdationController@checkLearnerWithoutCid');</text:p>
      <text:p text:style-name="Standard"><text:s text:c="8"/>//DELETE LEARNER FROM LEARNER TABLE AND LEARNER DETAILS TABLE</text:p>
      <text:p text:style-name="Standard"><text:s text:c="8"/>$router-&gt;delete('/deleteLearner/{id}/{detailsId}', 'LearnerUpdationController@deleteLearner');</text:p>
      <text:p text:style-name="Standard"><text:s text:c="8"/>//GET LEARNER LIST BY CENTRE ID, COURSE ID OR SKILL AND WHERE SECTION = NULL</text:p>
      <text:p text:style-name="Standard"><text:s text:c="8"/>$router-&gt;get('/getLearnerList/{centre_id}/{course_id}/{skill_id}', 'LearnerController@getLearnerList');</text:p>
      <text:p text:style-name="Standard"><text:s text:c="8"/>//GET LEARNER LIST BY CENTRE ID, COURSE ID OR SKILL AND SECTION ID</text:p>
      <text:p text:style-name="Standard"><text:s text:c="8"/>$router-&gt;get('/getLearnerListBySectionId/{centre_id}/{course_id}/{skill_id}/{section_id}', 'LearnerController@getLearnerListBySectionId');</text:p>
      <text:p text:style-name="Standard"><text:s text:c="8"/>//UPDATE LEARNER STATUS AND CONTACT NUMBER</text:p>
      <text:p text:style-name="Standard"><text:s text:c="8"/>$router-&gt;post('/updateLearnerStatus', 'LearnerUpdationController@updateLearnerStatus');</text:p>
      <text:p text:style-name="Standard"><text:s text:c="8"/>//UPDATE LEARNER PASS OR FAIL</text:p>
      <text:p text:style-name="Standard"><text:s text:c="8"/>$router-&gt;post('/updateLearnerPassFail', 'LearnerUpdationController@updateLearnerPassFail');</text:p>
      <text:p text:style-name="Standard"><text:s text:c="8"/>//GET LEARNERLIST BY USERID AND STATUS</text:p>
      <text:p text:style-name="Standard"><text:s text:c="8"/>$router-&gt;get('/getLearnerInformationByUserIdAndStatus/{status}/{userId}', 'LearnerUpdationController@getLearnerInformationByUserIdAndStatus');</text:p>
      <text:p text:style-name="Standard"><text:s text:c="8"/>//GET LEARNER LIST BY CENTRE ID</text:p>
      <text:p text:style-name="Standard"><text:s text:c="8"/>$router-&gt;get('/getLearnerListByCentreId/{centre_id}', 'LearnerController@getLearnerListByCentreId');</text:p>
      <text:p text:style-name="Standard"><text:s text:c="8"/>//ACTIVATE NEW LEARNER</text:p>
      <text:p text:style-name="Standard"><text:s text:c="8"/>$router-&gt;post('/activateLearner', 'LearnerUpdationController@activateLearner');</text:p>
      <text:p text:style-name="Standard"><text:s text:c="8"/>//GET LEARNER DETAILS BY LEARNER CODE</text:p>
      <text:p text:style-name="Standard"><text:s text:c="8"/>$router-&gt;get('/getLearnerDetailsByLearnerCode/{learnerCode}', 'LearnerUpdationController@getLearnerDetailsByLearnerCode');</text:p>
      <text:p text:style-name="Standard"><text:s text:c="8"/>//ASSIGN LEARNER SECTION</text:p>
      <text:p text:style-name="Standard"><text:s text:c="8"/>$router-&gt;put('/assignlearnertosection/{learner_detail_id}', 'LearnerController@assignLearnerToSection');</text:p>
      <text:p text:style-name="Standard"><text:s text:c="8"/>//UPDATE LEARNER INFORMATION</text:p>
      <text:p text:style-name="Standard"><text:s text:c="8"/>$router-&gt;post('/updateLearnerInformation', 'LearnerUpdationController@updateLearnerInformation');</text:p>
      <text:p text:style-name="Standard"><text:s text:c="8"/>//SAVE LEARNER ATTENDANCE</text:p>
      <text:p text:style-name="Standard"><text:s text:c="8"/>$router-&gt;post('/saveAttendance', 'LearnerUpdationController@saveAttendance');</text:p>
      <text:p text:style-name="Standard"><text:s text:c="8"/>//CONSOLIDATE LEARNER RESULT</text:p>
      <text:p text:style-name="Standard"><text:s text:c="8"/>$router-&gt;get('/generateConsolidateResult/{center_id}/{course_id}/{skill_id}/{section_id}/{year}', 'LearnerUpdationController@generateConsolidateResult');</text:p>
      <text:p text:style-name="Standard"><text:s text:c="8"/>//VIEW LEARNER ATTENDANCE AND RESULT TO CONSILDATE RESULT</text:p>
      <text:p text:style-name="Standard"><text:s text:c="8"/>$router-&gt;get('/getLearnerAttendanceandResult/{learnerId}/{year}', 'LearnerUpdationController@getLearnerAttendanceandResult');</text:p>
      <text:p text:style-name="Standard"><text:s text:c="8"/>//CALCULATE LEARNER ATTENDANCE PERCENTAGE</text:p>
      <text:p text:style-name="Standard"><text:s text:c="8"/>$router-&gt;get('/calculateLearnerAttendance/{learner_id}/{year}', 'LearnerUpdationController@calculateLearnerAttendance');</text:p>
      <text:p text:style-name="Standard"><text:s text:c="8"/>//SAVE LEARNER TRACING INFORMATION</text:p>
      <text:p text:style-name="Standard"><text:soft-page-break/><text:s text:c="8"/>$router-&gt;post('/saveTracingInfo', 'LearnerUpdationController@saveTracingInfo');</text:p>
      <text:p text:style-name="Standard"><text:s text:c="8"/>//GET LEARNER BY COURSE COMPLETED LEARNER CODE (USED IN REPORTS)</text:p>
      <text:p text:style-name="Standard"><text:s text:c="8"/>$router-&gt;get('/getLearnerByCode/{learnerCode}', 'LearnerUpdationController@getLearnerByCode');</text:p>
      <text:p text:style-name="Standard"><text:s text:c="8"/>//GET PASSED LEARNER LIST BY CENTRE ID AND COURSEID OR SKILL ID</text:p>
      <text:p text:style-name="Standard"><text:s text:c="8"/>$router-&gt;get('/getPassedLearnerList/{centre_id}/{course_id}/{skill_id}', 'LearnerController@getPassedLearnerList');</text:p>
      <text:p text:style-name="Standard"><text:s text:c="8"/>//GET LEARNER COUNT FOR PROJECTION</text:p>
      <text:p text:style-name="Standard"><text:s text:c="8"/>$router-&gt;get('/getLearnerCountForProjection', 'LearnerUpdationController@getLearnerCountForProjection');</text:p>
      <text:p text:style-name="Standard"><text:s text:c="8"/>//GET DROPOUT/WITHDRAW LEARNER LIST BY CENTRE ID AND CENTRE DETAILS ID</text:p>
      <text:p text:style-name="Standard"><text:s text:c="8"/>$router-&gt;get('/getDropoutLearnerList/{centre_id}/{centre_details_id}/{section_id}', 'LearnerController@getDropoutLearnerList');</text:p>
      <text:p text:style-name="Standard"><text:s text:c="4"/>});</text:p>
      <text:p text:style-name="Standard"><text:s text:c="4"/>//INSTRUCTOR</text:p>
      <text:p text:style-name="Standard"><text:s text:c="4"/>$router-&gt;group(['prefix' =&gt; 'instructor'], function () use ($router) {</text:p>
      <text:p text:style-name="Standard"><text:s text:c="8"/>// GET, VIEW ALL INSTRUCTOR DETAILS BY ID</text:p>
      <text:p text:style-name="Standard"><text:s text:c="8"/>$router-&gt;get('/getinstructorprofile/{id}', 'InstructorProfileController@getinstructorprofile');</text:p>
      <text:p text:style-name="Standard"><text:s text:c="8"/>//GET <text:s/>ALL THE INSTRUCTOR DETAILS BY CENTRE ID</text:p>
      <text:p text:style-name="Standard"><text:s text:c="8"/>$router-&gt;get('/getInstructorInfoByCentreId/{centreId}', 'InstructorProfileController@getInstructorInfoByCentreId');</text:p>
      <text:p text:style-name="Standard"><text:s text:c="8"/>//GET INSTRUCTOR LIST BY CENTRE ID</text:p>
      <text:p text:style-name="Standard"><text:s text:c="8"/>$router-&gt;get('/getInstructorListByCentreId/{centre_id}', 'InstructorProfileController@getInstructorListByCentreId');</text:p>
      <text:p text:style-name="Standard"><text:s text:c="8"/>//CHECK IF INSTRUCTOR EXIS</text:p>
      <text:p text:style-name="Standard"><text:s text:c="8"/>$router-&gt;get('/CheckInstructorExist/{cid}', 'InstructorRegistrationController@CheckInstructorExist');</text:p>
      <text:p text:style-name="Standard"><text:s text:c="8"/>//UPDATE INSTRUCTOR CONTACT AND EMAIL</text:p>
      <text:p text:style-name="Standard"><text:s text:c="8"/>$router-&gt;put('/updateinstructor/{id}', ['uses' =&gt; 'InstructorProfileController@update', 'as' =&gt; 'instructorprofile.update']);</text:p>
      <text:p text:style-name="Standard"><text:s text:c="8"/>//TRAINING WORKFLOW GET DETAILS</text:p>
      <text:p text:style-name="Standard"><text:s text:c="8"/>$router-&gt;get('/getapplicationdetials/{appNo}/{user_id}', ['uses' =&gt; 'TrainingController@getapplicationdetials', 'as' =&gt; 'get.getapplicationdetials']);</text:p>
      <text:p text:style-name="Standard"><text:s text:c="8"/>//APPROVE/REJECT TRAINING</text:p>
      <text:p text:style-name="Standard"><text:s text:c="8"/>$router-&gt;post('/update_training_verification', 'TrainingController@update_training_verification');</text:p>
      <text:p text:style-name="Standard"><text:s text:c="8"/>//REGISTER OR SAVE INSTRUCTOR IN <text:s/>INSTRUCTOR AND USER</text:p>
      <text:p text:style-name="Standard"><text:s text:c="8"/>$router-&gt;post('/registerinstructor', ['uses' =&gt; 'InstructorRegistrationController@registerinstructor', 'as' =&gt; 'instructorregistration.create']);</text:p>
      <text:p text:style-name="Standard"><text:s text:c="8"/>//ASSIGN EXISITING INSTRUCTOR TO COURSE/SKILL</text:p>
      <text:p text:style-name="Standard"><text:s text:c="8"/>$router-&gt;put('/assigninstructortocourse/{id}', ['uses' =&gt; 'InstructorRegistrationController@assignInstructorToCourse', 'as' =&gt; 'instructor.update']);</text:p>
      <text:p text:style-name="Standard"><text:s text:c="8"/>//GET TRAINING BY INSTRUCTOR ID</text:p>
      <text:p text:style-name="Standard"><text:s text:c="8"/>$router-&gt;get('/getTrainingByInstructorId/{instructor_id}', 'TrainingController@getTrainingByInstructorId');</text:p>
      <text:p text:style-name="Standard"><text:s text:c="8"/>//SAVE INSTRUCTOR TRANSFER</text:p>
      <text:p text:style-name="Standard"><text:s text:c="8"/>$router-&gt;post('/saveinstructortransfer', <text:s/>'InstructorTransferController@saveinstructortransfer');</text:p>
      <text:p text:style-name="Standard"><text:s text:c="8"/>//LOAD INSTRUCTOR TRANSFER LIST</text:p>
      <text:p text:style-name="Standard"><text:s text:c="8"/>$router-&gt;get('/loadinstructortransferlist', <text:s/>'InstructorTransferController@loadinstructortransferlist');</text:p>
      <text:p text:style-name="Standard"><text:s text:c="8"/>//GET APPROVED INSTRUCTOR LEAVE BY INSTRUCTOR ID</text:p>
      <text:p text:style-name="Standard"><text:soft-page-break/><text:s text:c="8"/>$router-&gt;get('/getapprovedleavebyuserid/{instructorid}', 'JoiningController@getapprovedleavebyuserid');</text:p>
      <text:p text:style-name="Standard"><text:s text:c="8"/>//GET PENDING OR APPROVED LEAVE BY INSTRUCTOR ID</text:p>
      <text:p text:style-name="Standard"><text:s text:c="8"/>$router-&gt;get('/getPendingApprovedLeave/{instructor_id}', 'JoiningController@getPendingApprovedLeave');</text:p>
      <text:p text:style-name="Standard"><text:s text:c="8"/>//UPDATE JOINING DATE INSTRUCTOR LEAVE</text:p>
      <text:p text:style-name="Standard"><text:s text:c="8"/>$router-&gt;put('/updatejoiningdate/{id}', ['uses' =&gt; 'JoiningController@update', 'as' =&gt; 'joining.update']);</text:p>
      <text:p text:style-name="Standard"><text:s text:c="8"/>//GET INSTRUCTOR TRANSFER DETAILS BY INSTRUCTOR ID</text:p>
      <text:p text:style-name="Standard"><text:s text:c="8"/>$router-&gt;get('/getInstructorTransferDetailsById/{instructor_id}', 'InstructorTransferController@getInstructorTransferDetailsById');</text:p>
      <text:p text:style-name="Standard"><text:s text:c="8"/>//GET INSTRUCTOR COUNT FOR PROJECTION</text:p>
      <text:p text:style-name="Standard"><text:s text:c="8"/>$router-&gt;get('/getInstructorCountProjection', 'InstructorRegistrationController@getInstructorCountProjection');</text:p>
      <text:p text:style-name="Standard"><text:s text:c="4"/>});</text:p>
      <text:p text:style-name="Standard"><text:s text:c="4"/>//GET ACTIVE INSTRUCTOR <text:s/>DETAILS BY CID</text:p>
      <text:p text:style-name="Standard"><text:s text:c="4"/>$router-&gt;get('/getinstructorbycid/{cid}', ['uses' =&gt; 'InstructorRegistrationController@getInstructorbyCid', 'as' =&gt; 'get.instructorbycid']);</text:p>
      <text:p text:style-name="Standard"><text:s text:c="4"/>// Instructor Transfer Routes</text:p>
      <text:p text:style-name="Standard"><text:s text:c="4"/>$router-&gt;group(['prefix' =&gt; 'transfer'], function () use ($router) {</text:p>
      <text:p text:style-name="Standard"><text:s text:c="8"/>$router-&gt;get('/{id}', ['uses' =&gt; 'InstructorTransferController@show', 'as' =&gt; 'transfer.view']);</text:p>
      <text:p text:style-name="Standard"><text:s text:c="8"/>$router-&gt;put('/{id}', ['uses' =&gt; 'InstructorTransferController@update', 'as' =&gt; 'transfer.update']);</text:p>
      <text:p text:style-name="Standard"><text:s text:c="8"/>$router-&gt;patch('/{id}', ['uses' =&gt; 'InstructorTransferController@update', 'as' =&gt; 'transfer.update']);</text:p>
      <text:p text:style-name="Standard"><text:s text:c="8"/>$router-&gt;delete('/{id}', ['uses' =&gt; 'InstructorTransferController@destroy', 'as' =&gt; 'transfer.delete']);</text:p>
      <text:p text:style-name="Standard"><text:s text:c="4"/>});</text:p>
      <text:p text:style-name="Standard"><text:s text:c="4"/>// NFE SECTION MANAGEMENT</text:p>
      <text:p text:style-name="Standard"><text:s text:c="4"/>$router-&gt;group(['prefix' =&gt; 'nfesection'], function () use ($router) {</text:p>
      <text:p text:style-name="Standard"><text:s text:c="8"/>$router-&gt;post('/', ['uses' =&gt; 'SectionController@store', 'as' =&gt; 'nfesection.create']);</text:p>
      <text:p text:style-name="Standard"><text:s text:c="8"/>$router-&gt;get('/getSectionbyId/{id}', ['uses' =&gt; 'SectionController@getSectionbyId']);</text:p>
      <text:p text:style-name="Standard"><text:s text:c="8"/>//GET SECTION BY COURSE OR SKILL ID</text:p>
      <text:p text:style-name="Standard"><text:s text:c="8"/>$router-&gt;get('/getSectionbyCourseSkillId/{centre_id}/{course_id}/{skill_id}/', 'SectionController@getSectionbyCourseSkillId');</text:p>
      <text:p text:style-name="Standard"><text:s text:c="8"/>$router-&gt;get('/getSectionListbyParentSchoolId/{parent_school}', ['uses' =&gt; 'SectionController@getSectionListbyParentSchoolId']);</text:p>
      <text:p text:style-name="Standard"><text:s text:c="8"/>$router-&gt;delete('/deleteSection/{id}', 'SectionController@deleteSection');</text:p>
      <text:p text:style-name="Standard"><text:s text:c="8"/>//CREATE SECTION</text:p>
      <text:p text:style-name="Standard"><text:s text:c="8"/>$router-&gt;post('/savesection', 'SectionController@store');</text:p>
      <text:p text:style-name="Standard"/>
      <text:p text:style-name="Standard"><text:s text:c="8"/>$router-&gt;get('/getSectionbyId/{id}', 'SectionController@getSectionbyId');</text:p>
      <text:p text:style-name="Standard"><text:s text:c="4"/>});</text:p>
      <text:p text:style-name="Standard"><text:s text:c="4"/>//NFE INSTRUCTOR LEAVE</text:p>
      <text:p text:style-name="Standard"><text:s text:c="4"/>$router-&gt;group(['prefix' =&gt; 'leave'], function () use ($router) {</text:p>
      <text:p text:style-name="Standard"><text:s text:c="8"/>$router-&gt;get('/checkLeaveRequest/{user_id}', 'LeaveRequestController@checkLeaveRequest');</text:p>
      <text:p text:style-name="Standard"><text:s text:c="4"/>});</text:p>
      <text:p text:style-name="Standard"><text:s text:c="4"/>//NFE LEARNER ASSESSMENT TYPE MASTER</text:p>
      <text:p text:style-name="Standard"><text:s text:c="4"/>$router-&gt;group(['prefix' =&gt; 'assessment'], function () use ($router) {</text:p>
      <text:p text:style-name="Standard"><text:s text:c="8"/>$router-&gt;get('/', ['uses' =&gt; 'LearnerAssessmentMasterController@index', 'as' =&gt; 'assessment.list']);</text:p>
      <text:p text:style-name="Standard"><text:soft-page-break/><text:s text:c="8"/>$router-&gt;post('/', ['uses' =&gt; 'LearnerAssessmentMasterController@store', 'as' =&gt; 'assessment.create']);</text:p>
      <text:p text:style-name="Standard"><text:s text:c="8"/>$router-&gt;get('/{id}', ['uses' =&gt; 'LearnerAssessmentMasterController@show', 'as' =&gt; 'assessment.view']);</text:p>
      <text:p text:style-name="Standard"><text:s text:c="8"/>$router-&gt;put('/{id}', ['uses' =&gt; 'LearnerAssessmentMasterController@update', 'as' =&gt; 'assessment.update']);</text:p>
      <text:p text:style-name="Standard"><text:s text:c="8"/>$router-&gt;patch('/{id}', ['uses' =&gt; 'LearnerAssessmentMasterController@update', 'as' =&gt; 'assessment.update']);</text:p>
      <text:p text:style-name="Standard"><text:s text:c="8"/>$router-&gt;delete('/{id}', ['uses' =&gt; 'LearnerAssessmentMasterController@destroy', 'as' =&gt; 'assessment.delete']);</text:p>
      <text:p text:style-name="Standard"><text:s text:c="4"/>});</text:p>
      <text:p text:style-name="Standard"><text:s text:c="4"/>//LEARNER ASSESSMENT</text:p>
      <text:p text:style-name="Standard"><text:s text:c="4"/>$router-&gt;get('/doassessment', ['uses' =&gt; 'LearnerAssessmentController@doAssessment']);</text:p>
      <text:p text:style-name="Standard"><text:s text:c="4"/>//GET LEARNER CONSOLIDATE RESULT BY LEARNER ID AND LEARNER DETAIL ID</text:p>
      <text:p text:style-name="Standard"><text:s text:c="4"/>$router-&gt;get('/getLearnerConsolidatedResult/{learner_id}/{learner_d_id}', ['uses' =&gt; 'LearnerAssessmentController@getLearnerConsolidatedResult']);</text:p>
      <text:p text:style-name="Standard"><text:s text:c="4"/>//SAVE LEARNER ASSESSMENT MARKS</text:p>
      <text:p text:style-name="Standard"><text:s text:c="4"/>$router-&gt;put('/savelearnerassessment/{id}', ['uses' =&gt; 'LearnerAssessmentController@saveLearnerAssessment']);</text:p>
      <text:p text:style-name="Standard"><text:s text:c="4"/>//Dzongkhag <text:s/>Routes</text:p>
      <text:p text:style-name="Standard"><text:s text:c="4"/>$router-&gt;group(['prefix' =&gt; 'dzongkhags'], function () use ($router) {</text:p>
      <text:p text:style-name="Standard"><text:s text:c="8"/>$router-&gt;get('/', ['uses' =&gt; 'DzongkhagController@index', 'as' =&gt; 'dzongkhags.list']);</text:p>
      <text:p text:style-name="Standard"><text:s text:c="8"/>$router-&gt;post('/', ['uses' =&gt; 'DzongkhagController@store', 'as' =&gt; 'dzongkhags.create']);</text:p>
      <text:p text:style-name="Standard"><text:s text:c="8"/>$router-&gt;get('/{id}', ['uses' =&gt; 'DzongkhagController@show', 'as' =&gt; 'dzongkhags.view']);</text:p>
      <text:p text:style-name="Standard"><text:s text:c="8"/>$router-&gt;put('/{id}', ['uses' =&gt; 'DzongkhagController@update', 'as' =&gt; 'dzongkhags.update']);</text:p>
      <text:p text:style-name="Standard"><text:s text:c="8"/>$router-&gt;patch('/{id}', ['uses' =&gt; 'DzongkhagController@update', 'as' =&gt; 'dzongkhags.update']);</text:p>
      <text:p text:style-name="Standard"><text:s text:c="8"/>$router-&gt;delete('/{id}', ['uses' =&gt; 'DzongkhagController@destroy', 'as' =&gt; 'dzongkhags.delete']);</text:p>
      <text:p text:style-name="Standard"><text:s text:c="4"/>});</text:p>
      <text:p text:style-name="Standard"><text:s text:c="4"/>$router-&gt;get('/getdzongkhags', ['uses' =&gt; 'DzongkhagController@getDzongkhags', 'as' =&gt; 'get.dzongkhags']);</text:p>
      <text:p text:style-name="Standard"/>
      <text:p text:style-name="Standard"><text:s text:c="4"/>//Gewog Routes</text:p>
      <text:p text:style-name="Standard"><text:s text:c="4"/>$router-&gt;group(['prefix' =&gt; 'gewogs'], function () use ($router) {</text:p>
      <text:p text:style-name="Standard"><text:s text:c="8"/>$router-&gt;get('/', ['uses' =&gt; 'GewogController@index', 'as' =&gt; 'gewogs.list']);</text:p>
      <text:p text:style-name="Standard"><text:s text:c="8"/>$router-&gt;post('/', ['uses' =&gt; 'GewogController@store', 'as' =&gt; 'gewogs.create']);</text:p>
      <text:p text:style-name="Standard"><text:s text:c="8"/>$router-&gt;get('/{id}', ['uses' =&gt; 'GewogController@show', 'as' =&gt; 'gewogs.view']);</text:p>
      <text:p text:style-name="Standard"><text:s text:c="8"/>$router-&gt;put('/{id}', ['uses' =&gt; 'GewogController@update', 'as' =&gt; 'gewogs.update']);</text:p>
      <text:p text:style-name="Standard"><text:s text:c="8"/>$router-&gt;patch('/{id}', ['uses' =&gt; 'GewogController@update', 'as' =&gt; 'gewogs.update']);</text:p>
      <text:p text:style-name="Standard"><text:s text:c="8"/>$router-&gt;delete('/{id}', ['uses' =&gt; 'GewogController@destroy', 'as' =&gt; 'gewogs.delete']);</text:p>
      <text:p text:style-name="Standard"><text:s text:c="8"/>$router-&gt;get('get_gewog_by_dzongkhag/{dzo_id}', ['uses' =&gt; 'GewogController@get_gewog_by_dzongkhag', 'as' =&gt; 'gewogs.get_gewog_by_dzongkhag']);</text:p>
      <text:p text:style-name="Standard"><text:s text:c="4"/>});</text:p>
      <text:p text:style-name="Standard"><text:s text:c="4"/>$router-&gt;get('/getgewogsbydzo/{dzoid}', ['uses' =&gt; 'GewogController@getGewogsBy', 'as' =&gt; 'get.gewogsby']);</text:p>
      <text:p text:style-name="Standard"><text:s text:c="4"/>$router-&gt;get('/getgewogs', ['uses' =&gt; 'GewogController@getGewogs', 'as' =&gt; 'get.gewogs']);</text:p>
      <text:p text:style-name="Standard"/>
      <text:p text:style-name="Standard"><text:s text:c="4"/>// Village Routes</text:p>
      <text:p text:style-name="Standard"><text:s text:c="4"/>$router-&gt;group(['prefix' =&gt; 'villages'], function () use ($router) {</text:p>
      <text:p text:style-name="Standard"><text:s text:c="8"/>$router-&gt;get('/', ['uses' =&gt; 'VillageController@index', 'as' =&gt; 'villages.list']);</text:p>
      <text:p text:style-name="Standard"><text:s text:c="8"/>$router-&gt;post('/', ['uses' =&gt; 'VillageController@store', 'as' =&gt; 'villages.create']);</text:p>
      <text:p text:style-name="Standard"><text:soft-page-break/><text:s text:c="8"/>$router-&gt;get('/{id}', ['uses' =&gt; 'VillageController@show', 'as' =&gt; 'villages.view']);</text:p>
      <text:p text:style-name="Standard"><text:s text:c="8"/>$router-&gt;put('/{id}', ['uses' =&gt; 'VillageController@update', 'as' =&gt; 'villages.update']);</text:p>
      <text:p text:style-name="Standard"><text:s text:c="8"/>$router-&gt;patch('/{id}', ['uses' =&gt; 'VillageController@update', 'as' =&gt; 'villages.update']);</text:p>
      <text:p text:style-name="Standard"><text:s text:c="8"/>$router-&gt;delete('/{id}', ['uses' =&gt; 'VillageController@destroy', 'as' =&gt; 'villages.delete']);</text:p>
      <text:p text:style-name="Standard"><text:s text:c="4"/>});</text:p>
      <text:p text:style-name="Standard"><text:s text:c="4"/>$router-&gt;get('/getvillages/{gewogid}', ['uses' =&gt; 'VillageController@getVillagesBy', 'as' =&gt; 'get.villagesby']);</text:p>
      <text:p text:style-name="Standard"/>
      <text:p text:style-name="Standard"><text:s text:c="4"/>//COURSE MASTER</text:p>
      <text:p text:style-name="Standard"><text:s text:c="4"/>$router-&gt;group(['prefix' =&gt; 'course'], function () use ($router) {</text:p>
      <text:p text:style-name="Standard"><text:s text:c="8"/>$router-&gt;get('/', ['uses' =&gt; 'CourseController@index', 'as' =&gt; 'course.list']);</text:p>
      <text:p text:style-name="Standard"><text:s text:c="8"/>$router-&gt;post('/', ['uses' =&gt; 'CourseController@store', 'as' =&gt; 'course.create']);</text:p>
      <text:p text:style-name="Standard"><text:s text:c="8"/>$router-&gt;put('/{id}', ['uses' =&gt; 'CourseController@update', 'as' =&gt; 'course.update']);</text:p>
      <text:p text:style-name="Standard"><text:s text:c="8"/>$router-&gt;delete('/{id}', ['uses' =&gt; 'CourseController@destroy', 'as' =&gt; 'course.delete']);</text:p>
      <text:p text:style-name="Standard"><text:s text:c="8"/>$router-&gt;get('/getCourseDetailsById/{id}', 'CourseController@getCourseDetailsById');</text:p>
      <text:p text:style-name="Standard"><text:s text:c="8"/>$router-&gt;get('/getcourseNameById/{id}', 'CourseController@getcourseNameById');</text:p>
      <text:p text:style-name="Standard"><text:s text:c="8"/>$router-&gt;get('/getCourseForReport', 'CourseController@getCourseForReport');</text:p>
      <text:p text:style-name="Standard"><text:s text:c="4"/>});</text:p>
      <text:p text:style-name="Standard"/>
      <text:p text:style-name="Standard"><text:s text:c="4"/>//SKILL MASTERS</text:p>
      <text:p text:style-name="Standard"><text:s text:c="4"/>$router-&gt;group(['prefix' =&gt; 'skill'], function () use ($router) {</text:p>
      <text:p text:style-name="Standard"><text:s text:c="8"/>$router-&gt;get('/', ['uses' =&gt; 'SkillController@index', 'as' =&gt; 'skill.list']);</text:p>
      <text:p text:style-name="Standard"><text:s text:c="8"/>$router-&gt;post('/', ['uses' =&gt; 'SkillController@store', 'as' =&gt; 'skill.create']);</text:p>
      <text:p text:style-name="Standard"><text:s text:c="8"/>$router-&gt;get('/{id}', ['uses' =&gt; 'SkillController@show', 'as' =&gt; 'skill.view']);</text:p>
      <text:p text:style-name="Standard"><text:s text:c="8"/>$router-&gt;put('/{id}', ['uses' =&gt; 'SkillController@update', 'as' =&gt; 'skill.update']);</text:p>
      <text:p text:style-name="Standard"><text:s text:c="8"/>$router-&gt;patch('/{id}', ['uses' =&gt; 'SkillController@update', 'as' =&gt; 'skill.update']);</text:p>
      <text:p text:style-name="Standard"><text:s text:c="8"/>$router-&gt;delete('/{id}', ['uses' =&gt; 'SkillController@destroy', 'as' =&gt; 'skill.delete']);</text:p>
      <text:p text:style-name="Standard"><text:s text:c="4"/>});</text:p>
      <text:p text:style-name="Standard"><text:s text:c="4"/>$router-&gt;get('/getskills', ['uses' =&gt; 'SkillController@getSkills', 'as' =&gt; 'get.skill']);</text:p>
      <text:p text:style-name="Standard"/>
      <text:p text:style-name="Standard"/>
      <text:p text:style-name="Standard"><text:s text:c="4"/>//Status Master</text:p>
      <text:p text:style-name="Standard"><text:s text:c="4"/>$router-&gt;group(['prefix' =&gt; 'status'], function () use ($router) {</text:p>
      <text:p text:style-name="Standard"><text:s text:c="8"/>$router-&gt;get('/', ['uses' =&gt; 'StatusController@index', 'as' =&gt; 'status.list']);</text:p>
      <text:p text:style-name="Standard"><text:s text:c="8"/>$router-&gt;post('/', ['uses' =&gt; 'StatusController@store', 'as' =&gt; 'status.create']);</text:p>
      <text:p text:style-name="Standard"><text:s text:c="8"/>$router-&gt;get('/{id}', ['uses' =&gt; 'StatusController@show', 'as' =&gt; 'status.view']);</text:p>
      <text:p text:style-name="Standard"><text:s text:c="8"/>$router-&gt;put('/{id}', ['uses' =&gt; 'StatusController@update', 'as' =&gt; 'status.update']);</text:p>
      <text:p text:style-name="Standard"><text:s text:c="8"/>$router-&gt;patch('/{id}', ['uses' =&gt; 'StatusController@update', 'as' =&gt; 'status.update']);</text:p>
      <text:p text:style-name="Standard"><text:s text:c="8"/>$router-&gt;delete('/{id}', ['uses' =&gt; 'StatusController@destroy', 'as' =&gt; 'status.delete']);</text:p>
      <text:p text:style-name="Standard"><text:s text:c="8"/>$router-&gt;get('/getStatusNameById/{id}', ['uses' =&gt; 'StatusController@getStatusNameById', 'as' =&gt; 'status.getStatusNameById']);</text:p>
      <text:p text:style-name="Standard"><text:s text:c="4"/>});</text:p>
      <text:p text:style-name="Standard"><text:s text:c="4"/>$router-&gt;get('/getstatus', ['uses' =&gt; 'StatusController@getStatus', 'as' =&gt; 'get.status']);</text:p>
      <text:p text:style-name="Standard"/>
      <text:p text:style-name="Standard"/>
      <text:p text:style-name="Standard"><text:s text:c="4"/>//PROPOSED BY MASTER</text:p>
      <text:p text:style-name="Standard"><text:s text:c="4"/>$router-&gt;group(['prefix' =&gt; 'proposedby'], function () use ($router) {</text:p>
      <text:p text:style-name="Standard"><text:s text:c="8"/>$router-&gt;get('/', 'ProposedByController@index');</text:p>
      <text:p text:style-name="Standard"><text:s text:c="8"/>//GET PROPOSED BY ID</text:p>
      <text:p text:style-name="Standard"><text:s text:c="8"/>$router-&gt;get('/getProposedById/{id}', 'ProposedByController@getProposedById');</text:p>
      <text:p text:style-name="Standard"><text:s text:c="8"/>$router-&gt;post('/', ['uses' =&gt; 'ProposedByController@store', 'as' =&gt; 'proposedby.create']);</text:p>
      <text:p text:style-name="Standard"><text:s text:c="8"/>$router-&gt;put('/{id}', ['uses' =&gt; 'ProposedByController@update', 'as' =&gt; 'proposedby.update']);</text:p>
      <text:p text:style-name="Standard"><text:soft-page-break/><text:s text:c="8"/>$router-&gt;delete('/{id}', ['uses' =&gt; 'ProposedByController@destroy', 'as' =&gt; 'proposedby.delete']);</text:p>
      <text:p text:style-name="Standard"><text:s text:c="4"/>});</text:p>
      <text:p text:style-name="Standard"><text:s text:c="4"/>$router-&gt;get('/getproposedby', ['uses' =&gt; 'ProposedByController@getProposedBy', 'as' =&gt; 'get.proposedby']);</text:p>
      <text:p text:style-name="Standard"/>
      <text:p text:style-name="Standard"><text:s text:c="4"/>//Category Master Routes</text:p>
      <text:p text:style-name="Standard"><text:s text:c="4"/>$router-&gt;group(['prefix' =&gt; 'category'], function () use ($router) {</text:p>
      <text:p text:style-name="Standard"><text:s text:c="8"/>$router-&gt;get('/', ['uses' =&gt; 'CategoryController@index', 'as' =&gt; 'category.list']);</text:p>
      <text:p text:style-name="Standard"><text:s text:c="8"/>$router-&gt;post('/', ['uses' =&gt; 'CategoryController@store', 'as' =&gt; 'category.create']);</text:p>
      <text:p text:style-name="Standard"><text:s text:c="8"/>$router-&gt;put('/{id}', ['uses' =&gt; 'CategoryController@update', 'as' =&gt; 'category.update']);</text:p>
      <text:p text:style-name="Standard"><text:s text:c="8"/>$router-&gt;patch('/{id}', ['uses' =&gt; 'CategoryController@update', 'as' =&gt; 'category.update']);</text:p>
      <text:p text:style-name="Standard"><text:s text:c="8"/>$router-&gt;delete('/{id}', ['uses' =&gt; 'CategoryController@destroy', 'as' =&gt; 'category.delete']);</text:p>
      <text:p text:style-name="Standard"><text:s text:c="8"/>$router-&gt;get('/getcategorybyid/{id}', 'CategoryController@getcategorybyid');</text:p>
      <text:p text:style-name="Standard"><text:s text:c="4"/>});</text:p>
      <text:p text:style-name="Standard"><text:s text:c="4"/>$router-&gt;get('/getcategory', ['uses' =&gt; 'CategoryController@getCategory', 'as' =&gt; 'get.category']);</text:p>
      <text:p text:style-name="Standard"/>
      <text:p text:style-name="Standard"><text:s text:c="4"/>//Particular Master</text:p>
      <text:p text:style-name="Standard"><text:s text:c="4"/>$router-&gt;group(['prefix' =&gt; 'particular'], function () use ($router) {</text:p>
      <text:p text:style-name="Standard"><text:s text:c="8"/>$router-&gt;get('/', ['uses' =&gt; 'ParticularController@index', 'as' =&gt; 'particular.list']);</text:p>
      <text:p text:style-name="Standard"><text:s text:c="8"/>$router-&gt;post('/', ['uses' =&gt; 'ParticularController@store', 'as' =&gt; 'particular.create']);</text:p>
      <text:p text:style-name="Standard"><text:s text:c="8"/>$router-&gt;get('/getparticularbyid/{id}', 'ParticularController@getparticularbyid');</text:p>
      <text:p text:style-name="Standard"><text:s text:c="8"/>$router-&gt;put('/{id}', ['uses' =&gt; 'ParticularController@update', 'as' =&gt; 'particular.update']);</text:p>
      <text:p text:style-name="Standard"><text:s text:c="8"/>$router-&gt;patch('/{id}', ['uses' =&gt; 'ParticularController@update', 'as' =&gt; 'particular.update']);</text:p>
      <text:p text:style-name="Standard"><text:s text:c="8"/>$router-&gt;delete('/{id}', ['uses' =&gt; 'ParticularController@destroy', 'as' =&gt; 'particular.delete']);</text:p>
      <text:p text:style-name="Standard"><text:s text:c="4"/>});</text:p>
      <text:p text:style-name="Standard"/>
      <text:p text:style-name="Standard"><text:s text:c="4"/>$router-&gt;get('/getparticular', ['uses' =&gt; 'ParticularController@getParticular', 'as' =&gt; 'get.particular']);</text:p>
      <text:p text:style-name="Standard"/>
      <text:p text:style-name="Standard"><text:s text:c="4"/>//Leave Type Master</text:p>
      <text:p text:style-name="Standard"><text:s text:c="4"/>$router-&gt;group(['prefix' =&gt; 'leavetype'], function () use ($router) {</text:p>
      <text:p text:style-name="Standard"><text:s text:c="8"/>$router-&gt;get('/', ['uses' =&gt; 'LeaveTypeController@index', 'as' =&gt; 'leavetype.list']);</text:p>
      <text:p text:style-name="Standard"><text:s text:c="8"/>$router-&gt;post('/', ['uses' =&gt; 'LeaveTypeController@store', 'as' =&gt; 'leavetype.create']);</text:p>
      <text:p text:style-name="Standard"><text:s text:c="8"/>$router-&gt;get('/{id}', ['uses' =&gt; 'LeaveTypeController@show', 'as' =&gt; 'leavetype.view']);</text:p>
      <text:p text:style-name="Standard"><text:s text:c="8"/>$router-&gt;put('/{id}', ['uses' =&gt; 'LeaveTypeController@update', 'as' =&gt; 'leavetype.update']);</text:p>
      <text:p text:style-name="Standard"><text:s text:c="8"/>$router-&gt;patch('/{id}', ['uses' =&gt; 'LeaveTypeController@update', 'as' =&gt; 'leavetype.update']);</text:p>
      <text:p text:style-name="Standard"><text:s text:c="8"/>$router-&gt;delete('/{id}', ['uses' =&gt; 'LeaveTypeController@destroy', 'as' =&gt; 'leavetype.delete']);</text:p>
      <text:p text:style-name="Standard"><text:s text:c="4"/>});</text:p>
      <text:p text:style-name="Standard"><text:s text:c="4"/>$router-&gt;get('/getleavetypes', ['uses' =&gt; 'LeaveTypeController@getLeaveTypes', 'as' =&gt; 'get.leavetypes']);</text:p>
      <text:p text:style-name="Standard"><text:s text:c="4"/>$router-&gt;get('/getleavetypesextension', 'LeaveTypeController@getLeaveTypesforTrueExtension');</text:p>
      <text:p text:style-name="Standard"/>
      <text:p text:style-name="Standard"><text:s text:c="4"/>// Feasibility Master</text:p>
      <text:p text:style-name="Standard"><text:s text:c="4"/>$router-&gt;group(['prefix' =&gt; 'feasibility'], function () use ($router) {</text:p>
      <text:p text:style-name="Standard"><text:s text:c="8"/>$router-&gt;get('/', ['uses' =&gt; 'FeasibilityMasterController@index', 'as' =&gt; 'feasibility.list']);</text:p>
      <text:p text:style-name="Standard"><text:s text:c="8"/>$router-&gt;post('/', ['uses' =&gt; 'FeasibilityMasterController@store', 'as' =&gt; 'feasibility.create']);</text:p>
      <text:p text:style-name="Standard"><text:s text:c="8"/>$router-&gt;get('/{id}', ['uses' =&gt; 'FeasibilityMasterController@show', 'as' =&gt; 'feasibility.view']);</text:p>
      <text:p text:style-name="Standard"><text:s text:c="8"/>$router-&gt;put('/{id}', ['uses' =&gt; 'FeasibilityMasterController@update', 'as' =&gt; 'feasibility.update']);</text:p>
      <text:p text:style-name="Standard"><text:soft-page-break/><text:s text:c="8"/>$router-&gt;patch('/{id}', ['uses' =&gt; 'FeasibilityMasterController@update', 'as' =&gt; 'feasibility.update']);</text:p>
      <text:p text:style-name="Standard"><text:s text:c="8"/>$router-&gt;delete('/{id}', ['uses' =&gt; 'FeasibilityMasterController@destroy', 'as' =&gt; 'feasibility.delete']);</text:p>
      <text:p text:style-name="Standard"><text:s text:c="8"/>// $router-&gt;get('/listdzongkhag', ['uses' =&gt; 'DzongkhagController@listDzongkhag', 'as' =&gt; 'get.dzongkhags']);</text:p>
      <text:p text:style-name="Standard"/>
      <text:p text:style-name="Standard"><text:s text:c="4"/>});</text:p>
      <text:p text:style-name="Standard"><text:s text:c="4"/>// Qualification Master</text:p>
      <text:p text:style-name="Standard"><text:s text:c="4"/>$router-&gt;group(['prefix' =&gt; 'qualification'], function () use ($router) {</text:p>
      <text:p text:style-name="Standard"><text:s text:c="8"/>$router-&gt;get('/', ['uses' =&gt; 'QualificationController@index', 'as' =&gt; 'qualification.list']);</text:p>
      <text:p text:style-name="Standard"><text:s text:c="8"/>$router-&gt;post('/', ['uses' =&gt; 'QualificationController@store', 'as' =&gt; 'qualification.create']);</text:p>
      <text:p text:style-name="Standard"><text:s text:c="8"/>$router-&gt;get('/{id}', ['uses' =&gt; 'QualificationController@show', 'as' =&gt; 'qualification.view']);</text:p>
      <text:p text:style-name="Standard"><text:s text:c="8"/>$router-&gt;put('/{id}', ['uses' =&gt; 'QualificationController@update', 'as' =&gt; 'qualification.update']);</text:p>
      <text:p text:style-name="Standard"><text:s text:c="8"/>$router-&gt;patch('/{id}', ['uses' =&gt; 'QualificationController@update', 'as' =&gt; 'qualification.update']);</text:p>
      <text:p text:style-name="Standard"><text:s text:c="8"/>$router-&gt;delete('/{id}', ['uses' =&gt; 'QualificationController@destroy', 'as' =&gt; 'qualification.delete']);</text:p>
      <text:p text:style-name="Standard"><text:s text:c="4"/>});</text:p>
      <text:p text:style-name="Standard"><text:s text:c="4"/>$router-&gt;get('/getqualification', ['uses' =&gt; 'QualificationController@getQualification', 'as' =&gt; 'get.leavetypes']);</text:p>
      <text:p text:style-name="Standard"/>
      <text:p text:style-name="Standard"/>
      <text:p text:style-name="Standard"><text:s text:c="4"/>//used in assessment type detail</text:p>
      <text:p text:style-name="Standard"><text:s text:c="4"/>$router-&gt;get('/getassessment', ['uses' =&gt; 'LearnerAssessmentMasterController@getAssessment']);</text:p>
      <text:p text:style-name="Standard"><text:s text:c="4"/>$router-&gt;get('/getassessmenttype/{for}', ['uses' =&gt; 'LearnerAssessmentMasterController@getAssessmentType', 'as' =&gt; 'get.assessment']);</text:p>
      <text:p text:style-name="Standard"/>
      <text:p text:style-name="Standard"><text:s text:c="4"/>//Assessment Details Master</text:p>
      <text:p text:style-name="Standard"><text:s text:c="4"/>$router-&gt;group(['prefix' =&gt; 'assessmentdetails'], function () use ($router) {</text:p>
      <text:p text:style-name="Standard"><text:s text:c="8"/>$router-&gt;get('/', ['uses' =&gt; 'AssessmentDetailController@index', 'as' =&gt; 'assessmentdetails.list']);</text:p>
      <text:p text:style-name="Standard"><text:s text:c="8"/>$router-&gt;post('/', ['uses' =&gt; 'AssessmentDetailController@store', 'as' =&gt; 'assessmentdetails.create']);</text:p>
      <text:p text:style-name="Standard"><text:s text:c="8"/>$router-&gt;get('/{id}', ['uses' =&gt; 'AssessmentDetailController@show', 'as' =&gt; 'assessmentdetails.view']);</text:p>
      <text:p text:style-name="Standard"><text:s text:c="8"/>$router-&gt;put('/{id}', ['uses' =&gt; 'AssessmentDetailController@update', 'as' =&gt; 'assessmentdetails.update']);</text:p>
      <text:p text:style-name="Standard"><text:s text:c="8"/>$router-&gt;patch('/{id}', ['uses' =&gt; 'AssessmentDetailController@update', 'as' =&gt; 'assessmentdetails.update']);</text:p>
      <text:p text:style-name="Standard"><text:s text:c="8"/>$router-&gt;delete('/{id}', ['uses' =&gt; 'AssessmentDetailController@destroy', 'as' =&gt; 'assessmentdetails.delete']);</text:p>
      <text:p text:style-name="Standard"><text:s text:c="4"/>});</text:p>
      <text:p text:style-name="Standard"/>
      <text:p text:style-name="Standard"><text:s text:c="4"/>//Learner Assessment</text:p>
      <text:p text:style-name="Standard"><text:s text:c="4"/>$router-&gt;group(['prefix' =&gt; 'learnerassessment'], function () use ($router) {</text:p>
      <text:p text:style-name="Standard"><text:s text:c="8"/>$router-&gt;get('/', ['uses' =&gt; 'LearnerAssessmentController@index', 'as' =&gt; 'learnerassessment.list']);</text:p>
      <text:p text:style-name="Standard"><text:s text:c="8"/>$router-&gt;post('/', ['uses' =&gt; 'LearnerAssessmentController@store', 'as' =&gt; 'learnerassessment.create']);</text:p>
      <text:p text:style-name="Standard"><text:soft-page-break/><text:s text:c="8"/>$router-&gt;get('/{id}', ['uses' =&gt; 'LearnerAssessmentController@show', 'as' =&gt; 'learnerassessment.view']);</text:p>
      <text:p text:style-name="Standard"><text:s text:c="8"/>$router-&gt;put('/{id}', ['uses' =&gt; 'LearnerAssessmentController@update', 'as' =&gt; 'learnerassessment.update']);</text:p>
      <text:p text:style-name="Standard"><text:s text:c="8"/>$router-&gt;patch('/{id}', ['uses' =&gt; 'LearnerAssessmentController@update', 'as' =&gt; 'learnerassessment.update']);</text:p>
      <text:p text:style-name="Standard"><text:s text:c="8"/>$router-&gt;delete('/{id}', ['uses' =&gt; 'LearnerAssessmentController@destroy', 'as' =&gt; 'learnerassessment.delete']);</text:p>
      <text:p text:style-name="Standard"><text:s text:c="4"/>});</text:p>
      <text:p text:style-name="Standard"/>
      <text:p text:style-name="Standard"><text:s text:c="4"/>$router-&gt;put('/unassignLearnerFromSection/{learner_detail_id}', 'LearnerController@unassignLearnerFromSection');</text:p>
      <text:p text:style-name="Standard"/>
      <text:p text:style-name="Standard"><text:s text:c="4"/>$router-&gt;put('/confirmassessment/{id}', ['uses' =&gt; 'LearnerAssessmentController@confirmAssessment']);</text:p>
      <text:p text:style-name="Standard"/>
      <text:p text:style-name="Standard"><text:s text:c="4"/>//Repository Master</text:p>
      <text:p text:style-name="Standard"><text:s text:c="4"/>$router-&gt;group(['prefix' =&gt; 'repository'], function () use ($router) {</text:p>
      <text:p text:style-name="Standard"><text:s text:c="8"/>$router-&gt;get('/', ['uses' =&gt; 'RepositoryController@index', 'as' =&gt; 'repository.list']);</text:p>
      <text:p text:style-name="Standard"><text:s text:c="8"/>$router-&gt;post('/', ['uses' =&gt; 'RepositoryController@store', 'as' =&gt; 'repository.create']);</text:p>
      <text:p text:style-name="Standard"><text:s text:c="8"/>$router-&gt;get('/{id}', ['uses' =&gt; 'RepositoryController@show', 'as' =&gt; 'repository.view']);</text:p>
      <text:p text:style-name="Standard"><text:s text:c="8"/>$router-&gt;put('/{id}', ['uses' =&gt; 'RepositoryController@update', 'as' =&gt; 'repository.update']);</text:p>
      <text:p text:style-name="Standard"><text:s text:c="8"/>$router-&gt;patch('/{id}', ['uses' =&gt; 'RepositoryController@update', 'as' =&gt; 'repository.update']);</text:p>
      <text:p text:style-name="Standard"><text:s text:c="8"/>$router-&gt;delete('/{id}', ['uses' =&gt; 'RepositoryController@destroy', 'as' =&gt; 'repository.delete']);</text:p>
      <text:p text:style-name="Standard"><text:s text:c="4"/>});</text:p>
      <text:p text:style-name="Standard"><text:s text:c="4"/>$router-&gt;get('/getrepository', ['uses' =&gt; 'RepositoryController@getRepository', 'as' =&gt; 'get.repository']);</text:p>
      <text:p text:style-name="Standard"/>
      <text:p text:style-name="Standard"><text:s text:c="4"/>//Repository Management</text:p>
      <text:p text:style-name="Standard"><text:s text:c="4"/>$router-&gt;group(['prefix' =&gt; 'repositorymanagement'], function () use ($router) {</text:p>
      <text:p text:style-name="Standard"><text:s text:c="8"/>$router-&gt;get('/', ['uses' =&gt; 'RepositoryManagementController@index', 'as' =&gt; 'repositorymanagement.list']);</text:p>
      <text:p text:style-name="Standard"><text:s text:c="8"/>$router-&gt;post('/', ['uses' =&gt; 'RepositoryManagementController@store', 'as' =&gt; 'repositorymanagement.create']);</text:p>
      <text:p text:style-name="Standard"><text:s text:c="8"/>$router-&gt;get('/{id}', ['uses' =&gt; 'RepositoryManagementController@show', 'as' =&gt; 'repositorymanagement.view']);</text:p>
      <text:p text:style-name="Standard"><text:s text:c="8"/>$router-&gt;put('/{id}', ['uses' =&gt; 'RepositoryManagementController@update', 'as' =&gt; 'repositorymanagement.update']);</text:p>
      <text:p text:style-name="Standard"><text:s text:c="8"/>$router-&gt;patch('/{id}', ['uses' =&gt; 'RepositoryManagementController@update', 'as' =&gt; 'repositorymanagement.update']);</text:p>
      <text:p text:style-name="Standard"><text:s text:c="8"/>$router-&gt;delete('/{id}', ['uses' =&gt; 'RepositoryManagementController@destroy', 'as' =&gt; 'repositorymanagement.delete']);</text:p>
      <text:p text:style-name="Standard"><text:s text:c="4"/>});</text:p>
      <text:p text:style-name="Standard"><text:s text:c="4"/>$router-&gt;get('/getrepodetails/{typeid}', ['uses' =&gt; 'RepositoryManagementController@getRepoDetails', 'as' =&gt; 'get.repository']);</text:p>
      <text:p text:style-name="Standard"><text:s text:c="4"/>$router-&gt;put('/updaterepoviews/{id}', 'RepositoryManagementController@updateRepoViews');</text:p>
      <text:p text:style-name="Standard"><text:s text:c="4"/>$router-&gt;put('/updaterepodownload/{id}', 'RepositoryManagementController@updateRepoDownloads');</text:p>
      <text:p text:style-name="Standard"/>
      <text:p text:style-name="Standard"/>
      <text:p text:style-name="Standard"><text:s text:c="4"/>//NFE MASTER INDICATOR CATEGORIES</text:p>
      <text:p text:style-name="Standard"><text:s text:c="4"/>$router-&gt;group(['prefix' =&gt; 'indicatorcategories'], function () use ($router) {</text:p>
      <text:p text:style-name="Standard"><text:soft-page-break/><text:s text:c="8"/>$router-&gt;get('/', ['uses' =&gt; 'IndicatorCategoryController@index', 'as' =&gt; 'indicator.list']);</text:p>
      <text:p text:style-name="Standard"><text:s text:c="8"/>$router-&gt;post('/', ['uses' =&gt; 'IndicatorCategoryController@store', 'as' =&gt; 'indicator.create']);</text:p>
      <text:p text:style-name="Standard"><text:s text:c="8"/>$router-&gt;get('/{id}', ['uses' =&gt; 'IndicatorCategoryController@show', 'as' =&gt; 'indicator.view']);</text:p>
      <text:p text:style-name="Standard"><text:s text:c="8"/>$router-&gt;put('/{id}', ['uses' =&gt; 'IndicatorCategoryController@update', 'as' =&gt; 'indicator.update']);</text:p>
      <text:p text:style-name="Standard"><text:s text:c="8"/>$router-&gt;patch('/{id}', ['uses' =&gt; 'IndicatorCategoryController@update', 'as' =&gt; 'indicator.update']);</text:p>
      <text:p text:style-name="Standard"><text:s text:c="8"/>$router-&gt;delete('/{id}', ['uses' =&gt; 'IndicatorCategoryController@destroy', 'as' =&gt; 'indicator.delete']);</text:p>
      <text:p text:style-name="Standard"><text:s text:c="4"/>});</text:p>
      <text:p text:style-name="Standard"><text:s text:c="4"/>$router-&gt;get('/getindicatorcategory', ['uses' =&gt; 'IndicatorCategoryController@getIndicatorCategory']);</text:p>
      <text:p text:style-name="Standard"><text:s text:c="4"/>$router-&gt;get('/getindicatorcategory/{id}', ['uses' =&gt; 'IndicatorCategoryController@getIndicatorCategorybyTool']);</text:p>
      <text:p text:style-name="Standard"/>
      <text:p text:style-name="Standard"><text:s text:c="4"/>//Monitoring category configuration routs</text:p>
      <text:p text:style-name="Standard"><text:s text:c="4"/>$router-&gt;group(['prefix' =&gt; 'indicatorconfig'], function () use ($router) {</text:p>
      <text:p text:style-name="Standard"><text:s text:c="8"/>$router-&gt;get('/', ['uses' =&gt; 'IndicatorConfigController@index', 'as' =&gt; 'config.list']);</text:p>
      <text:p text:style-name="Standard"><text:s text:c="8"/>$router-&gt;post('/', ['uses' =&gt; 'IndicatorConfigController@store', 'as' =&gt; 'config.create']);</text:p>
      <text:p text:style-name="Standard"><text:s text:c="8"/>$router-&gt;get('/{id}', ['uses' =&gt; 'IndicatorConfigController@show', 'as' =&gt; 'config.view']);</text:p>
      <text:p text:style-name="Standard"><text:s text:c="8"/>$router-&gt;put('/{id}', ['uses' =&gt; 'IndicatorConfigController@update', 'as' =&gt; 'config.update']);</text:p>
      <text:p text:style-name="Standard"><text:s text:c="8"/>$router-&gt;patch('/{id}', ['uses' =&gt; 'IndicatorConfigController@update', 'as' =&gt; 'config.update']);</text:p>
      <text:p text:style-name="Standard"><text:s text:c="8"/>$router-&gt;delete('/{id}', ['uses' =&gt; 'IndicatorConfigController@destroy', 'as' =&gt; 'config.delete']);</text:p>
      <text:p text:style-name="Standard"><text:s text:c="4"/>});</text:p>
      <text:p text:style-name="Standard"><text:s text:c="4"/>$router-&gt;get('/listcategory/{id}', ['uses' =&gt; 'MonitoringController@listCategory']);</text:p>
      <text:p text:style-name="Standard"><text:s text:c="4"/>$router-&gt;get('/loadmonitoring', ['uses' =&gt; 'MonitoringController@monitor']);</text:p>
      <text:p text:style-name="Standard"><text:s text:c="4"/>$router-&gt;put('/savemonitoring/{id}', ['uses' =&gt; 'MonitoringController@saveMonitoring']);</text:p>
      <text:p text:style-name="Standard"><text:s text:c="4"/>$router-&gt;put('/savegeneralmonitoring/{id}', ['uses' =&gt; 'MonitoringController@saveGeneralMonitoring']);</text:p>
      <text:p text:style-name="Standard"><text:s text:c="4"/>$router-&gt;put('/confirmmonitoring/{id}', ['uses' =&gt; 'MonitoringController@confirmMonitoring']);</text:p>
      <text:p text:style-name="Standard"/>
      <text:p text:style-name="Standard"><text:s text:c="4"/>//INSTRUCTOR LEAVE ROUTES</text:p>
      <text:p text:style-name="Standard"><text:s text:c="4"/>$router-&gt;group(['prefix' =&gt; 'leaverequest'], function () use ($router) {</text:p>
      <text:p text:style-name="Standard"><text:s text:c="8"/>$router-&gt;get('/', ['uses' =&gt; 'LeaveRequestController@index', 'as' =&gt; 'leaverequest.list']);</text:p>
      <text:p text:style-name="Standard"><text:s text:c="8"/>$router-&gt;post('/', ['uses' =&gt; 'LeaveRequestController@store', 'as' =&gt; 'leaverequest.create']);</text:p>
      <text:p text:style-name="Standard"><text:s text:c="8"/>$router-&gt;put('/{id}', ['uses' =&gt; 'LeaveRequestController@update', 'as' =&gt; 'leaverequest.update']);</text:p>
      <text:p text:style-name="Standard"><text:s text:c="8"/>$router-&gt;delete('/{id}', ['uses' =&gt; 'LeaveRequestController@destroy', 'as' =&gt; 'leaverequest.delete']);</text:p>
      <text:p text:style-name="Standard"><text:s text:c="8"/>//WORK FLOW APPROVAL GET LEAVE DETAILS</text:p>
      <text:p text:style-name="Standard"><text:s text:c="8"/>$router-&gt;get('/get_leave_details/{appNo}', 'LeaveRequestController@get_leave_details');</text:p>
      <text:p text:style-name="Standard"><text:s text:c="4"/>});</text:p>
      <text:p text:style-name="Standard"><text:s text:c="4"/>$router-&gt;get('/getapprovedleave', ['uses' =&gt; 'LeaveRequestController@getApprovedLeaveRequest', 'as' =&gt; 'get.getapprovedleave']);</text:p>
      <text:p text:style-name="Standard"><text:s text:c="4"/>$router-&gt;get('/loadleaveTasklist/{type}/{user_id}/{sequences}/{dzoId}', 'LeaveRequestController@loadleaveTasklist');</text:p>
      <text:p text:style-name="Standard"><text:s text:c="4"/>//get Leave Request by Instructor id</text:p>
      <text:p text:style-name="Standard"><text:s text:c="4"/>$router-&gt;get('/getleaverequestbyinstructorid/{instructor_id}', 'LeaveRequestController@getLeaveRequestbyInstructorId');</text:p>
      <text:p text:style-name="Standard"><text:s text:c="4"/>$router-&gt;get('/listleaveofinstructor/{instructor}', 'LeaveRequestController@listLeaveOfInstructor');</text:p>
      <text:p text:style-name="Standard"/>
      <text:p text:style-name="Standard"><text:soft-page-break/><text:s text:c="4"/>//used in LeaveList</text:p>
      <text:p text:style-name="Standard"><text:s text:c="4"/>$router-&gt;get('/getleavelistforall/{centre_id}', 'LeaveRequestController@getleavelistforall');</text:p>
      <text:p text:style-name="Standard"/>
      <text:p text:style-name="Standard"><text:s text:c="4"/>//used in View Leave Request Details</text:p>
      <text:p text:style-name="Standard"><text:s text:c="4"/>$router-&gt;get('/viewleavedetailsbyappno/{app_no}', 'LeaveRequestController@viewleavedetailsbyappno');</text:p>
      <text:p text:style-name="Standard"/>
      <text:p text:style-name="Standard"><text:s text:c="4"/>//Joining Leave</text:p>
      <text:p text:style-name="Standard"><text:s text:c="4"/>$router-&gt;group(['prefix' =&gt; 'joining'], function () use ($router) {</text:p>
      <text:p text:style-name="Standard"><text:s text:c="8"/>$router-&gt;get('/', ['uses' =&gt; 'JoiningController@index', 'as' =&gt; 'joining.list']);</text:p>
      <text:p text:style-name="Standard"><text:s text:c="8"/>$router-&gt;patch('/{id}', ['uses' =&gt; 'JoiningController@update', 'as' =&gt; 'joining.update']);</text:p>
      <text:p text:style-name="Standard"><text:s text:c="8"/>$router-&gt;delete('/{id}', ['uses' =&gt; 'JoiningController@destroy', 'as' =&gt; 'joining.delete']);</text:p>
      <text:p text:style-name="Standard"><text:s text:c="4"/>});</text:p>
      <text:p text:style-name="Standard"/>
      <text:p text:style-name="Standard"/>
      <text:p text:style-name="Standard"/>
      <text:p text:style-name="Standard"/>
      <text:p text:style-name="Standard"><text:s text:c="4"/>//InstructorRegistration Routes</text:p>
      <text:p text:style-name="Standard"><text:s text:c="4"/>$router-&gt;group(['prefix' =&gt; 'instructorregistration'], function () use ($router) {</text:p>
      <text:p text:style-name="Standard"><text:s text:c="8"/>$router-&gt;get('/', ['uses' =&gt; 'InstructorRegistrationController@index', 'as' =&gt; 'instructorregistration.list']);</text:p>
      <text:p text:style-name="Standard"><text:s text:c="8"/>$router-&gt;get('/{id}', ['uses' =&gt; 'InstructorRegistrationController@show', 'as' =&gt; 'instructorregistration.view']);</text:p>
      <text:p text:style-name="Standard"><text:s text:c="8"/>$router-&gt;put('/{id}', ['uses' =&gt; 'InstructorRegistrationController@update', 'as' =&gt; 'instructorregistration.update']);</text:p>
      <text:p text:style-name="Standard"><text:s text:c="8"/>$router-&gt;patch('/{id}', ['uses' =&gt; 'InstructorRegistrationController@update', 'as' =&gt; 'instructorregistration.update']);</text:p>
      <text:p text:style-name="Standard"><text:s text:c="8"/>$router-&gt;delete('/{id}', ['uses' =&gt; 'InstructorRegistrationController@destroy', 'as' =&gt; 'instructorregistration.delete']);</text:p>
      <text:p text:style-name="Standard"><text:s text:c="4"/>});</text:p>
      <text:p text:style-name="Standard"><text:s text:c="4"/>$router-&gt;get('/getactiveinstructor', ['uses' =&gt; 'InstructorRegistrationController@getactiveinstructor', 'as' =&gt; 'get.activeinstructor']);</text:p>
      <text:p text:style-name="Standard"><text:s text:c="4"/>$router-&gt;get('/getinstructorbycode/{code}', ['uses' =&gt; 'InstructorRegistrationController@getInstructorbycode', 'as' =&gt; 'get.instructorbycode']);</text:p>
      <text:p text:style-name="Standard"><text:s text:c="4"/>$router-&gt;get('/getactiveinstructorbyid/{id}', ['uses' =&gt; 'InstructorRegistrationController@getActiveInstructorbyid', 'as' =&gt; 'get.activeinstructor']);</text:p>
      <text:p text:style-name="Standard"><text:s text:c="4"/>$router-&gt;get('/getinstructorbycourse', ['uses' =&gt; 'InstructorRegistrationController@getinstructorbycourse', 'as' =&gt; 'get.getinstructorbycourse']);</text:p>
      <text:p text:style-name="Standard"><text:s text:c="4"/>$router-&gt;get('/checkinstructorbycid/{cid}', ['uses' =&gt; 'InstructorRegistrationController@checkInstructorByCid', 'as' =&gt; 'get.checkinstructorbycid']);</text:p>
      <text:p text:style-name="Standard"><text:s text:c="4"/>$router-&gt;get('/getschool/{userid}', 'InstructorRegistrationController@getSchoolBy');</text:p>
      <text:p text:style-name="Standard"><text:s text:c="4"/>$router-&gt;get('/getschoolname/{userid}', 'RegisterInstructorController@getSchoolBy');</text:p>
      <text:p text:style-name="Standard"><text:s text:c="4"/>$router-&gt;get('/getinstructorlistbyschoolid/{school_id}', 'InstructorRegistrationController@getCenterList');</text:p>
      <text:p text:style-name="Standard"/>
      <text:p text:style-name="Standard"><text:s text:c="4"/>//Used in Listing of Instructors Based On USERS</text:p>
      <text:p text:style-name="Standard"><text:s text:c="4"/>$router-&gt;get('/getinstructorlistbasedonuser/{parent_school}', 'InstructorRegistrationController@getInstructorListBasedOnUser');</text:p>
      <text:p text:style-name="Standard"/>
      <text:p text:style-name="Standard"/>
      <text:p text:style-name="Standard"><text:s text:c="4"/>//InstructorProfile Routes</text:p>
      <text:p text:style-name="Standard"><text:s text:c="4"/>$router-&gt;group(['prefix' =&gt; 'instructorprofile'], function () use ($router) {</text:p>
      <text:p text:style-name="Standard"><text:soft-page-break/><text:s text:c="8"/>$router-&gt;post('/', ['uses' =&gt; 'InstructorProfileController@store', 'as' =&gt; 'instructorprofile.create']);</text:p>
      <text:p text:style-name="Standard"><text:s text:c="8"/>$router-&gt;get('/{id}', ['uses' =&gt; 'InstructorProfileController@show', 'as' =&gt; 'instructorprofile.view']);</text:p>
      <text:p text:style-name="Standard"><text:s text:c="8"/>$router-&gt;patch('/{id}', ['uses' =&gt; 'InstructorProfileController@update', 'as' =&gt; 'instructorprofile.update']);</text:p>
      <text:p text:style-name="Standard"><text:s text:c="8"/>$router-&gt;delete('/{id}', ['uses' =&gt; 'InstructorProfileController@destroy', 'as' =&gt; 'instructorprofile.delete']);</text:p>
      <text:p text:style-name="Standard"><text:s text:c="4"/>});</text:p>
      <text:p text:style-name="Standard"/>
      <text:p text:style-name="Standard"/>
      <text:p text:style-name="Standard"><text:s text:c="4"/>//Instructor Training Routes</text:p>
      <text:p text:style-name="Standard"><text:s text:c="4"/>$router-&gt;group(['prefix' =&gt; 'training'], function () use ($router) {</text:p>
      <text:p text:style-name="Standard"><text:s text:c="8"/>$router-&gt;get('/', ['uses' =&gt; 'TrainingController@index', 'as' =&gt; 'training.list']);</text:p>
      <text:p text:style-name="Standard"><text:s text:c="8"/>$router-&gt;post('/', ['uses' =&gt; 'TrainingController@store', 'as' =&gt; 'training.create']);</text:p>
      <text:p text:style-name="Standard"><text:s text:c="8"/>$router-&gt;get('/{id}', ['uses' =&gt; 'TrainingController@show', 'as' =&gt; 'training.view']);</text:p>
      <text:p text:style-name="Standard"><text:s text:c="8"/>$router-&gt;put('/{id}', ['uses' =&gt; 'TrainingController@update', 'as' =&gt; 'training.update']);</text:p>
      <text:p text:style-name="Standard"><text:s text:c="8"/>$router-&gt;patch('/{id}', ['uses' =&gt; 'TrainingController@update', 'as' =&gt; 'training.update']);</text:p>
      <text:p text:style-name="Standard"><text:s text:c="8"/>$router-&gt;delete('/{id}', ['uses' =&gt; 'TrainingController@destroy', 'as' =&gt; 'training.delete']);</text:p>
      <text:p text:style-name="Standard"><text:s text:c="4"/>});</text:p>
      <text:p text:style-name="Standard"/>
      <text:p text:style-name="Standard"><text:s text:c="4"/>//Used in Training Lis</text:p>
      <text:p text:style-name="Standard"><text:s text:c="4"/>$router-&gt;get('/gettraininglistbasedonuser/{parent_school}', 'TrainingController@getTrainingListForAllBasedOnUser');</text:p>
      <text:p text:style-name="Standard"/>
      <text:p text:style-name="Standard"><text:s text:c="4"/>$router-&gt;get('/loadtrainingtasklist/{type}/{user_id}/{sequences}/{dzoId}', ['uses' =&gt; 'TrainingController@loadtrainingtasklist', 'as' =&gt; 'get.forTaskList']);</text:p>
      <text:p text:style-name="Standard"><text:s text:c="4"/>$router-&gt;get('/loadtrainingtablelist/{school_id}', 'TrainingController@loadTrainingTableList');</text:p>
      <text:p text:style-name="Standard"/>
      <text:p text:style-name="Standard"/>
      <text:p text:style-name="Standard"/>
      <text:p text:style-name="Standard"><text:s text:c="4"/>$router-&gt;get('/getinstructortransferdetails', ['uses' =&gt; 'InstructorTransferController@getInstructorTransferDetails', 'as' =&gt; 'get.transferdetails']);</text:p>
      <text:p text:style-name="Standard"/>
      <text:p text:style-name="Standard"/>
      <text:p text:style-name="Standard"><text:s text:c="4"/>// NFE INVENTORY MANAGEMENT</text:p>
      <text:p text:style-name="Standard"><text:s text:c="4"/>$router-&gt;group(['prefix' =&gt; 'inventory'], function () use ($router) {</text:p>
      <text:p text:style-name="Standard"><text:s text:c="8"/>//LOAD INVENTORY LIST BY CENTRE ID AND USER ID</text:p>
      <text:p text:style-name="Standard"><text:s text:c="8"/>$router-&gt;get('/getInventoryList/{centre_id}/{user_id}', 'InventoryController@getInventoryList');</text:p>
      <text:p text:style-name="Standard"><text:s text:c="8"/>//LOAD INVENTORY LIST BY CENTRE ID</text:p>
      <text:p text:style-name="Standard"><text:s text:c="8"/>$router-&gt;get('/getInventoryListByCentreId/{centre_id}', 'InventoryController@getInventoryListByCentreId');</text:p>
      <text:p text:style-name="Standard"><text:s text:c="8"/>$router-&gt;post('/', ['uses' =&gt; 'InventoryController@store', 'as' =&gt; 'inventory.create']);</text:p>
      <text:p text:style-name="Standard"><text:s text:c="8"/>$router-&gt;put('/{id}', ['uses' =&gt; 'InventoryController@update', 'as' =&gt; 'inventory.update']);</text:p>
      <text:p text:style-name="Standard"><text:s text:c="8"/>$router-&gt;delete('/{id}', ['uses' =&gt; 'InventoryController@destroy', 'as' =&gt; 'inventory.delete']);</text:p>
      <text:p text:style-name="Standard"><text:s text:c="4"/>});</text:p>
      <text:p text:style-name="Standard"/>
      <text:p text:style-name="Standard"/>
      <text:p text:style-name="Standard"><text:s text:c="4"/>$router-&gt;group(['prefix' =&gt; 'indicatorconfiguration'], function () use ($router) {</text:p>
      <text:p text:style-name="Standard"><text:s text:c="8"/>$router-&gt;get('/', ['uses' =&gt; 'IndicatorConfigurationController@index', 'as' =&gt; 'indicatorconfiguration.list']);</text:p>
      <text:p text:style-name="Standard"><text:soft-page-break/><text:s text:c="8"/>$router-&gt;post('/', ['uses' =&gt; 'IndicatorConfigurationController@store', 'as' =&gt; 'indicatorconfiguration.create']);</text:p>
      <text:p text:style-name="Standard"><text:s text:c="8"/>$router-&gt;get('/{id}', ['uses' =&gt; 'IndicatorConfigurationController@show', 'as' =&gt; 'indicatorconfiguration.view']);</text:p>
      <text:p text:style-name="Standard"><text:s text:c="8"/>$router-&gt;put('/{id}', ['uses' =&gt; 'IndicatorConfigurationController@update', 'as' =&gt; 'indicatorconfiguration.update']);</text:p>
      <text:p text:style-name="Standard"><text:s text:c="8"/>$router-&gt;patch('/{id}', ['uses' =&gt; 'IndicatorConfigurationController@update', 'as' =&gt; 'indicatorconfiguration.update']);</text:p>
      <text:p text:style-name="Standard"><text:s text:c="8"/>$router-&gt;delete('/{id}', ['uses' =&gt; 'IndicatorConfigurationController@destroy', 'as' =&gt; 'indicatorconfiguration.delete']);</text:p>
      <text:p text:style-name="Standard"><text:s text:c="4"/>});</text:p>
      <text:p text:style-name="Standard"/>
      <text:p text:style-name="Standard"><text:s text:c="4"/>//Monitoring Tool</text:p>
      <text:p text:style-name="Standard"><text:s text:c="4"/>$router-&gt;group(['prefix' =&gt; 'monitoringtool'], function () use ($router) {</text:p>
      <text:p text:style-name="Standard"><text:s text:c="8"/>$router-&gt;get('/', ['uses' =&gt; 'MonitoringToolController@index', 'as' =&gt; 'monitoringtool.list']);</text:p>
      <text:p text:style-name="Standard"><text:s text:c="8"/>$router-&gt;post('/', ['uses' =&gt; 'MonitoringToolController@store', 'as' =&gt; 'monitoringtool.create']);</text:p>
      <text:p text:style-name="Standard"><text:s text:c="8"/>$router-&gt;get('/{id}', ['uses' =&gt; 'MonitoringToolController@show', 'as' =&gt; 'monitoringtool.view']);</text:p>
      <text:p text:style-name="Standard"><text:s text:c="8"/>$router-&gt;put('/{id}', ['uses' =&gt; 'MonitoringToolController@update', 'as' =&gt; 'monitoringtool.update']);</text:p>
      <text:p text:style-name="Standard"><text:s text:c="8"/>$router-&gt;patch('/{id}', ['uses' =&gt; 'MonitoringToolController@update', 'as' =&gt; 'monitoringtool.update']);</text:p>
      <text:p text:style-name="Standard"><text:s text:c="8"/>$router-&gt;delete('/{id}', ['uses' =&gt; 'MonitoringToolController@destroy', 'as' =&gt; 'monitoringtool.delete']);</text:p>
      <text:p text:style-name="Standard"><text:s text:c="4"/>});</text:p>
      <text:p text:style-name="Standard"/>
      <text:p text:style-name="Standard"><text:s text:c="4"/>$router-&gt;get('getmonitoringtool', ['uses' =&gt; 'MonitoringToolController@getMonitoringTool']);</text:p>
      <text:p text:style-name="Standard"/>
      <text:p text:style-name="Standard"><text:s text:c="4"/>//HandingTaking Routes</text:p>
      <text:p text:style-name="Standard"><text:s text:c="4"/>$router-&gt;group(['prefix' =&gt; 'handingtaking'], function () use ($router) {</text:p>
      <text:p text:style-name="Standard"><text:s text:c="8"/>$router-&gt;get('/', ['uses' =&gt; 'HandingTakingController@index', 'as' =&gt; 'handingtaking.list']);</text:p>
      <text:p text:style-name="Standard"><text:s text:c="8"/>$router-&gt;post('/', ['uses' =&gt; 'HandingTakingController@store', 'as' =&gt; 'handingtaking.create']);</text:p>
      <text:p text:style-name="Standard"><text:s text:c="8"/>$router-&gt;get('/{id}', ['uses' =&gt; 'HandingTakingController@show', 'as' =&gt; 'handingtaking.view']);</text:p>
      <text:p text:style-name="Standard"><text:s text:c="8"/>$router-&gt;put('/{id}', ['uses' =&gt; 'HandingTakingController@update', 'as' =&gt; 'handingtaking.update']);</text:p>
      <text:p text:style-name="Standard"><text:s text:c="8"/>$router-&gt;patch('/{id}', ['uses' =&gt; 'HandingTakingController@update', 'as' =&gt; 'handingtaking.update']);</text:p>
      <text:p text:style-name="Standard"><text:s text:c="8"/>$router-&gt;delete('/{id}', ['uses' =&gt; 'HandingTakingController@destroy', 'as' =&gt; 'handingtaking.delete']);</text:p>
      <text:p text:style-name="Standard"><text:s text:c="4"/>});</text:p>
      <text:p text:style-name="Standard"/>
      <text:p text:style-name="Standard"><text:s text:c="4"/>//Used in Handing Taking Routes</text:p>
      <text:p text:style-name="Standard"><text:s text:c="4"/>$router-&gt;get('gethandingtakinglistbyuserid/{userId}', ['uses' =&gt; 'HandingTakingController@gethandingtakinglistbyuserid']);</text:p>
      <text:p text:style-name="Standard"/>
      <text:p text:style-name="Standard"><text:s text:c="4"/>//COURSE EXTENSION</text:p>
      <text:p text:style-name="Standard"><text:s text:c="4"/>$router-&gt;group(['prefix' =&gt; 'extension'], function () use ($router) {</text:p>
      <text:p text:style-name="Standard"><text:s text:c="8"/>$router-&gt;get('/getExtensionList/{userId}', 'CentreController@getExtensionList');</text:p>
      <text:p text:style-name="Standard"><text:s text:c="8"/>//SAVE <text:s/>AND SUBMIT COURSE EXTENSION</text:p>
      <text:p text:style-name="Standard"><text:s text:c="8"/>$router-&gt;post('/saveExtensionDetails', 'CentreController@saveExtensionDetails');</text:p>
      <text:p text:style-name="Standard"><text:s text:c="8"/>$router-&gt;get('/{id}', ['uses' =&gt; 'CentreController@show', 'as' =&gt; 'extension.view']);</text:p>
      <text:p text:style-name="Standard"><text:soft-page-break/><text:s text:c="8"/>$router-&gt;put('/updateExtension/{id}', ['uses' =&gt; 'CentreController@updateExtension', 'as' =&gt; 'extension.update']);</text:p>
      <text:p text:style-name="Standard"><text:s text:c="8"/>$router-&gt;delete('/deleteExtension/{id}', ['uses' =&gt; 'CentreController@destroy', 'as' =&gt; 'extension.delete']);</text:p>
      <text:p text:style-name="Standard"><text:s text:c="4"/>});</text:p>
      <text:p text:style-name="Standard"><text:s text:c="4"/>$router-&gt;get('/getcentrenamebyid/{id}', ['uses' =&gt; 'CentreController@getCentrenameById', 'as' =&gt; 'center.name']);</text:p>
      <text:p text:style-name="Standard"/>
      <text:p text:style-name="Standard"><text:s text:c="4"/>$router-&gt;get('/getcenterbytypeschool/{school}/{type}', 'CentreController@getCenterByNameType');</text:p>
      <text:p text:style-name="Standard"/>
      <text:p text:style-name="Standard"><text:s text:c="4"/>//CENTRE CLOSING ROUTES</text:p>
      <text:p text:style-name="Standard"><text:s text:c="4"/>$router-&gt;group(['prefix' =&gt; 'closing'], function () use ($router) {</text:p>
      <text:p text:style-name="Standard"><text:s text:c="8"/>$router-&gt;get('/getClosingList/{userId}', ['uses' =&gt; 'ClosingController@getClosingList', 'as' =&gt; 'closing.list']);</text:p>
      <text:p text:style-name="Standard"><text:s text:c="8"/>$router-&gt;post('/', ['uses' =&gt; 'ClosingController@store', 'as' =&gt; 'closing.create']);</text:p>
      <text:p text:style-name="Standard"><text:s text:c="8"/>$router-&gt;get('/{id}', ['uses' =&gt; 'ClosingController@show', 'as' =&gt; 'closing.view']);</text:p>
      <text:p text:style-name="Standard"><text:s text:c="8"/>$router-&gt;put('/updateClosing/{id}', ['uses' =&gt; 'ClosingController@updateClosing', 'as' =&gt; 'closing.update']);</text:p>
      <text:p text:style-name="Standard"><text:s text:c="8"/>$router-&gt;delete('/deleteClosing/{id}', ['uses' =&gt; 'ClosingController@destroy', 'as' =&gt; 'closing.delete']);</text:p>
      <text:p text:style-name="Standard"><text:s text:c="8"/>//GET CLOSED CENTRE BY CENTRE ID AND COURSE SKILL ID</text:p>
      <text:p text:style-name="Standard"><text:s text:c="8"/>$router-&gt;get('/getClosedCentreList/{centre_id}/{course_skill_id}/{status}', 'ClosingController@getClosedCentreList');</text:p>
      <text:p text:style-name="Standard"><text:s text:c="8"/>//GET Current CENTRE status BY CENTRE ID AND COURSE SKILL ID</text:p>
      <text:p text:style-name="Standard"><text:s text:c="8"/>$router-&gt;get('/getcurrentcentrestatus/{centre_id}/{course_skill_id}/{status}', 'ClosingController@getCurrentCentreStatus');</text:p>
      <text:p text:style-name="Standard"><text:s text:c="4"/>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//Centre opening <text:s/>routes</text:p>
      <text:p text:style-name="Standard"><text:s text:c="4"/>$router-&gt;group(['prefix' =&gt; 'opening'], function () use ($router) {</text:p>
      <text:p text:style-name="Standard"><text:s text:c="8"/>$router-&gt;get('/getCentrenamebyId/{id}', 'OpeningCentreController@getCentrenamebyId');</text:p>
      <text:p text:style-name="Standard"><text:s text:c="8"/>$router-&gt;get('/getactivecentrebyparentschool/{parent_school}', ['uses' =&gt; 'OpeningCentreController@getactivecentrebyparentschool', 'as' =&gt; 'centre.list']);</text:p>
      <text:p text:style-name="Standard"><text:s text:c="8"/>$router-&gt;get('/getAllCentreList', 'OpeningCentreController@getAllCentreList');</text:p>
      <text:p text:style-name="Standard"><text:s text:c="8"/>$router-&gt;get('/{id}', ['uses' =&gt; 'OpeningCentreController@show', 'as' =&gt; 'opening.view']);</text:p>
      <text:p text:style-name="Standard"><text:s text:c="8"/>$router-&gt;put('/updateCentreInformation/{id}', ['uses' =&gt; 'OpeningCentreController@updateCentreInformation', 'as' =&gt; 'opening.update']);</text:p>
      <text:p text:style-name="Standard"><text:s text:c="8"/>$router-&gt;put('/updateLearnerDetails/{learner_id}', ['uses' =&gt; 'LearnerController@updateLearnerDetails', 'as' =&gt; 'learner.update']);</text:p>
      <text:p text:style-name="Standard"/>
      <text:p text:style-name="Standard"><text:s text:c="8"/>$router-&gt;get('/getCentreProfileByCode/{centreCode}', 'FeasibilityController@getCentreProfileByCode');</text:p>
      <text:p text:style-name="Standard"><text:s text:c="8"/>$router-&gt;get('/loadCentreOpeningTasklist/{methodName}/{type}/{user_id}/{sequences}/{dzoId}', 'OpeningCentreController@loadCentreOpeningTasklist');</text:p>
      <text:p text:style-name="Standard"><text:s text:c="8"/>//LOAD COURSE EXTENSION <text:s/>IN TASKLIST</text:p>
      <text:p text:style-name="Standard"><text:soft-page-break/><text:s text:c="8"/>$router-&gt;get('/loadextensionlist/{methodName}/{type}/{user_id}/{sequences}/{dzoId}', 'OpeningCentreController@loadextensionlist');</text:p>
      <text:p text:style-name="Standard"><text:s text:c="8"/>//LOAD APPLICATION DETAILS</text:p>
      <text:p text:style-name="Standard"><text:s text:c="8"/>$router-&gt;get('/loadapplicationdetails/{methodName}/{appNo}/{userId}', 'OpeningCentreController@loadapplicationdetails');</text:p>
      <text:p text:style-name="Standard"><text:s text:c="8"/>//APPROVED OR REJECT COURSE EXTENSION APPLICATION</text:p>
      <text:p text:style-name="Standard"><text:s text:c="8"/>$router-&gt;post('/approve_reject/{methodName}', 'OpeningCentreController@approve_reject');</text:p>
      <text:p text:style-name="Standard"><text:s text:c="8"/>//RECOMMEND OR REJECT CENTRE OPENING</text:p>
      <text:p text:style-name="Standard"><text:s text:c="8"/>$router-&gt;post('/recommendOrRejectCentre/{methodName}', 'OpeningCentreController@recommendOrRejectCentre');</text:p>
      <text:p text:style-name="Standard"><text:s text:c="8"/>$router-&gt;post('/approvedOrReject', 'OpeningCentreController@approvedOrReject');</text:p>
      <text:p text:style-name="Standard"><text:s text:c="8"/>$router-&gt;get('/getCourseByCentreId/{centreId}', 'CentreOpeningController@getCourseByCentreId');</text:p>
      <text:p text:style-name="Standard"><text:s text:c="8"/>//GET PENDING FEASIBILTY BY USER ID</text:p>
      <text:p text:style-name="Standard"><text:s text:c="8"/>$router-&gt;get('/getPendingFeasibility/{userId}', 'FeasibilityController@getPendingFeasibility');</text:p>
      <text:p text:style-name="Standard"><text:s text:c="4"/>});</text:p>
      <text:p text:style-name="Standard"/>
      <text:p text:style-name="Standard"/>
      <text:p text:style-name="Standard"><text:s text:c="4"/>$router-&gt;get('/viewFeasibilityByCentreId/{centreId}/{userId}', 'FeasibilityController@viewFeasibilityByCentreId');</text:p>
      <text:p text:style-name="Standard"><text:s text:c="4"/>//GET LITERACY INFORMATION CENTRE OPENING</text:p>
      <text:p text:style-name="Standard"><text:s text:c="4"/>$router-&gt;get('/getLiteracyInformation/{gewogId}', 'FeasibilityController@getLiteracyInformation');</text:p>
      <text:p text:style-name="Standard"/>
      <text:p text:style-name="Standard"/>
      <text:p text:style-name="Standard"/>
      <text:p text:style-name="Standard"><text:s text:c="4"/>//used in instructor</text:p>
      <text:p text:style-name="Standard"><text:s text:c="4"/>$router-&gt;get('/getcourseforcentre/{centre_id}', 'OpeningCentreController@getCourseCentreID');</text:p>
      <text:p text:style-name="Standard"><text:s text:c="4"/>// $router-&gt;get('/loadpendingcenter', ['uses' =&gt; 'FeasibilityController@loadPendingCenter', 'as' =&gt; 'centre.list']);</text:p>
      <text:p text:style-name="Standard"><text:s text:c="4"/>$router-&gt;get('/loadactivecenter', ['uses' =&gt; 'OpeningCentreController@loadActiveCenter']);</text:p>
      <text:p text:style-name="Standard"><text:s text:c="4"/>// $router-&gt;get('/loadrelatedqualification', ['uses' =&gt; 'OpeningCentreController@getQualificationForLearnerByCourse', 'as' =&gt; 'centre.list']);</text:p>
      <text:p text:style-name="Standard"><text:s text:c="4"/>$router-&gt;get('/gettotalschool_with_centreCount', 'OpeningCentreController@gettotalschool_with_centreCount');</text:p>
      <text:p text:style-name="Standard"><text:s text:c="4"/>$router-&gt;get('/getcenterdetailsbycourse', ['uses' =&gt; 'OpeningCentreController@getcenterdetailsbycourse', 'as' =&gt; 'centre.getcenterdetailsbycourse']);</text:p>
      <text:p text:style-name="Standard"/>
      <text:p text:style-name="Standard"/>
      <text:p text:style-name="Standard"/>
      <text:p text:style-name="Standard"/>
      <text:p text:style-name="Standard"><text:s text:c="4"/>$router-&gt;group(['prefix' =&gt; 'materials'], function () use ($router) {</text:p>
      <text:p text:style-name="Standard"><text:s text:c="8"/>$router-&gt;get('/', ['uses' =&gt; 'ReadingMaterialsController@index', 'as' =&gt; 'materials.list']);</text:p>
      <text:p text:style-name="Standard"><text:s text:c="8"/>$router-&gt;post('/', ['uses' =&gt; 'ReadingMaterialsController@store', 'as' =&gt; 'materials.create']);</text:p>
      <text:p text:style-name="Standard"><text:s text:c="8"/>$router-&gt;get('/{id}', ['uses' =&gt; 'ReadingMaterialsController@show', 'as' =&gt; 'materials.view']);</text:p>
      <text:p text:style-name="Standard"><text:s text:c="8"/>$router-&gt;put('/{id}', ['uses' =&gt; 'ReadingMaterialsController@update', 'as' =&gt; 'materials.update']);</text:p>
      <text:p text:style-name="Standard"><text:s text:c="8"/>$router-&gt;patch('/{id}', ['uses' =&gt; 'ReadingMaterialsController@update', 'as' =&gt; 'materials.update']);</text:p>
      <text:p text:style-name="Standard"><text:s text:c="8"/>$router-&gt;delete('/{id}', ['uses' =&gt; 'ReadingMaterialsController@destroy', 'as' =&gt; 'materials.delete']);</text:p>
      <text:p text:style-name="Standard"><text:s text:c="4"/>});</text:p>
      <text:p text:style-name="Standard"><text:soft-page-break/></text:p>
      <text:p text:style-name="Standard"/>
      <text:p text:style-name="Standard"><text:s text:c="4"/>//Learner Updation Form</text:p>
      <text:p text:style-name="Standard"><text:s text:c="4"/>$router-&gt;group(['prefix' =&gt; 'learnerUpdation'], function () use ($router) {</text:p>
      <text:p text:style-name="Standard"><text:s text:c="8"/>$router-&gt;get('/', ['uses' =&gt; 'LearnerUpdationController@getLearnerList', 'as' =&gt; 'learnerUpdation.list']);</text:p>
      <text:p text:style-name="Standard"><text:s text:c="8"/>$router-&gt;get('/getLearnerDetailsBycentreCode/{centreCode}', ['uses' =&gt; 'LearnerUpdationController@getLearnerDetailsBycentreCode', 'as' =&gt; 'learnerUpdation.list']);</text:p>
      <text:p text:style-name="Standard"><text:s text:c="8"/>$router-&gt;post('/', 'LearnerUpdationController@updateLearner');</text:p>
      <text:p text:style-name="Standard"><text:s text:c="8"/>$router-&gt;get('/getAttendanceList/{month}/{year}/{centreId}/{courseSkillId}/{section}', 'LearnerUpdationController@getAttendanceList');</text:p>
      <text:p text:style-name="Standard"><text:s text:c="8"/>$router-&gt;get('/getLearnerDetailsBycentreIdAndCourse/{centreId}/{courseSkill}', 'LearnerUpdationController@getLearnerDetailsBycentreIdAndCourse');</text:p>
      <text:p text:style-name="Standard"><text:s text:c="8"/>$router-&gt;get('/getLearnerDetailsByLearnerCodeAndCID/{learnerCode}/{cid}', 'LearnerUpdationController@getLearnerDetailsByLearnerCodeAndCID');</text:p>
      <text:p text:style-name="Standard"/>
      <text:p text:style-name="Standard"><text:s text:c="8"/>$router-&gt;get('/getCourseCompletedLearners/{centreId}/{courseSkill}', 'LearnerUpdationController@getCourseCompletedLearners');</text:p>
      <text:p text:style-name="Standard"><text:s text:c="4"/>});</text:p>
      <text:p text:style-name="Standard"><text:s text:c="4"/>$router-&gt;post('/upgradeLearnerToNextLevel', 'LearnerUpdationController@upgradeLearnerToNextLevel');</text:p>
      <text:p text:style-name="Standard"/>
      <text:p text:style-name="Standard"/>
      <text:p text:style-name="Standard"><text:s text:c="4"/>//SYSTREM LINKS</text:p>
      <text:p text:style-name="Standard"><text:s text:c="4"/>$router-&gt;group(['prefix' =&gt; 'emissystem'], function () use ($router) {</text:p>
      <text:p text:style-name="Standard"><text:s text:c="8"/>$router-&gt;get('/get_roles/{param}', ['uses' =&gt; 'System\AdministrationController@get_roles']);</text:p>
      <text:p text:style-name="Standard"><text:s text:c="4"/>});</text:p>
      <text:p text:style-name="Standard"/>
      <text:p text:style-name="Standard"><text:s text:c="4"/>$router-&gt;group(['prefix' =&gt; 'system'], function () use ($router) {</text:p>
      <text:p text:style-name="Standard"/>
      <text:p text:style-name="Standard"><text:s text:c="8"/>$router-&gt;get('/', ['uses' =&gt; 'System\AdministrationController@index']);</text:p>
      <text:p text:style-name="Standard"><text:s text:c="8"/>$router-&gt;post('/add_actions', ['uses' =&gt; 'System\AdministrationController@add_actions']);</text:p>
      <text:p text:style-name="Standard"><text:s text:c="8"/>$router-&gt;get('/get_actions/{param}/{parentId}', ['uses' =&gt; 'System\AdministrationController@get_actions']);</text:p>
      <text:p text:style-name="Standard"/>
      <text:p text:style-name="Standard"><text:s text:c="8"/>$router-&gt;get('/get_roles/{param}', ['uses' =&gt; 'System\AdministrationController@get_roles']);</text:p>
      <text:p text:style-name="Standard"><text:s text:c="8"/>$router-&gt;post('/add_roles', ['uses' =&gt; 'System\AdministrationController@add_roles']);</text:p>
      <text:p text:style-name="Standard"><text:s text:c="8"/>$router-&gt;get('/get_assignable_roles/{param}', ['uses' =&gt; 'System\AdministrationController@get_assignable_roles']);</text:p>
      <text:p text:style-name="Standard"><text:s text:c="8"/>$router-&gt;get('/getscreens/{systemId}/{moduleId}/{submoduleId}/{role_id}', 'System\AdministrationController@getscreens');</text:p>
      <text:p text:style-name="Standard"><text:s text:c="8"/>$router-&gt;post('/update_role_priv', 'System\AdministrationController@update_role_priv');</text:p>
      <text:p text:style-name="Standard"><text:s text:c="8"/>$router-&gt;post('/add_user', 'System\AdministrationController@add_user');</text:p>
      <text:p text:style-name="Standard"><text:s text:c="8"/>$router-&gt;get('/getallusers/{param}', 'System\AdministrationController@getallusers');</text:p>
      <text:p text:style-name="Standard"><text:s text:c="8"/>$router-&gt;get('/checkUser/{type}/{id}', 'System\AdministrationController@checkUser');</text:p>
      <text:p text:style-name="Standard"><text:s text:c="8"/>$router-&gt;get('/searchuser/{param}', 'System\AdministrationController@searchuser');</text:p>
      <text:p text:style-name="Standard"><text:s text:c="8"/>$router-&gt;post('/add_wprkflow', 'System\AdministrationController@add_wprkflow');</text:p>
      <text:p text:style-name="Standard"><text:s text:c="8"/>$router-&gt;post('/change_password', 'System\AdministrationController@change_password');</text:p>
      <text:p text:style-name="Standard"><text:s text:c="8"/>$router-&gt;get('/get_user_details/{systemId}/{user_id}', 'System\AdministrationController@get_user_details');</text:p>
      <text:p text:style-name="Standard"><text:s text:c="8"/>$router-&gt;get('/getSchoolsByDzongkhag/{dzo_id}', 'System\AdministrationController@getSchoolsByDzongkhag');</text:p>
      <text:p text:style-name="Standard"><text:soft-page-break/><text:s text:c="8"/>$router-&gt;get('/all_dzongkhag', 'System\AdministrationController@all_dzongkhag');</text:p>
      <text:p text:style-name="Standard"><text:s text:c="8"/>$router-&gt;get('/get_gewog', 'System\AdministrationController@get_gewog');</text:p>
      <text:p text:style-name="Standard"><text:s text:c="8"/>$router-&gt;get('/get_village', 'System\AdministrationController@get_village');</text:p>
      <text:p text:style-name="Standard"><text:s text:c="8"/>$router-&gt;get('/getschoolbyuser/{user_id}', 'System\AdministrationController@getschoolbyuser');</text:p>
      <text:p text:style-name="Standard"><text:s text:c="8"/>$router-&gt;get('/getschoollistbygewogid/{gewog_id}', 'System\AdministrationController@getschoollistbygewogid');</text:p>
      <text:p text:style-name="Standard"><text:s text:c="8"/>$router-&gt;get('/getschoolby/{user_id}', 'System\AdministrationController@getschoolby');</text:p>
      <text:p text:style-name="Standard"><text:s text:c="8"/>$router-&gt;get('/load_user_by_dzongkhag/{dzo_id}', 'System\AdministrationController@load_user_by_dzongkhag');</text:p>
      <text:p text:style-name="Standard"><text:s text:c="8"/>$router-&gt;get('/getRoleDetails/{id}', 'System\AdministrationController@getRoleDetails');</text:p>
      <text:p text:style-name="Standard"><text:s text:c="8"/>$router-&gt;get('/getRolesWorkflow/{type}/{roles}', 'System\AdministrationController@getRolesWorkflow');</text:p>
      <text:p text:style-name="Standard"><text:s text:c="8"/>$router-&gt;get('/getScreenAccess/{type}/{roles}', 'System\AdministrationController@getScreenAccess');</text:p>
      <text:p text:style-name="Standard"><text:s text:c="8"/>$router-&gt;get('/getcurrentworkflowstatus/{screen_id}/{roles}', 'System\AdministrationController@getcurrentworkflowstatus');</text:p>
      <text:p text:style-name="Standard"><text:s text:c="8"/>$router-&gt;get('/getemdusers/{role_id}', 'System\AdministrationController@getemdusers');</text:p>
      <text:p text:style-name="Standard"><text:s text:c="4"/>});</text:p>
      <text:p text:style-name="Standard"><text:s text:c="4"/>$router-&gt;get('/getEmployeeDetials/{emp_type}/{emp_id}', 'ServiceController@getEmployeeByEID');</text:p>
      <text:p text:style-name="Standard"><text:s text:c="4"/>$router-&gt;get('/getAppointment/{year}', 'ServiceController@getAppointment');</text:p>
      <text:p text:style-name="Standard"/>
      <text:p text:style-name="Standard"><text:s text:c="4"/>$router-&gt;get('/getCensusData/{cid}', 'ServiceController@getCensusData');</text:p>
      <text:p text:style-name="Standard"><text:s text:c="4"/>$router-&gt;get('/getchildDetailsOncid/{cid}', 'ServiceController@getchildDetailsOncid');</text:p>
      <text:p text:style-name="Standard"><text:s text:c="4"/>// $router-&gt;get('/getemployeedata/{eid}','ServiceController@getEmployeeByEID');</text:p>
      <text:p text:style-name="Standard"/>
      <text:p text:style-name="Standard"><text:s text:c="4"/>//EMIS LINKS</text:p>
      <text:p text:style-name="Standard"><text:s text:c="4"/>$router-&gt;group(['prefix' =&gt; 'emis'], function () use ($router) {</text:p>
      <text:p text:style-name="Standard"><text:s text:c="8"/>$router-&gt;group(['prefix' =&gt; 'masters'], function () use ($router) {</text:p>
      <text:p text:style-name="Standard"><text:s text:c="12"/>$router-&gt;post('/saveGlobalMasters', ['uses' =&gt; 'emis\masters\AdministrationController@saveGlobalMasters']);</text:p>
      <text:p text:style-name="Standard"><text:s text:c="12"/>$router-&gt;get('/loadGlobalMasters/{param}', ['uses' =&gt; 'emis\masters\AdministrationController@loadGlobalMasters']);</text:p>
      <text:p text:style-name="Standard"/>
      <text:p text:style-name="Standard"><text:s text:c="12"/>$router-&gt;get('/load_dropdown/{model}/{parent_id}', ['uses' =&gt; 'emis\masters\AdministrationController@load_dropdown']);</text:p>
      <text:p text:style-name="Standard"><text:s text:c="12"/>$router-&gt;get('/load_gewog_dzongkhag_id/{dzoId}', ['uses' =&gt; 'emis\masters\AdministrationController@load_gewog_dzongkhag_id']);</text:p>
      <text:p text:style-name="Standard"><text:s text:c="12"/>$router-&gt;get('/loadDzoGeoVilByVilId/{id}', ['uses' =&gt; 'emis\masters\AdministrationController@loadDzoGeoVilByVilId']);</text:p>
      <text:p text:style-name="Standard"><text:s text:c="12"/>$router-&gt;get('/load_dzongkhag_details_by_id/{id}', ['uses' =&gt; 'emis\masters\AdministrationController@load_dzongkhag_details_by_id']);</text:p>
      <text:p text:style-name="Standard"><text:s text:c="12"/>$router-&gt;get('/load_gewog_details_by_id/{id}', ['uses' =&gt; 'emis\masters\AdministrationController@load_gewog_details_by_id']);</text:p>
      <text:p text:style-name="Standard"><text:s text:c="12"/>$router-&gt;get('/load_village_details_by_village_id/{id}', ['uses' =&gt; 'emis\masters\AdministrationController@load_village_details_by_village_id']);</text:p>
      <text:p text:style-name="Standard"><text:s text:c="12"/>// $router-&gt;post('/saveStaffMasters', ['uses' =&gt; 'emis\masters\StaffMastersController@saveStaffMasters']);</text:p>
      <text:p text:style-name="Standard"><text:s text:c="12"/>$router-&gt;post('/saveTransferConfigMasters', ['uses' =&gt; 'emis\masters\StaffMastersController@saveTransferConfigMasters']);</text:p>
      <text:p text:style-name="Standard"><text:soft-page-break/><text:s text:c="12"/>$router-&gt;get('/loadLeaveConfigMasters/{type}/{submitter}', ['uses' =&gt; 'emis\masters\StaffMastersController@loadLeaveConfigMasters']);</text:p>
      <text:p text:style-name="Standard"><text:s text:c="12"/>$router-&gt;get('/loadAllTransferConfigMasters', ['uses' =&gt; 'emis\masters\StaffMastersController@loadAllTransferConfigMasters']);</text:p>
      <text:p text:style-name="Standard"><text:s text:c="12"/>$router-&gt;get('/loadLeaveConfigDetails/{id}', ['uses' =&gt; 'emis\masters\StaffMastersController@loadLeaveConfigDetails']);</text:p>
      <text:p text:style-name="Standard"><text:s text:c="12"/>$router-&gt;get('/loadTransferConfigDetails/{id}', ['uses' =&gt; 'emis\masters\StaffMastersController@loadTransferConfigDetails']);</text:p>
      <text:p text:style-name="Standard"><text:s text:c="12"/>$router-&gt;get('/loadStaffMasters/{param}', ['uses' =&gt; 'emis\masters\StaffMastersController@loadStaffMasters']);</text:p>
      <text:p text:style-name="Standard"><text:s text:c="12"/>$router-&gt;get('/loadStaffDropdownMasters/{model}/{parent_id}', ['uses' =&gt; 'emis\masters\StaffMastersController@loadStaffDropdownMasters']);</text:p>
      <text:p text:style-name="Standard"/>
      <text:p text:style-name="Standard"><text:s text:c="12"/>//Academics Master</text:p>
      <text:p text:style-name="Standard"><text:s text:c="12"/>$router-&gt;post('/saveAcademicMasters', ['uses' =&gt; 'emis\masters\AcademicMastersController@saveAcademicMasters']);</text:p>
      <text:p text:style-name="Standard"><text:s text:c="12"/>$router-&gt;get('/subjectlist/{id}', ['uses' =&gt; 'emis\masters\AcademicMastersController@subjectlist']);</text:p>
      <text:p text:style-name="Standard"><text:s text:c="12"/>$router-&gt;get('/loadAcademicMasters/{param}', ['uses' =&gt; 'emis\masters\AcademicMastersController@loadAcademicMasters']);</text:p>
      <text:p text:style-name="Standard"><text:s text:c="12"/>$router-&gt;get('/loadClassSubject/{class_id}[/{stream_id}]', 'emis\masters\AcademicMastersController@loadClassSubject');</text:p>
      <text:p text:style-name="Standard"><text:s text:c="12"/>$router-&gt;post('/saveClassSubject', ['uses' =&gt; 'emis\masters\AcademicMastersController@saveClassSubject']);</text:p>
      <text:p text:style-name="Standard"><text:s text:c="12"/>$router-&gt;post('/saveAssessmentFrequency', ['uses' =&gt; 'emis\masters\AcademicMastersController@saveAssessmentFrequency']);</text:p>
      <text:p text:style-name="Standard"><text:s text:c="12"/>$router-&gt;get('/getClassAssessmentFrequency', ['uses' =&gt; 'emis\masters\AcademicMastersController@getClassAssessmentFrequency']);</text:p>
      <text:p text:style-name="Standard"><text:s text:c="12"/>$router-&gt;get('/loadclassSubAssmtFrequency', ['uses' =&gt; 'emis\masters\AcademicMastersController@loadclassSubAssmtFrequency']);</text:p>
      <text:p text:style-name="Standard"><text:s text:c="12"/>$router-&gt;get('/loadclassSubjectAssessment/{term_id}/{sub_id}/{class_id}[/{stream_id}]', ['uses' =&gt; 'emis\masters\AcademicMastersController@loadclassSubjectAssessment']);</text:p>
      <text:p text:style-name="Standard"><text:s text:c="12"/>$router-&gt;post('/saveclassSubjectAssessment', ['uses' =&gt; 'emis\masters\AcademicMastersController@saveclassSubjectAssessment']);</text:p>
      <text:p text:style-name="Standard"><text:s text:c="12"/>$router-&gt;get('/loadPromotionRule/{class_id}[/{stream_id}]', 'emis\masters\AcademicMastersController@loadPromotionRule');</text:p>
      <text:p text:style-name="Standard"><text:s text:c="12"/>$router-&gt;post('/savePromotionRule', ['uses' =&gt; 'emis\masters\AcademicMastersController@savePromotionRule']);</text:p>
      <text:p text:style-name="Standard"><text:s text:c="12"/>$router-&gt;post('/saveSubjectMappingForTre', ['uses' =&gt; 'emis\masters\AcademicMastersController@saveSubjectMappingForTre']);</text:p>
      <text:p text:style-name="Standard"/>
      <text:p text:style-name="Standard"/>
      <text:p text:style-name="Standard"><text:s text:c="12"/>//SPMS Master</text:p>
      <text:p text:style-name="Standard"><text:s text:c="12"/>$router-&gt;post('/saveSpmMasters', ['uses' =&gt; 'emis\masters\SpmsMasterController@saveSpmMasters']);</text:p>
      <text:p text:style-name="Standard"><text:s text:c="12"/>$router-&gt;get('/loadSpmMasters/{param}', ['uses' =&gt; 'emis\masters\SpmsMasterController@loadSpmMasters']);</text:p>
      <text:p text:style-name="Standard"><text:s text:c="12"/>$router-&gt;post('/saveDzoEMO', ['uses' =&gt; 'emis\masters\SpmsMasterController@saveDzoEMO']);</text:p>
      <text:p text:style-name="Standard"><text:s text:c="12"/>$router-&gt;get('/getDzoEMO', ['uses' =&gt; 'emis\masters\SpmsMasterController@getDzoEMO']);</text:p>
      <text:p text:style-name="Standard"><text:soft-page-break/><text:s text:c="12"/>$router-&gt;post('/saveSchoolDEO', ['uses' =&gt; 'emis\masters\SpmsMasterController@saveSchoolDEO']);</text:p>
      <text:p text:style-name="Standard"><text:s text:c="12"/>$router-&gt;get('/getSchoolDEO', ['uses' =&gt; 'emis\masters\SpmsMasterController@getSchoolDEO']);</text:p>
      <text:p text:style-name="Standard"/>
      <text:p text:style-name="Standard"><text:s text:c="12"/>$router-&gt;post('/saveHrDevelopmentMasters', ['uses' =&gt; 'emis\masters\HrDevelopmentMastersController@saveHrDevelopmentMasters']);</text:p>
      <text:p text:style-name="Standard"><text:s text:c="12"/>$router-&gt;get('/loadHrDevelopmentMastersData/{type}', ['uses' =&gt; 'emis\masters\HrDevelopmentMastersController@loadHrDevelopmentMastersData']);</text:p>
      <text:p text:style-name="Standard"><text:s text:c="12"/>$router-&gt;get('/load_village_details_by_gewog_id/{gewog_id}', ['uses' =&gt; 'emis\masters\AdministrationController@load_village_details_by_gewog_id']);</text:p>
      <text:p text:style-name="Standard"><text:s text:c="12"/>$router-&gt;get('/loadHrDevelopmentDepedentMastersData/{model}/{parent_id}', ['uses' =&gt; 'emis\masters\HrDevelopmentMastersController@loadHrDevelopmentDepedentMastersData']);</text:p>
      <text:p text:style-name="Standard"><text:s text:c="8"/>});</text:p>
      <text:p text:style-name="Standard"/>
      <text:p text:style-name="Standard"><text:s text:c="8"/>$router-&gt;group(['prefix' =&gt; 'questionAnswerController'], function () use ($router) {</text:p>
      <text:p text:style-name="Standard"><text:s text:c="12"/>$router-&gt;post('/saveQuestionaries', ['uses' =&gt; 'emis\question_answer\QuestionAnswerController@saveQuestionaries']);</text:p>
      <text:p text:style-name="Standard"><text:s text:c="12"/>$router-&gt;get('/loadQuestionaries/{type}', ['uses' =&gt; 'emis\question_answer\QuestionAnswerController@loadQuestionaries']);</text:p>
      <text:p text:style-name="Standard"><text:s text:c="12"/>$router-&gt;post('/saveAnswers', ['uses' =&gt; 'emis\question_answer\QuestionAnswerController@saveAnswers']);</text:p>
      <text:p text:style-name="Standard"><text:s text:c="12"/>$router-&gt;delete('/deleteAns/{id}/{user_id}', ['uses' =&gt; 'emis\question_answer\QuestionAnswerController@deleteAns']);</text:p>
      <text:p text:style-name="Standard"><text:s text:c="8"/>});</text:p>
      <text:p text:style-name="Standard"/>
      <text:p text:style-name="Standard"><text:s text:c="8"/>$router-&gt;group(['prefix' =&gt; 'masters/location'], function () use ($router) {</text:p>
      <text:p text:style-name="Standard"><text:s text:c="12"/>$router-&gt;post('/saveLocation', ['uses' =&gt; 'emis\masters\OrganizationMastersController@saveLocation']);</text:p>
      <text:p text:style-name="Standard"><text:s text:c="12"/>$router-&gt;get('/loadLocation', ['uses' =&gt; 'emis\masters\OrganizationMastersController@loadLocation']);</text:p>
      <text:p text:style-name="Standard"><text:s text:c="8"/>});</text:p>
      <text:p text:style-name="Standard"/>
      <text:p text:style-name="Standard"><text:s text:c="8"/>$router-&gt;group(['prefix' =&gt; 'masters/disaster'], function () use ($router) {</text:p>
      <text:p text:style-name="Standard"><text:s text:c="12"/>$router-&gt;post('/saveDisaster', ['uses' =&gt; 'emis\masters\OrganizationMastersController@saveDisaster']);</text:p>
      <text:p text:style-name="Standard"><text:s text:c="12"/>$router-&gt;get('/loadDisaster', ['uses' =&gt; 'emis\masters\OrganizationMastersController@loadDisaster']);</text:p>
      <text:p text:style-name="Standard"><text:s text:c="8"/>});</text:p>
      <text:p text:style-name="Standard"/>
      <text:p text:style-name="Standard"><text:s text:c="8"/>$router-&gt;group(['prefix' =&gt; 'masters/students'], function () use ($router) {</text:p>
      <text:p text:style-name="Standard"><text:s text:c="12"/>$router-&gt;post('/saveStudentMasters', ['uses' =&gt; 'emis\masters\StudentMastersController@saveStudentMasters']);</text:p>
      <text:p text:style-name="Standard"><text:s text:c="12"/>$router-&gt;post('/saveStreamSubject', ['uses' =&gt; 'emis\masters\StudentMastersController@saveStreamSubject']);</text:p>
      <text:p text:style-name="Standard"><text:s text:c="12"/>$router-&gt;get('/loadstreamMarks', ['uses' =&gt; 'emis\masters\StudentMastersController@loadstreamMarks']);</text:p>
      <text:p text:style-name="Standard"><text:s text:c="12"/>$router-&gt;get('/loadStudentMasters/{type}/{model}', ['uses' =&gt; 'emis\masters\StudentMastersController@loadStudentMasters']);</text:p>
      <text:p text:style-name="Standard"><text:s text:c="12"/>$router-&gt;get('/loadActiveStudentMasters/{param}', ['uses' =&gt; 'emis\masters\StudentMastersController@loadActiveStudentMasters']);</text:p>
      <text:p text:style-name="Standard"><text:soft-page-break/><text:s text:c="12"/>$router-&gt;get('/allActiveStudentDropdowns/{model}/{parent_id}', ['uses' =&gt; 'emis\masters\StudentMastersController@allActiveStudentDropdowns']);</text:p>
      <text:p text:style-name="Standard"><text:s text:c="12"/>$router-&gt;post('/saveValidationcondition', ['uses' =&gt; 'emis\masters\StudentMastersController@saveValidationcondition']);</text:p>
      <text:p text:style-name="Standard"><text:s text:c="12"/>$router-&gt;get('/loadValidationcondition', ['uses' =&gt; 'emis\masters\StudentMastersController@loadValidationcondition']);</text:p>
      <text:p text:style-name="Standard"><text:s text:c="12"/>$router-&gt;get('/loadActiveProgramLists/{typeId}', ['uses' =&gt; 'emis\masters\StudentMastersController@loadActiveProgramLists']);</text:p>
      <text:p text:style-name="Standard"/>
      <text:p text:style-name="Standard"><text:s text:c="12"/>//get Student Scout Section Level By Scout Section Id</text:p>
      <text:p text:style-name="Standard"><text:s text:c="12"/>$router-&gt;get('/getScoutSectionLevel/{scoutSectionId}', ['uses' =&gt; 'emis\masters\StudentMastersController@getScoutSectionLevel']);</text:p>
      <text:p text:style-name="Standard"><text:s text:c="12"/>$router-&gt;get('/getScoutBadge/{scoutSectionId}', ['uses' =&gt; 'emis\masters\StudentMastersController@getScoutBadge']);</text:p>
      <text:p text:style-name="Standard"><text:s text:c="12"/>//get Student Scout Section</text:p>
      <text:p text:style-name="Standard"><text:s text:c="12"/>$router-&gt;get('/getScoutSection', ['uses' =&gt; 'emis\masters\StudentMastersController@getScoutSection']);</text:p>
      <text:p text:style-name="Standard"><text:s text:c="12"/>$router-&gt;post('/saveCounsellingType', ['uses' =&gt; 'emis\masters\StudentMastersController@saveCounsellingType']);</text:p>
      <text:p text:style-name="Standard"><text:s text:c="12"/>$router-&gt;get('/loadActiveCounsellingMaster/{param}', ['uses' =&gt; 'emis\masters\StudentMastersController@loadActiveCounsellingMaster']);</text:p>
      <text:p text:style-name="Standard"><text:s text:c="12"/>$router-&gt;get('/getProgramItems/{id}', ['uses' =&gt; 'emis\masters\StudentMastersController@getProgramItems']);</text:p>
      <text:p text:style-name="Standard"><text:s text:c="12"/>$router-&gt;get('/getStudentAwards/{id}', ['uses' =&gt; 'emis\masters\StudentMastersController@getStudentAwards']);</text:p>
      <text:p text:style-name="Standard"><text:s text:c="12"/>$router-&gt;get('/getOffenceType/{id}', ['uses' =&gt; 'emis\masters\StudentMastersController@getOffenceType']);</text:p>
      <text:p text:style-name="Standard"><text:s text:c="12"/>$router-&gt;get('/getActionTaken/{id}', ['uses' =&gt; 'emis\masters\StudentMastersController@getActionTaken']);</text:p>
      <text:p text:style-name="Standard"/>
      <text:p text:style-name="Standard"><text:s text:c="12"/>$router-&gt;post('/saveFoodSourceType', ['uses' =&gt; 'emis\masters\StudentMastersController@saveFoodSourceType']);</text:p>
      <text:p text:style-name="Standard"><text:s text:c="12"/>$router-&gt;get('/loadfoodSourceList', ['uses' =&gt; 'emis\masters\StudentMastersController@loadfoodSourceList']);</text:p>
      <text:p text:style-name="Standard"><text:s text:c="12"/>$router-&gt;get('/loadActiveFoodSourceMaster', ['uses' =&gt; 'emis\masters\StudentMastersController@loadActiveFoodSourceMaster']);</text:p>
      <text:p text:style-name="Standard"><text:s text:c="8"/>});</text:p>
      <text:p text:style-name="Standard"/>
      <text:p text:style-name="Standard"><text:s text:c="8"/>$router-&gt;group(['prefix' =&gt; 'masters/structureCategory'], function () use ($router) {</text:p>
      <text:p text:style-name="Standard"><text:s text:c="12"/>$router-&gt;post('/saveStructureCategory', ['uses' =&gt; 'emis\masters\OrganizationMastersController@saveStructureCategory']);</text:p>
      <text:p text:style-name="Standard"><text:s text:c="12"/>$router-&gt;get('/loadStructureCategory', ['uses' =&gt; 'emis\masters\OrganizationMastersController@loadStructureCategory']);</text:p>
      <text:p text:style-name="Standard"><text:s text:c="8"/>});</text:p>
      <text:p text:style-name="Standard"/>
      <text:p text:style-name="Standard"><text:s text:c="8"/>$router-&gt;group(['prefix' =&gt; 'masters/level'], function () use ($router) {</text:p>
      <text:p text:style-name="Standard"><text:s text:c="12"/>$router-&gt;post('/saveLevel', ['uses' =&gt; 'emis\masters\OrganizationMastersController@saveLevel']);</text:p>
      <text:p text:style-name="Standard"><text:s text:c="12"/>$router-&gt;get('/loadLevel', ['uses' =&gt; 'emis\masters\OrganizationMastersController@loadLevel']);</text:p>
      <text:p text:style-name="Standard"><text:s text:c="8"/>});</text:p>
      <text:p text:style-name="Standard"/>
      <text:p text:style-name="Standard"><text:soft-page-break/><text:s text:c="8"/>$router-&gt;group(['prefix' =&gt; 'masters/structureFacility'], function () use ($router) {</text:p>
      <text:p text:style-name="Standard"><text:s text:c="12"/>$router-&gt;post('/saveStructureFacility', ['uses' =&gt; 'emis\masters\OrganizationMastersController@saveStructureFacility']);</text:p>
      <text:p text:style-name="Standard"><text:s text:c="12"/>$router-&gt;get('/loadStructureFacility', ['uses' =&gt; 'emis\masters\OrganizationMastersController@loadStructureFacility']);</text:p>
      <text:p text:style-name="Standard"><text:s text:c="8"/>});</text:p>
      <text:p text:style-name="Standard"/>
      <text:p text:style-name="Standard"><text:s text:c="8"/>$router-&gt;group(['prefix' =&gt; 'masters/equipmentType'], function () use ($router) {</text:p>
      <text:p text:style-name="Standard"><text:s text:c="12"/>$router-&gt;post('/saveEquipmentType', ['uses' =&gt; 'emis\masters\OrganizationMastersController@saveEquipmentType']);</text:p>
      <text:p text:style-name="Standard"><text:s text:c="12"/>$router-&gt;get('/loadEquipmentType', ['uses' =&gt; 'emis\masters\OrganizationMastersController@loadEquipmentType']);</text:p>
      <text:p text:style-name="Standard"><text:s text:c="8"/>});</text:p>
      <text:p text:style-name="Standard"/>
      <text:p text:style-name="Standard"><text:s text:c="8"/>$router-&gt;group(['prefix' =&gt; 'masters/furnitureType'], function () use ($router) {</text:p>
      <text:p text:style-name="Standard"><text:s text:c="12"/>$router-&gt;post('/saveFurnitureType', ['uses' =&gt; 'emis\masters\OrganizationMastersController@saveFurnitureType']);</text:p>
      <text:p text:style-name="Standard"><text:s text:c="12"/>$router-&gt;get('/loadFurnitureType', ['uses' =&gt; 'emis\masters\OrganizationMastersController@loadFurnitureType']);</text:p>
      <text:p text:style-name="Standard"><text:s text:c="8"/>});</text:p>
      <text:p text:style-name="Standard"><text:s text:c="8"/>$router-&gt;group(['prefix' =&gt; 'masters/furnitureItem'], function () use ($router) {</text:p>
      <text:p text:style-name="Standard"><text:s text:c="12"/>$router-&gt;post('/saveFurnitureItem', ['uses' =&gt; 'emis\masters\OrganizationMastersController@saveFurnitureItem']);</text:p>
      <text:p text:style-name="Standard"><text:s text:c="12"/>$router-&gt;get('/loadFurnitureItem', ['uses' =&gt; 'emis\masters\OrganizationMastersController@loadFurnitureItem']);</text:p>
      <text:p text:style-name="Standard"><text:s text:c="12"/>$router-&gt;get('/getFurnitureTypeDropdown', ['uses' =&gt; 'emis\masters\OrganizationMastersController@getFurnitureTypeDropdown']);</text:p>
      <text:p text:style-name="Standard"><text:s text:c="8"/>});</text:p>
      <text:p text:style-name="Standard"/>
      <text:p text:style-name="Standard"><text:s text:c="8"/>$router-&gt;group(['prefix' =&gt; 'masters/equipmentUsage'], function () use ($router) {</text:p>
      <text:p text:style-name="Standard"><text:s text:c="12"/>$router-&gt;post('/saveEquipmentUsage', ['uses' =&gt; 'emis\masters\OrganizationMastersController@saveEquipmentUsage']);</text:p>
      <text:p text:style-name="Standard"><text:s text:c="12"/>$router-&gt;get('/loadEquipmentUsage', ['uses' =&gt; 'emis\masters\OrganizationMastersController@loadEquipmentusage']);</text:p>
      <text:p text:style-name="Standard"><text:s text:c="8"/>});</text:p>
      <text:p text:style-name="Standard"/>
      <text:p text:style-name="Standard"><text:s text:c="8"/>$router-&gt;group(['prefix' =&gt; 'masters/furnitureUsage'], function () use ($router) {</text:p>
      <text:p text:style-name="Standard"><text:s text:c="12"/>$router-&gt;post('/saveFurnitureUsage', ['uses' =&gt; 'emis\masters\OrganizationMastersController@saveFurnitureUsage']);</text:p>
      <text:p text:style-name="Standard"><text:s text:c="12"/>$router-&gt;get('/loadFurnitureUsage', ['uses' =&gt; 'emis\masters\OrganizationMastersController@loadFurnitureUsage']);</text:p>
      <text:p text:style-name="Standard"><text:s text:c="8"/>});</text:p>
      <text:p text:style-name="Standard"/>
      <text:p text:style-name="Standard"><text:s text:c="8"/>$router-&gt;group(['prefix' =&gt; 'masters/sportFacility'], function () use ($router) {</text:p>
      <text:p text:style-name="Standard"><text:s text:c="12"/>$router-&gt;post('/saveSportFacility', ['uses' =&gt; 'emis\masters\OrganizationMastersController@saveSportFacility']);</text:p>
      <text:p text:style-name="Standard"><text:s text:c="12"/>$router-&gt;get('/loadSportFacility', ['uses' =&gt; 'emis\masters\OrganizationMastersController@loadSportFacility']);</text:p>
      <text:p text:style-name="Standard"><text:s text:c="8"/>});</text:p>
      <text:p text:style-name="Standard"/>
      <text:p text:style-name="Standard"><text:s text:c="8"/>$router-&gt;group(['prefix' =&gt; 'masters/sportFacilitySubtype'], function () use ($router) {</text:p>
      <text:p text:style-name="Standard"><text:soft-page-break/><text:s text:c="12"/>$router-&gt;post('/saveSportFacilitySubtype', ['uses' =&gt; 'emis\masters\OrganizationMastersController@saveSportFacilitySubtype']);</text:p>
      <text:p text:style-name="Standard"><text:s text:c="12"/>$router-&gt;get('/loadSportFacilitySubtype', ['uses' =&gt; 'emis\masters\OrganizationMastersController@loadSportFacilitySubtype']);</text:p>
      <text:p text:style-name="Standard"><text:s text:c="8"/>});</text:p>
      <text:p text:style-name="Standard"><text:s text:c="8"/>$router-&gt;group(['prefix' =&gt; 'masters/sportSupporter'], function () use ($router) {</text:p>
      <text:p text:style-name="Standard"><text:s text:c="12"/>$router-&gt;post('/saveSportSupporter', ['uses' =&gt; 'emis\masters\OrganizationMastersController@saveSportSupporter']);</text:p>
      <text:p text:style-name="Standard"><text:s text:c="12"/>$router-&gt;get('/loadSportSupporter', ['uses' =&gt; 'emis\masters\OrganizationMastersController@loadSportSupporter']);</text:p>
      <text:p text:style-name="Standard"><text:s text:c="8"/>});</text:p>
      <text:p text:style-name="Standard"/>
      <text:p text:style-name="Standard"><text:s text:c="8"/>$router-&gt;group(['prefix' =&gt; 'masters/structureSubCategory'], function () use ($router) {</text:p>
      <text:p text:style-name="Standard"><text:s text:c="12"/>$router-&gt;post('/saveStrSubCategory', ['uses' =&gt; 'emis\masters\OrganizationMastersController@saveStrSubCategory']);</text:p>
      <text:p text:style-name="Standard"><text:s text:c="12"/>$router-&gt;get('/getStrCategoryDropdown', ['uses' =&gt; 'emis\masters\OrganizationMastersController@getStrCategoryDropdown']);</text:p>
      <text:p text:style-name="Standard"><text:s text:c="12"/>$router-&gt;get('/loadStrSubCategory', ['uses' =&gt; 'emis\masters\OrganizationMastersController@loadStrSubCategory']);</text:p>
      <text:p text:style-name="Standard"><text:s text:c="8"/>});</text:p>
      <text:p text:style-name="Standard"><text:s text:c="8"/>$router-&gt;group(['prefix' =&gt; 'masters/eccdfacility'], function () use ($router) {</text:p>
      <text:p text:style-name="Standard"><text:s text:c="12"/>$router-&gt;post('/saveEccdFacility', ['uses' =&gt; 'emis\masters\OrganizationMastersController@saveEccdFacility']);</text:p>
      <text:p text:style-name="Standard"><text:s text:c="12"/>$router-&gt;get('/getEccdStructureType', ['uses' =&gt; 'emis\masters\OrganizationMastersController@getEccdStructureType']);</text:p>
      <text:p text:style-name="Standard"><text:s text:c="12"/>$router-&gt;get('/loadEccdFacilityList', ['uses' =&gt; 'emis\masters\OrganizationMastersController@loadEccdFacilityList']);</text:p>
      <text:p text:style-name="Standard"><text:s text:c="8"/>});</text:p>
      <text:p text:style-name="Standard"/>
      <text:p text:style-name="Standard"><text:s text:c="8"/>$router-&gt;group(['prefix' =&gt; 'masters/equipmentItem'], function () use ($router) {</text:p>
      <text:p text:style-name="Standard"><text:s text:c="12"/>$router-&gt;post('/saveEquipmentItem', ['uses' =&gt; 'emis\masters\OrganizationMastersController@saveEquipmentItem']);</text:p>
      <text:p text:style-name="Standard"><text:s text:c="12"/>$router-&gt;get('/getEquipmentTypeDropdown', ['uses' =&gt; 'emis\masters\OrganizationMastersController@getEquipmentTypeDropdown']);</text:p>
      <text:p text:style-name="Standard"><text:s text:c="12"/>$router-&gt;get('/loadEquipmentItem', ['uses' =&gt; 'emis\masters\OrganizationMastersController@loadEquipmentItem']);</text:p>
      <text:p text:style-name="Standard"><text:s text:c="8"/>});</text:p>
      <text:p text:style-name="Standard"><text:s text:c="8"/>$router-&gt;group(['prefix' =&gt; 'masters/class'], function () use ($router) {</text:p>
      <text:p text:style-name="Standard"><text:s text:c="12"/>$router-&gt;post('/saveClass', ['uses' =&gt; 'emis\masters\OrganizationMastersController@saveClass']);</text:p>
      <text:p text:style-name="Standard"><text:s text:c="12"/>$router-&gt;get('/loadClass', ['uses' =&gt; 'emis\masters\OrganizationMastersController@loadClass']);</text:p>
      <text:p text:style-name="Standard"><text:s text:c="8"/>});</text:p>
      <text:p text:style-name="Standard"><text:s text:c="8"/>$router-&gt;group(['prefix' =&gt; 'masters/stream'], function () use ($router) {</text:p>
      <text:p text:style-name="Standard"><text:s text:c="12"/>$router-&gt;post('/saveStream', ['uses' =&gt; 'emis\masters\OrganizationMastersController@saveStream']);</text:p>
      <text:p text:style-name="Standard"><text:s text:c="12"/>$router-&gt;get('/loadStream', ['uses' =&gt; 'emis\masters\OrganizationMastersController@loadStream']);</text:p>
      <text:p text:style-name="Standard"><text:s text:c="12"/>$router-&gt;get('/getClassInDropdown', ['uses' =&gt; 'emis\masters\OrganizationMastersController@getClassInDropdown']);</text:p>
      <text:p text:style-name="Standard"><text:s text:c="8"/>});</text:p>
      <text:p text:style-name="Standard"/>
      <text:p text:style-name="Standard"><text:soft-page-break/><text:s text:c="8"/>$router-&gt;group(['prefix' =&gt; 'masters/classStreamMapping'], function () use ($router) {</text:p>
      <text:p text:style-name="Standard"><text:s text:c="12"/>$router-&gt;post('/saveClassStreamMapping', ['uses' =&gt; 'emis\masters\OrganizationMastersController@saveClassStreamMapping']);</text:p>
      <text:p text:style-name="Standard"><text:s text:c="12"/>$router-&gt;get('/loadClassStreamMapping/{type}', ['uses' =&gt; 'emis\masters\OrganizationMastersController@loadClassStreamMapping']);</text:p>
      <text:p text:style-name="Standard"><text:s text:c="8"/>});</text:p>
      <text:p text:style-name="Standard"/>
      <text:p text:style-name="Standard"/>
      <text:p text:style-name="Standard"><text:s text:c="8"/>$router-&gt;group(['prefix' =&gt; 'masters/classstream'], function () use ($router) {</text:p>
      <text:p text:style-name="Standard"><text:s text:c="12"/>$router-&gt;get('/getClassStream', ['uses' =&gt; 'emis\masters\OrganizationMastersController@getClassStream']);</text:p>
      <text:p text:style-name="Standard"><text:s text:c="8"/>});</text:p>
      <text:p text:style-name="Standard"><text:s text:c="8"/>$router-&gt;group(['prefix' =&gt; 'masters/electricitySource'], function () use ($router) {</text:p>
      <text:p text:style-name="Standard"><text:s text:c="12"/>$router-&gt;post('/saveElectricitySource', ['uses' =&gt; 'emis\masters\OrganizationMastersController@saveElectricitySource']);</text:p>
      <text:p text:style-name="Standard"><text:s text:c="12"/>$router-&gt;get('/loadElectricitySource', ['uses' =&gt; 'emis\masters\OrganizationMastersController@loadElectricitySource']);</text:p>
      <text:p text:style-name="Standard"><text:s text:c="8"/>});</text:p>
      <text:p text:style-name="Standard"/>
      <text:p text:style-name="Standard"><text:s text:c="8"/>$router-&gt;group(['prefix' =&gt; 'masters/electricitySupply'], function () use ($router) {</text:p>
      <text:p text:style-name="Standard"><text:s text:c="12"/>$router-&gt;post('/saveElectricitySupply', ['uses' =&gt; 'emis\masters\OrganizationMastersController@saveElectricitySupply']);</text:p>
      <text:p text:style-name="Standard"><text:s text:c="12"/>$router-&gt;get('/loadElectricitySupply', ['uses' =&gt; 'emis\masters\OrganizationMastersController@loadElectricitySupply']);</text:p>
      <text:p text:style-name="Standard"><text:s text:c="8"/>});</text:p>
      <text:p text:style-name="Standard"/>
      <text:p text:style-name="Standard"><text:s text:c="8"/>$router-&gt;group(['prefix' =&gt; 'masters/roadType'], function () use ($router) {</text:p>
      <text:p text:style-name="Standard"><text:s text:c="12"/>$router-&gt;post('/saveRoadType', ['uses' =&gt; 'emis\masters\OrganizationMastersController@saveRoadType']);</text:p>
      <text:p text:style-name="Standard"><text:s text:c="12"/>$router-&gt;get('/loadRoadType', ['uses' =&gt; 'emis\masters\OrganizationMastersController@loadRoadType']);</text:p>
      <text:p text:style-name="Standard"><text:s text:c="8"/>});</text:p>
      <text:p text:style-name="Standard"/>
      <text:p text:style-name="Standard"><text:s text:c="8"/>$router-&gt;group(['prefix' =&gt; 'masters/serviceProvider'], function () use ($router) {</text:p>
      <text:p text:style-name="Standard"><text:s text:c="12"/>$router-&gt;post('/saveServiceProvider', ['uses' =&gt; 'emis\masters\OrganizationMastersController@saveServiceProvider']);</text:p>
      <text:p text:style-name="Standard"><text:s text:c="12"/>$router-&gt;get('/loadServiceProvider', ['uses' =&gt; 'emis\masters\OrganizationMastersController@loadServiceProvider']);</text:p>
      <text:p text:style-name="Standard"><text:s text:c="8"/>});</text:p>
      <text:p text:style-name="Standard"/>
      <text:p text:style-name="Standard"><text:s text:c="8"/>$router-&gt;group(['prefix' =&gt; 'masters/structureDesigner'], function () use ($router) {</text:p>
      <text:p text:style-name="Standard"><text:s text:c="12"/>$router-&gt;post('/saveStructureDesigner', ['uses' =&gt; 'emis\masters\OrganizationMastersController@saveStructureDesigner']);</text:p>
      <text:p text:style-name="Standard"><text:s text:c="12"/>$router-&gt;get('/loadStructureDesigner', ['uses' =&gt; 'emis\masters\OrganizationMastersController@loadStructureDesigner']);</text:p>
      <text:p text:style-name="Standard"><text:s text:c="8"/>});</text:p>
      <text:p text:style-name="Standard"/>
      <text:p text:style-name="Standard"><text:s text:c="8"/>$router-&gt;group(['prefix' =&gt; 'masters/contactType'], function () use ($router) {</text:p>
      <text:p text:style-name="Standard"><text:s text:c="12"/>$router-&gt;post('/saveContactType', ['uses' =&gt; 'emis\masters\OrganizationMastersController@saveContactType']);</text:p>
      <text:p text:style-name="Standard"><text:s text:c="12"/>$router-&gt;get('/loadContactType', ['uses' =&gt; 'emis\masters\OrganizationMastersController@loadContactType']);</text:p>
      <text:p text:style-name="Standard"><text:soft-page-break/><text:s text:c="8"/>});</text:p>
      <text:p text:style-name="Standard"/>
      <text:p text:style-name="Standard"><text:s text:c="8"/>$router-&gt;group(['prefix' =&gt; 'masters/attachment'], function () use ($router) {</text:p>
      <text:p text:style-name="Standard"><text:s text:c="12"/>$router-&gt;post('/saveAttachment', ['uses' =&gt; 'emis\masters\OrganizationMastersController@saveAttachment']);</text:p>
      <text:p text:style-name="Standard"><text:s text:c="12"/>$router-&gt;get('/loadAttachment', ['uses' =&gt; 'emis\masters\OrganizationMastersController@loadAttachment']);</text:p>
      <text:p text:style-name="Standard"><text:s text:c="8"/>});</text:p>
      <text:p text:style-name="Standard"/>
      <text:p text:style-name="Standard"><text:s text:c="8"/>$router-&gt;group(['prefix' =&gt; 'masters/disasterComm'], function () use ($router) {</text:p>
      <text:p text:style-name="Standard"><text:s text:c="12"/>$router-&gt;post('/saveDisasterCommittee', ['uses' =&gt; 'emis\masters\OrganizationMastersController@saveDisasterCommittee']);</text:p>
      <text:p text:style-name="Standard"><text:s text:c="12"/>$router-&gt;get('/loadDisasterComm', ['uses' =&gt; 'emis\masters\OrganizationMastersController@loadDisasterComm']);</text:p>
      <text:p text:style-name="Standard"><text:s text:c="8"/>});</text:p>
      <text:p text:style-name="Standard"/>
      <text:p text:style-name="Standard"/>
      <text:p text:style-name="Standard"><text:s text:c="8"/>//Mess Master Route</text:p>
      <text:p text:style-name="Standard"><text:s text:c="8"/>$router-&gt;group(['prefix' =&gt; 'masters/mess_manage'], function () use ($router) {</text:p>
      <text:p text:style-name="Standard"><text:s text:c="12"/>$router-&gt;post('/saveQuater', ['uses' =&gt; 'emis\masters\MessManagementController@saveQuater']);</text:p>
      <text:p text:style-name="Standard"><text:s text:c="12"/>$router-&gt;get('/loadQuater', ['uses' =&gt; 'emis\masters\MessManagementController@loadQuater']);</text:p>
      <text:p text:style-name="Standard"><text:s text:c="8"/>});</text:p>
      <text:p text:style-name="Standard"/>
      <text:p text:style-name="Standard"><text:s text:c="8"/>//Organization Routes</text:p>
      <text:p text:style-name="Standard"><text:s text:c="8"/>$router-&gt;group(['prefix' =&gt; 'organization'], function () use ($router) {</text:p>
      <text:p text:style-name="Standard"><text:s text:c="12"/>$router-&gt;group(['prefix' =&gt; 'organizationMasterController'], function () use ($router) {</text:p>
      <text:p text:style-name="Standard"><text:s text:c="16"/>$router-&gt;get('/loadFinacialtype', ['uses' =&gt; 'emis\organization\OrganizationMasterController@loadFinacialtype']);</text:p>
      <text:p text:style-name="Standard"><text:s text:c="16"/>$router-&gt;get('/loadincomeList', ['uses' =&gt; 'emis\organization\OrganizationMasterController@loadincomeList']);</text:p>
      <text:p text:style-name="Standard"><text:s text:c="16"/>$router-&gt;post('/saveOrganizationMaster', ['uses' =&gt; 'emis\organization\OrganizationMasterController@saveOrganizationMaster']);</text:p>
      <text:p text:style-name="Standard"><text:s text:c="16"/>$router-&gt;get('/loadOrganizaitonmasters/{type}/{model}', ['uses' =&gt; 'emis\organization\OrganizationMasterController@loadOrganizaitonmasters']);</text:p>
      <text:p text:style-name="Standard"><text:s text:c="16"/>$router-&gt;post('/saveNotificationConfigMasters', ['uses' =&gt; 'emis\organization\OrganizationMasterController@saveNotificationConfigMasters']);</text:p>
      <text:p text:style-name="Standard"><text:s text:c="12"/>});</text:p>
      <text:p text:style-name="Standard"/>
      <text:p text:style-name="Standard"><text:s text:c="12"/>$router-&gt;get('/getOrgList/{dzo_id}', ['uses' =&gt; 'emis\organization\EstablishmentController@getOrgList']);</text:p>
      <text:p text:style-name="Standard"/>
      <text:p text:style-name="Standard"><text:s text:c="12"/>$router-&gt;get('/getClassByOrg/{id}', ['uses' =&gt; 'emis\organization\EstablishmentController@getClassByOrg']);</text:p>
      <text:p text:style-name="Standard"/>
      <text:p text:style-name="Standard"/>
      <text:p text:style-name="Standard"><text:s text:c="12"/>$router-&gt;group(['prefix' =&gt; 'equipment'], function () use ($router) {</text:p>
      <text:p text:style-name="Standard"><text:s text:c="16"/>// $router-&gt;post('/saveEquipmentAndFurniture', ['uses' =&gt; 'emis\organization\GeneralInfoController@saveEquipmentAndFurniture']);</text:p>
      <text:p text:style-name="Standard"><text:s text:c="16"/>// $router-&gt;get('/loadEquipment/{orgId}', ['uses' =&gt; 'emis\organization\GeneralInfoController@loadEquipment']);</text:p>
      <text:p text:style-name="Standard"><text:soft-page-break/><text:s text:c="16"/>$router-&gt;post('/saveEquipment', ['uses' =&gt; 'emis\organization\EquipmentController@saveEquipment']);</text:p>
      <text:p text:style-name="Standard"><text:s text:c="16"/>$router-&gt;get('/loadEquipment/{orgId}', ['uses' =&gt; 'emis\organization\EquipmentController@loadEquipment']);</text:p>
      <text:p text:style-name="Standard"><text:s text:c="16"/>$router-&gt;get('/getType', ['uses' =&gt; 'emis\organization\GeneralInfoController@getType']);</text:p>
      <text:p text:style-name="Standard"><text:s text:c="16"/>$router-&gt;get('/getItem/{typeId}', ['uses' =&gt; 'emis\organization\GeneralInfoController@getItem']);</text:p>
      <text:p text:style-name="Standard"><text:s text:c="16"/>$router-&gt;get('/getLocationUse', ['uses' =&gt; 'emis\organization\GeneralInfoController@getLocationUse']);</text:p>
      <text:p text:style-name="Standard"><text:s text:c="16"/>$router-&gt;get('/getEquipmentDetails/{equId}', ['uses' =&gt; 'emis\organization\EquipmentController@getEquipmentDetails']);</text:p>
      <text:p text:style-name="Standard"><text:s text:c="12"/>});</text:p>
      <text:p text:style-name="Standard"/>
      <text:p text:style-name="Standard"><text:s text:c="12"/>$router-&gt;group(['prefix' =&gt; 'furniture'], function () use ($router) {</text:p>
      <text:p text:style-name="Standard"><text:s text:c="16"/>$router-&gt;post('/saveFurniture', ['uses' =&gt; 'emis\organization\FurnitureController@saveFurniture']);</text:p>
      <text:p text:style-name="Standard"><text:s text:c="16"/>$router-&gt;get('/loadFurniture/{orgId}', ['uses' =&gt; 'emis\organization\FurnitureController@loadFurniture']);</text:p>
      <text:p text:style-name="Standard"><text:s text:c="16"/>$router-&gt;get('/getFurnitureType', ['uses' =&gt; 'emis\organization\GeneralInfoController@getFurnitureType']);</text:p>
      <text:p text:style-name="Standard"><text:s text:c="16"/>$router-&gt;get('/getFurnitureItem/{typeId}', ['uses' =&gt; 'emis\organization\GeneralInfoController@getFurnitureItem']);</text:p>
      <text:p text:style-name="Standard"><text:s text:c="16"/>$router-&gt;get('/getFurnitureUse', ['uses' =&gt; 'emis\organization\GeneralInfoController@getFurnitureUse']);</text:p>
      <text:p text:style-name="Standard"><text:s text:c="16"/>$router-&gt;get('/getFurnitureDetails/{furId}', ['uses' =&gt; 'emis\organization\FurnitureController@getFurnitureDetails']);</text:p>
      <text:p text:style-name="Standard"><text:s text:c="12"/>});</text:p>
      <text:p text:style-name="Standard"/>
      <text:p text:style-name="Standard"><text:s text:c="12"/>//newly added routes</text:p>
      <text:p text:style-name="Standard"><text:s text:c="12"/>$router-&gt;group(['prefix' =&gt; 'visitor'], function () use ($router) {</text:p>
      <text:p text:style-name="Standard"><text:s text:c="16"/>$router-&gt;post('/saveVisitorInformation', ['uses' =&gt; 'emis\organization\VisitorController@saveVisitorInformation']);</text:p>
      <text:p text:style-name="Standard"><text:s text:c="16"/>$router-&gt;get('/loadVisitorInformation/{orgId}', ['uses' =&gt; 'emis\organization\VisitorController@loadVisitorInformation']);</text:p>
      <text:p text:style-name="Standard"><text:s text:c="16"/>$router-&gt;get('/getVisitorTypeDropdown', ['uses' =&gt; 'emis\organization\VisitorController@getVisitorTypeDropdown']);</text:p>
      <text:p text:style-name="Standard"><text:s text:c="16"/>$router-&gt;get('/getVisitorDetails/{visId}', ['uses' =&gt; 'emis\organization\VisitorController@getVisitorDetails']);</text:p>
      <text:p text:style-name="Standard"><text:s text:c="12"/>});</text:p>
      <text:p text:style-name="Standard"><text:s text:c="12"/>//Projection</text:p>
      <text:p text:style-name="Standard"><text:s text:c="12"/>$router-&gt;group(['prefix' =&gt; 'projections'], function () use ($router) {</text:p>
      <text:p text:style-name="Standard"><text:s text:c="16"/>$router-&gt;post('/saveProjections', ['uses' =&gt; 'emis\organization\ProjectionsController@saveProjections']);</text:p>
      <text:p text:style-name="Standard"><text:s text:c="16"/>$router-&gt;get('/loadProjections/{orgId}', ['uses' =&gt; 'emis\organization\ProjectionsController@loadProjections']);</text:p>
      <text:p text:style-name="Standard"><text:s text:c="12"/>});</text:p>
      <text:p text:style-name="Standard"><text:s text:c="12"/>//Feeder school</text:p>
      <text:p text:style-name="Standard"><text:s text:c="12"/>$router-&gt;group(['prefix' =&gt; 'feeder'], function () use ($router) {</text:p>
      <text:p text:style-name="Standard"><text:s text:c="16"/>$router-&gt;post('/saveFeeders', ['uses' =&gt; 'emis\organization\ProjectionsController@saveFeeders']);</text:p>
      <text:p text:style-name="Standard"><text:s text:c="16"/>$router-&gt;get('/loadFeeders/{dzoId}', ['uses' =&gt; 'emis\organization\ProjectionsController@loadFeeders']);</text:p>
      <text:p text:style-name="Standard"><text:soft-page-break/><text:s text:c="12"/>});</text:p>
      <text:p text:style-name="Standard"/>
      <text:p text:style-name="Standard"><text:s text:c="12"/>$router-&gt;group(['prefix' =&gt; 'disaster'], function () use ($router) {</text:p>
      <text:p text:style-name="Standard"><text:s text:c="16"/>$router-&gt;post('/saveDisasterInformation', ['uses' =&gt; 'emis\organization\DisasterController@saveDisasterInformation']);</text:p>
      <text:p text:style-name="Standard"><text:s text:c="16"/>$router-&gt;get('/loadDisasterInformation/{orgId}', ['uses' =&gt; 'emis\organization\DisasterController@loadDisasterInformation']);</text:p>
      <text:p text:style-name="Standard"><text:s text:c="12"/>});</text:p>
      <text:p text:style-name="Standard"><text:s text:c="12"/>$router-&gt;group(['prefix' =&gt; 'connectivity'], function () use ($router) {</text:p>
      <text:p text:style-name="Standard"><text:s text:c="16"/>$router-&gt;post('/saveConnectivityDetails', ['uses' =&gt; 'emis\organization\ConnectivityController@saveConnectivityDetails']);</text:p>
      <text:p text:style-name="Standard"><text:s text:c="16"/>$router-&gt;get('/loadConnectivityInformation/{org_id}', ['uses' =&gt; 'emis\organization\ConnectivityController@loadConnectivityInformation']);</text:p>
      <text:p text:style-name="Standard"><text:s text:c="16"/>$router-&gt;get('/loadConnectivityInformation/{org_id}', ['uses' =&gt; 'emis\organization\ConnectivityController@loadConnectivityInformation']);</text:p>
      <text:p text:style-name="Standard"><text:s text:c="12"/>});</text:p>
      <text:p text:style-name="Standard"/>
      <text:p text:style-name="Standard"><text:s text:c="12"/>$router-&gt;group(['prefix' =&gt; 'finance'], function () use ($router) {</text:p>
      <text:p text:style-name="Standard"><text:s text:c="16"/>$router-&gt;post('/saveFinancialInformation', ['uses' =&gt; 'emis\organization\FinanceController@saveFinancialInformation']);</text:p>
      <text:p text:style-name="Standard"><text:s text:c="16"/>$router-&gt;post('/updateIncomeInformation', ['uses' =&gt; 'emis\organization\FinanceController@updateIncomeInformation']);</text:p>
      <text:p text:style-name="Standard"><text:s text:c="16"/>$router-&gt;get('/loadFinancialInformation/{orgId}', ['uses' =&gt; 'emis\organization\FinanceController@loadFinancialInformation']);</text:p>
      <text:p text:style-name="Standard"><text:s text:c="16"/>$router-&gt;post('/saveIncomeInformation', ['uses' =&gt; 'emis\organization\FinanceController@saveIncomeInformation']);</text:p>
      <text:p text:style-name="Standard"><text:s text:c="16"/>$router-&gt;post('/updateFinancialInfo', ['uses' =&gt; 'emis\organization\FinanceController@updateFinancialInfo']);</text:p>
      <text:p text:style-name="Standard"><text:s text:c="16"/>$router-&gt;get('/loadIncomeInformation/{orgId}', ['uses' =&gt; 'emis\organization\FinanceController@loadIncomeInformation']);</text:p>
      <text:p text:style-name="Standard"><text:s text:c="12"/>});</text:p>
      <text:p text:style-name="Standard"/>
      <text:p text:style-name="Standard"/>
      <text:p text:style-name="Standard"><text:s text:c="12"/>//new routes end here</text:p>
      <text:p text:style-name="Standard"/>
      <text:p text:style-name="Standard"/>
      <text:p text:style-name="Standard"><text:s text:c="12"/>$router-&gt;post('/saveSubjectMapping', ['uses' =&gt; 'emis\organization\GeneralInfoController@saveSubjectMapping']);</text:p>
      <text:p text:style-name="Standard"><text:s text:c="12"/>$router-&gt;get('/getSubjectMapping/{org_id}', ['uses' =&gt; 'emis\organization\GeneralInfoController@getSubjectMapping']);</text:p>
      <text:p text:style-name="Standard"><text:s text:c="12"/>$router-&gt;get('/getOptionalSubjectOrgWise/{orgId}', ['uses' =&gt; 'emis\organization\GeneralInfoController@getOptionalSubjectOrgWise']);</text:p>
      <text:p text:style-name="Standard"/>
      <text:p text:style-name="Standard"><text:s text:c="12"/>$router-&gt;group(['prefix' =&gt; 'classMapping'], function () use ($router) {</text:p>
      <text:p text:style-name="Standard"><text:s text:c="16"/>$router-&gt;post('/saveClassMapping', ['uses' =&gt; 'emis\organization\GeneralInfoController@saveClassMapping']);</text:p>
      <text:p text:style-name="Standard"><text:s text:c="16"/>$router-&gt;get('/getCurrentClassStream/{school_id}', ['uses' =&gt; 'emis\organization\GeneralInfoController@getCurrentClassStream']);</text:p>
      <text:p text:style-name="Standard"><text:s text:c="12"/>});</text:p>
      <text:p text:style-name="Standard"><text:s text:c="12"/>$router-&gt;get('/getStudentSchoolDetails/{OrgClassId}', ['uses' =&gt; 'emis\organization\GeneralInfoController@getStudentSchoolDetails']);</text:p>
      <text:p text:style-name="Standard"><text:soft-page-break/><text:s text:c="12"/>$router-&gt;post('/udpateOrgProfile', ['uses' =&gt; 'emis\organization\GeneralInfoController@udpateOrgProfile']);</text:p>
      <text:p text:style-name="Standard"><text:s text:c="12"/>$router-&gt;post('/updateOrgBasicDetials', ['uses' =&gt; 'emis\organization\GeneralInfoController@updateOrgBasicDetials']);</text:p>
      <text:p text:style-name="Standard"><text:s text:c="12"/>$router-&gt;post('/updateSenDetials', ['uses' =&gt; 'emis\organization\GeneralInfoController@updateSenDetials']);</text:p>
      <text:p text:style-name="Standard"><text:s text:c="12"/>$router-&gt;post('/updateBasicDetails', ['uses' =&gt; 'emis\organization\GeneralInfoController@updateBasicDetails']);</text:p>
      <text:p text:style-name="Standard"><text:s text:c="12"/>$router-&gt;get('/getcurrentSenDetails/{org_id}', ['uses' =&gt; 'emis\organization\GeneralInfoController@getcurrentSenDetails']);</text:p>
      <text:p text:style-name="Standard"/>
      <text:p text:style-name="Standard"/>
      <text:p text:style-name="Standard"><text:s text:c="12"/>$router-&gt;group(['prefix' =&gt; 'section'], function () use ($router) {</text:p>
      <text:p text:style-name="Standard"><text:s text:c="16"/>$router-&gt;post('/saveSection', ['uses' =&gt; 'emis\organization\GeneralInfoController@saveSection']);</text:p>
      <text:p text:style-name="Standard"><text:s text:c="16"/>$router-&gt;get('/getClassByOrganizationId/{orgId}', ['uses' =&gt; 'emis\organization\GeneralInfoController@getClassByOrganizationId']);</text:p>
      <text:p text:style-name="Standard"><text:s text:c="16"/>$router-&gt;get('/getStreamByClassId/{classId}', ['uses' =&gt; 'emis\organization\GeneralInfoController@getStreamByClassId']);</text:p>
      <text:p text:style-name="Standard"><text:s text:c="16"/>$router-&gt;get('/getStreamByOrgId/{orgId}', ['uses' =&gt; 'emis\organization\GeneralInfoController@getStreamByOrgId']);</text:p>
      <text:p text:style-name="Standard"><text:s text:c="16"/>$router-&gt;get('/getExistingSectionByClass/{classId}', ['uses' =&gt; 'emis\organization\GeneralInfoController@getExistingSectionByClass']);</text:p>
      <text:p text:style-name="Standard"><text:s text:c="12"/>});</text:p>
      <text:p text:style-name="Standard"><text:s text:c="12"/>$router-&gt;group(['prefix' =&gt; 'connectivity'], function () use ($router) {</text:p>
      <text:p text:style-name="Standard"><text:s text:c="16"/>$router-&gt;post('/saveConnectivity', ['uses' =&gt; 'emis\organization\GeneralInfoController@saveConnectivity']);</text:p>
      <text:p text:style-name="Standard"><text:s text:c="16"/>$router-&gt;get('/getRoadTypeDropdown', ['uses' =&gt; 'emis\organization\GeneralInfoController@getRoadTypeDropdown']);</text:p>
      <text:p text:style-name="Standard"><text:s text:c="16"/>$router-&gt;get('/getElectricitySourceDropdown', ['uses' =&gt; 'emis\organization\GeneralInfoController@getElectricitySourceDropdown']);</text:p>
      <text:p text:style-name="Standard"><text:s text:c="16"/>$router-&gt;get('/getElectricitySupplyDropdown', ['uses' =&gt; 'emis\organization\GeneralInfoController@getElectricitySupplyDropdown']);</text:p>
      <text:p text:style-name="Standard"><text:s text:c="16"/>$router-&gt;get('/getServiceProviderDropdown', ['uses' =&gt; 'emis\organization\GeneralInfoController@getServiceProviderDropdown']);</text:p>
      <text:p text:style-name="Standard"><text:s text:c="16"/>$router-&gt;get('/getServiceProviderDropdown1', ['uses' =&gt; 'emis\organization\GeneralInfoController@getServiceProviderDropdown1']);</text:p>
      <text:p text:style-name="Standard"><text:s text:c="16"/>$router-&gt;get('/getContactTypeDropdown', ['uses' =&gt; 'emis\organization\GeneralInfoController@getContactTypeDropdown']);</text:p>
      <text:p text:style-name="Standard"><text:s text:c="12"/>});</text:p>
      <text:p text:style-name="Standard"><text:s text:c="12"/>$router-&gt;group(['prefix' =&gt; 'location'], function () use ($router) {</text:p>
      <text:p text:style-name="Standard"><text:s text:c="16"/>$router-&gt;post('/saveLocation', ['uses' =&gt; 'emis\organization\GeneralInfoController@saveLocation']);</text:p>
      <text:p text:style-name="Standard"><text:s text:c="16"/>$router-&gt;get('/getDisasterListInCheckbox', ['uses' =&gt; 'emis\organization\GeneralInfoController@getDisasterListInCheckbox']);</text:p>
      <text:p text:style-name="Standard"><text:s text:c="12"/>});</text:p>
      <text:p text:style-name="Standard"/>
      <text:p text:style-name="Standard"><text:s text:c="12"/>$router-&gt;group(['prefix' =&gt; 'sport'], function () use ($router) {</text:p>
      <text:p text:style-name="Standard"><text:s text:c="16"/>$router-&gt;post('/saveSport', ['uses' =&gt; 'emis\organization\StructuralController@saveSport']);</text:p>
      <text:p text:style-name="Standard"><text:s text:c="16"/>$router-&gt;post('/saveEccd', ['uses' =&gt; 'emis\organization\StructuralController@saveEccd']);</text:p>
      <text:p text:style-name="Standard"><text:soft-page-break/><text:s text:c="16"/>$router-&gt;get('/loadSport/{orgId}', ['uses' =&gt; 'emis\organization\StructuralController@loadSport']);</text:p>
      <text:p text:style-name="Standard"><text:s text:c="16"/>$router-&gt;get('/loadeccd/{orgId}', ['uses' =&gt; 'emis\organization\StructuralController@loadeccd']);</text:p>
      <text:p text:style-name="Standard"><text:s text:c="16"/>$router-&gt;get('/getFacilityInDropdown', ['uses' =&gt; 'emis\organization\StructuralController@getFacilityInDropdown']);</text:p>
      <text:p text:style-name="Standard"><text:s text:c="16"/>$router-&gt;get('/getSupportInDropdown', ['uses' =&gt; 'emis\organization\StructuralController@getSupportInDropdown']);</text:p>
      <text:p text:style-name="Standard"><text:s text:c="16"/>$router-&gt;get('/getSubFacilityDropdown/{id}', ['uses' =&gt; 'emis\organization\StructuralController@getSubFacilityDropdown']);</text:p>
      <text:p text:style-name="Standard"><text:s text:c="16"/>$router-&gt;get('/getSportsDetails/{sportId}', ['uses' =&gt; 'emis\organization\StructuralController@getSportsDetails']);</text:p>
      <text:p text:style-name="Standard"><text:s text:c="12"/>});</text:p>
      <text:p text:style-name="Standard"><text:s text:c="12"/>$router-&gt;group(['prefix' =&gt; 'infrastructure'], function () use ($router) {</text:p>
      <text:p text:style-name="Standard"><text:s text:c="16"/>$router-&gt;post('/saveInfrastructure', ['uses' =&gt; 'emis\organization\StructuralController@saveInfrastructure']);</text:p>
      <text:p text:style-name="Standard"><text:s text:c="16"/>$router-&gt;get('/getCategoryInDropdown', ['uses' =&gt; 'emis\organization\StructuralController@getCategoryInDropdown']);</text:p>
      <text:p text:style-name="Standard"><text:s text:c="16"/>$router-&gt;get('/getSubCategoryInDropdown/{categoryId}', ['uses' =&gt; 'emis\organization\StructuralController@getSubCategoryInDropdown']);</text:p>
      <text:p text:style-name="Standard"><text:s text:c="16"/>$router-&gt;get('/getStructureFacilityInDropdown', ['uses' =&gt; 'emis\organization\StructuralController@getStructureFacilityInDropdown']);</text:p>
      <text:p text:style-name="Standard"><text:s text:c="16"/>$router-&gt;get('/loadInfrastructureList/{orgId}', ['uses' =&gt; 'emis\organization\StructuralController@loadInfrastructureList']);</text:p>
      <text:p text:style-name="Standard"><text:s text:c="16"/>$router-&gt;get('/getDesignerDropdown', ['uses' =&gt; 'emis\organization\StructuralController@getDesignerDropdown']);</text:p>
      <text:p text:style-name="Standard"><text:s text:c="16"/>$router-&gt;get('/getInfrastructureDetails/{infraId}', ['uses' =&gt; 'emis\organization\StructuralController@getInfrastructureDetails']);</text:p>
      <text:p text:style-name="Standard"><text:s text:c="16"/>$router-&gt;post('/saveWashFeeding', ['uses' =&gt; 'emis\organization\StructuralController@saveWashFeeding']);</text:p>
      <text:p text:style-name="Standard"><text:s text:c="16"/>$router-&gt;get('/getWashFeeding/{type}', ['uses' =&gt; 'emis\organization\StructuralController@getWashFeeding']);</text:p>
      <text:p text:style-name="Standard"><text:s text:c="16"/>$router-&gt;post('/saveEccdFacilities', ['uses' =&gt; 'emis\organization\StructuralController@saveEccdFacilities']);</text:p>
      <text:p text:style-name="Standard"><text:s text:c="16"/>$router-&gt;get('/getEccdFacilitiesList/{type}', ['uses' =&gt; 'emis\organization\StructuralController@getEccdFacilitiesList']);</text:p>
      <text:p text:style-name="Standard"><text:s text:c="12"/>});</text:p>
      <text:p text:style-name="Standard"><text:s text:c="12"/>// ECCD Infrastructure</text:p>
      <text:p text:style-name="Standard"><text:s text:c="12"/>$router-&gt;group(['prefix' =&gt; 'eccdinfrastructure'], function () use ($router) {</text:p>
      <text:p text:style-name="Standard"><text:s text:c="16"/>$router-&gt;get('/getStructureTypeInDropdown', ['uses' =&gt; 'emis\organization\StructuralController@getStructureTypeInDropdown']);</text:p>
      <text:p text:style-name="Standard"><text:s text:c="16"/>$router-&gt;get('/geteccdStructureFacilityInDropdown/{structuretype}', ['uses' =&gt; 'emis\organization\StructuralController@geteccdStructureFacilityInDropdown']);</text:p>
      <text:p text:style-name="Standard"><text:s text:c="16"/>$router-&gt;post('/saveEccdInfrastructure', ['uses' =&gt; 'emis\organization\StructuralController@saveEccdInfrastructure']);</text:p>
      <text:p text:style-name="Standard"><text:s text:c="16"/>$router-&gt;get('/loadEccdInfrastructureList/{orgId}', ['uses' =&gt; 'emis\organization\StructuralController@loadEccdInfrastructureList']);</text:p>
      <text:p text:style-name="Standard"><text:s text:c="16"/>$router-&gt;get('/getEccdInfrastructureDetails/{eccdinfraId}', ['uses' =&gt; 'emis\organization\StructuralController@getEccdInfrastructureDetails']);</text:p>
      <text:p text:style-name="Standard"><text:s text:c="12"/>});</text:p>
      <text:p text:style-name="Standard"><text:s text:c="12"/>$router-&gt;group(['prefix' =&gt; 'schoolFeeding'], function () use ($router) {</text:p>
      <text:p text:style-name="Standard"><text:soft-page-break/><text:s text:c="16"/>$router-&gt;post('/saveKitchenStatus', ['uses' =&gt; 'emis\organization\StructuralController@saveKitchenStatus']);</text:p>
      <text:p text:style-name="Standard"><text:s text:c="16"/>$router-&gt;get('/loadKitchenStatus/{id}', ['uses' =&gt; 'emis\organization\StructuralController@loadKitchenStatus']);</text:p>
      <text:p text:style-name="Standard"><text:s text:c="16"/>$router-&gt;post('/saveFoodStoreStatus', ['uses' =&gt; 'emis\organization\StructuralController@saveFoodStoreStatus']);</text:p>
      <text:p text:style-name="Standard"><text:s text:c="16"/>$router-&gt;post('/saveUtensilKitchen', ['uses' =&gt; 'emis\organization\StructuralController@saveUtensilKitchen']);</text:p>
      <text:p text:style-name="Standard"><text:s text:c="16"/>$router-&gt;post('/saveDinningHall', ['uses' =&gt; 'emis\organization\StructuralController@saveDinningHall']);</text:p>
      <text:p text:style-name="Standard"><text:s text:c="16"/>$router-&gt;get('/loadFoodStoreStatus/{id}', ['uses' =&gt; 'emis\organization\StructuralController@loadFoodStoreStatus']);</text:p>
      <text:p text:style-name="Standard"><text:s text:c="16"/>$router-&gt;get('/loadUtensilKitchenStatus/{id}', ['uses' =&gt; 'emis\organization\StructuralController@loadUtensilKitchenStatus']);</text:p>
      <text:p text:style-name="Standard"><text:s text:c="12"/>});</text:p>
      <text:p text:style-name="Standard"><text:s text:c="12"/>$router-&gt;get('/getOrgDetailsById/{id}/{accessLevel}', 'emis\organization\EstablishmentController@getOrgDetailsById');</text:p>
      <text:p text:style-name="Standard"/>
      <text:p text:style-name="Standard"><text:s text:c="12"/>$router-&gt;group(['prefix' =&gt; 'organizationApproval'], function () use ($router) {</text:p>
      <text:p text:style-name="Standard"><text:s text:c="16"/>$router-&gt;post('/saveEstablishment', ['uses' =&gt; 'emis\organization\OrganizationApprovalController@saveEstablishment']);</text:p>
      <text:p text:style-name="Standard"><text:s text:c="16"/>$router-&gt;post('/saveClassStream', ['uses' =&gt; 'emis\organization\OrganizationApprovalController@saveClassStream']);</text:p>
      <text:p text:style-name="Standard"><text:s text:c="16"/>$router-&gt;post('/saveUploadedFiles', ['uses' =&gt; 'emis\organization\OrganizationApprovalController@saveUploadedFiles']);</text:p>
      <text:p text:style-name="Standard"><text:s text:c="16"/>$router-&gt;get('/loadOrgApplications/{user_id}/{type}', ['uses' =&gt; 'emis\organization\OrganizationApprovalController@loadOrgApplications']);</text:p>
      <text:p text:style-name="Standard"><text:s text:c="16"/>$router-&gt;get('/loadEstbDetailsForVerification/{appNo}', ['uses' =&gt; 'emis\organization\OrganizationApprovalController@loadEstbDetailsForVerification']);</text:p>
      <text:p text:style-name="Standard"><text:s text:c="16"/>$router-&gt;post('/updateNewEstablishmentApplication', ['uses' =&gt; 'emis\organization\OrganizationApprovalController@updateNewEstablishmentApplication']);</text:p>
      <text:p text:style-name="Standard"><text:s text:c="16"/>$router-&gt;post('/updateTeamVerification', ['uses' =&gt; 'emis\organization\OrganizationApprovalController@updateTeamVerification']);</text:p>
      <text:p text:style-name="Standard"><text:s text:c="16"/>$router-&gt;get('/loadTeamVerificationList/{id}', ['uses' =&gt; 'emis\organization\OrganizationApprovalController@loadTeamVerificationList']);</text:p>
      <text:p text:style-name="Standard"/>
      <text:p text:style-name="Standard"><text:s text:c="16"/>$router-&gt;post('/saveLocationChange', ['uses' =&gt; 'emis\organization\OrganizationApprovalController@saveLocationChange']);</text:p>
      <text:p text:style-name="Standard"><text:s text:c="12"/>});</text:p>
      <text:p text:style-name="Standard"/>
      <text:p text:style-name="Standard"><text:s text:c="12"/>$router-&gt;group(['prefix' =&gt; 'establishment'], function () use ($router) {</text:p>
      <text:p text:style-name="Standard"><text:s text:c="16"/>$router-&gt;get('/getLevelInDropdown', ['uses' =&gt; 'emis\organization\EstablishmentController@getLevelInDropdown']);</text:p>
      <text:p text:style-name="Standard"><text:s text:c="16"/>$router-&gt;get('/getLocationInDropdown', ['uses' =&gt; 'emis\organization\EstablishmentController@getLocationInDropdown']);</text:p>
      <text:p text:style-name="Standard"><text:s text:c="16"/>$router-&gt;post('/saveprivatepublicschoolEstablishment', ['uses' =&gt; 'emis\organization\EstablishmentController@saveprivatepublicschoolEstablishment']);</text:p>
      <text:p text:style-name="Standard"><text:s text:c="16"/>$router-&gt;get('/loaddraftApplication/{type}/{user_id}', ['uses' =&gt; 'emis\organization\EstablishmentController@loaddraftApplication']);</text:p>
      <text:p text:style-name="Standard"><text:s text:c="16"/>$router-&gt;get('/loadEstablishmentApplciaiton/{record_id}', ['uses' =&gt; 'emis\organization\EstablishmentController@loadEstablishmentApplciaiton']);</text:p>
      <text:p text:style-name="Standard"/>
      <text:p text:style-name="Standard"><text:soft-page-break/><text:s text:c="16"/>$router-&gt;get('/loadorgbyId/{type}/{org_id}', 'emis\organization\EstablishmentController@loadorgbyId');</text:p>
      <text:p text:style-name="Standard"><text:s text:c="16"/>$router-&gt;get('/loadorgbygewogId/{gewog_id}', 'emis\organization\EstablishmentController@loadorgbygewogId');</text:p>
      <text:p text:style-name="Standard"/>
      <text:p text:style-name="Standard"><text:s text:c="16"/>$router-&gt;post('/saveUploadedFiles', ['uses' =&gt; 'emis\organization\EstablishmentController@saveUploadedFiles']);</text:p>
      <text:p text:style-name="Standard"><text:s text:c="16"/>$router-&gt;post('/updateEstablishment', ['uses' =&gt; 'emis\organization\EstablishmentController@updateEstablishment']);</text:p>
      <text:p text:style-name="Standard"><text:s text:c="16"/>$router-&gt;get('/loadTeamVerificationList/{id}', ['uses' =&gt; 'emis\organization\EstablishmentController@loadTeamVerificationList']);</text:p>
      <text:p text:style-name="Standard"><text:s text:c="16"/>$router-&gt;post('/updateTeamVerification', ['uses' =&gt; 'emis\organization\EstablishmentController@updateTeamVerification']);</text:p>
      <text:p text:style-name="Standard"><text:s text:c="16"/>$router-&gt;post('/saveClassStream', ['uses' =&gt; 'emis\organization\EstablishmentController@saveClassStream']);</text:p>
      <text:p text:style-name="Standard"><text:s text:c="16"/>$router-&gt;get('/getClass', ['uses' =&gt; 'emis\organization\EstablishmentController@getClass']);</text:p>
      <text:p text:style-name="Standard"/>
      <text:p text:style-name="Standard"/>
      <text:p text:style-name="Standard"><text:s text:c="16"/>$router-&gt;get('/getStream', ['uses' =&gt; 'emis\organization\EstablishmentController@getStream']);</text:p>
      <text:p text:style-name="Standard"><text:s text:c="16"/>$router-&gt;get('/getClassMappingDetails/{mapping_id}', ['uses' =&gt; 'emis\organization\EstablishmentController@getClassMappingDetails']);</text:p>
      <text:p text:style-name="Standard"><text:s text:c="16"/>$router-&gt;get('/loadOrganizationDetails/{id}', ['uses' =&gt; 'emis\organization\EstablishmentController@loadOrganizationDetails']);</text:p>
      <text:p text:style-name="Standard"><text:s text:c="16"/>$router-&gt;get('/loadEstbDetailsForVerification/{appNo}', ['uses' =&gt; 'emis\organization\EstablishmentController@loadEstbDetailsForVerification']);</text:p>
      <text:p text:style-name="Standard"><text:s text:c="16"/>$router-&gt;get('/loadProprietorDetails', ['uses' =&gt; 'emis\organization\EstablishmentController@loadProprietorDetails']);</text:p>
      <text:p text:style-name="Standard"><text:s text:c="16"/>$router-&gt;get('/loadOrgApplications/{id}/{type}', ['uses' =&gt; 'emis\organization\EstablishmentController@loadOrgApplications']);</text:p>
      <text:p text:style-name="Standard"><text:s text:c="16"/>$router-&gt;get('/loadOrgChangeApplications/{id}/{type}', ['uses' =&gt; 'emis\organization\EstablishmentController@loadOrgChangeApplications']);</text:p>
      <text:p text:style-name="Standard"><text:s text:c="16"/>$router-&gt;get('/loadApprovedOrgs/{type}', ['uses' =&gt; 'emis\organization\EstablishmentController@loadApprovedOrgs']);</text:p>
      <text:p text:style-name="Standard"><text:s text:c="16"/>$router-&gt;get('/getApprovedOrgDetails/{type}/{key}', ['uses' =&gt; 'emis\organization\EstablishmentController@getApprovedOrgDetails']);</text:p>
      <text:p text:style-name="Standard"><text:s text:c="16"/>$router-&gt;post('/registerOrganizationDetails', ['uses' =&gt; 'emis\organization\EstablishmentController@registerOrganizationDetails']);</text:p>
      <text:p text:style-name="Standard"><text:s text:c="16"/>$router-&gt;get('/getschoolDetials/{param}', ['uses' =&gt; 'emis\organization\EstablishmentController@getschoolDetials']);</text:p>
      <text:p text:style-name="Standard"><text:s text:c="16"/>$router-&gt;get('/getFullSchoolDetials/{id}', ['uses' =&gt; 'emis\organization\EstablishmentController@getFullSchoolDetials']);</text:p>
      <text:p text:style-name="Standard"><text:s text:c="16"/>$router-&gt;get('/getSchoolDzongkhagId/{id}', ['uses' =&gt; 'emis\organization\EstablishmentController@getSchoolDzongkhagId']);</text:p>
      <text:p text:style-name="Standard"><text:s text:c="16"/>$router-&gt;get('/getHssSchoolList/{dzo_id}', ['uses' =&gt; 'emis\organization\EstablishmentController@getHssSchoolList']);</text:p>
      <text:p text:style-name="Standard"><text:s text:c="16"/>$router-&gt;get('/getLocationDetails/{id}', ['uses' =&gt; 'emis\organization\EstablishmentController@getLocationDetails']);</text:p>
      <text:p text:style-name="Standard"><text:s text:c="16"/>$router-&gt;get('/getConnectivityDetails/{id}', ['uses' =&gt; 'emis\organization\EstablishmentController@getConnectivityDetails']);</text:p>
      <text:p text:style-name="Standard"/>
      <text:p text:style-name="Standard"><text:soft-page-break/><text:s text:c="16"/>$router-&gt;get('/loadMergerApplications/{user_id}/{dzo_id}', ['uses' =&gt; 'emis\organization\EstablishmentController@loadMergerApplications']);</text:p>
      <text:p text:style-name="Standard"><text:s text:c="16"/>$router-&gt;get('/loadBifurcationApplications/{user_id}/{dzo_id}', ['uses' =&gt; 'emis\organization\EstablishmentController@loadBifurcationApplications']);</text:p>
      <text:p text:style-name="Standard"><text:s text:c="16"/>$router-&gt;get('/loadClosureApplications/{user_id}/{dzo_id}', ['uses' =&gt; 'emis\organization\EstablishmentController@loadClosureApplications']);</text:p>
      <text:p text:style-name="Standard"><text:s text:c="16"/>$router-&gt;get('/loadReopeningApplications/{user_id}/{dzo_id}', ['uses' =&gt; 'emis\organization\EstablishmentController@loadReopeningApplications']);</text:p>
      <text:p text:style-name="Standard"><text:s text:c="12"/>});</text:p>
      <text:p text:style-name="Standard"/>
      <text:p text:style-name="Standard"><text:s text:c="12"/>$router-&gt;group(['prefix' =&gt; 'headQuater'], function () use ($router) {</text:p>
      <text:p text:style-name="Standard"><text:s text:c="16"/>$router-&gt;post('/saveContactDetails', ['uses' =&gt; 'emis\organization\EstablishmentController@saveContactDetails']);</text:p>
      <text:p text:style-name="Standard"><text:s text:c="16"/>$router-&gt;post('/saveBasicDetails', ['uses' =&gt; 'emis\organization\EstablishmentController@saveBasicDetails']);</text:p>
      <text:p text:style-name="Standard"><text:s text:c="16"/>$router-&gt;get('/loadBasicDetails/{id}', ['uses' =&gt; 'emis\organization\EstablishmentController@loadBasicDetails']);</text:p>
      <text:p text:style-name="Standard"><text:s text:c="16"/>$router-&gt;get('/loadheadQuarterDetails/{id}', ['uses' =&gt; 'emis\organization\EstablishmentController@loadheadQuarterDetails']);</text:p>
      <text:p text:style-name="Standard"><text:s text:c="16"/>$router-&gt;get('/getsAgencyList/{param}', ['uses' =&gt; 'emis\organization\EstablishmentController@getsAgencyList']);</text:p>
      <text:p text:style-name="Standard"><text:s text:c="16"/>$router-&gt;get('/getHeadQuarterDetails/{id}', ['uses' =&gt; 'emis\organization\EstablishmentController@getHeadQuarterDetails']);</text:p>
      <text:p text:style-name="Standard"><text:s text:c="12"/>});</text:p>
      <text:p text:style-name="Standard"/>
      <text:p text:style-name="Standard"><text:s text:c="12"/>$router-&gt;group(['prefix' =&gt; 'merger'], function () use ($router) {</text:p>
      <text:p text:style-name="Standard"><text:s text:c="16"/>$router-&gt;post('/saveMerger', ['uses' =&gt; 'emis\organization\RestructuringController@saveMerger']);</text:p>
      <text:p text:style-name="Standard"><text:s text:c="16"/>$router-&gt;get('/loadMergerForVerification/{appNo}', ['uses' =&gt; 'emis\organization\RestructuringController@loadMergerForVerification']);</text:p>
      <text:p text:style-name="Standard"><text:s text:c="16"/>$router-&gt;post('/updateMergerDetails', ['uses' =&gt; 'emis\organization\RestructuringController@updateMergerDetails']);</text:p>
      <text:p text:style-name="Standard"><text:s text:c="12"/>});</text:p>
      <text:p text:style-name="Standard"/>
      <text:p text:style-name="Standard"><text:s text:c="12"/>$router-&gt;group(['prefix' =&gt; 'bifurcation'], function () use ($router) {</text:p>
      <text:p text:style-name="Standard"><text:s text:c="16"/>$router-&gt;post('/saveBifurcation', ['uses' =&gt; 'emis\organization\RestructuringController@saveBifurcation']);</text:p>
      <text:p text:style-name="Standard"><text:s text:c="16"/>$router-&gt;get('/loadBifurcationForVerification/{appNo}', <text:s/>['uses' =&gt; 'emis\organization\RestructuringController@loadbifurcationForVerification']);</text:p>
      <text:p text:style-name="Standard"><text:s text:c="16"/>$router-&gt;get('/loadBifurcation', ['uses' =&gt; 'emis\organization\RestructuringController@loadBifurcation']);</text:p>
      <text:p text:style-name="Standard"><text:s text:c="16"/>$router-&gt;post('/updateBifurcationDetails', ['uses' =&gt; 'emis\organization\RestructuringController@updateBifurcationDetails']);</text:p>
      <text:p text:style-name="Standard"><text:s text:c="12"/>});</text:p>
      <text:p text:style-name="Standard"/>
      <text:p text:style-name="Standard"><text:s text:c="12"/>$router-&gt;group(['prefix' =&gt; 'closure'], function () use ($router) {</text:p>
      <text:p text:style-name="Standard"><text:s text:c="16"/>$router-&gt;post('/saveClosure', ['uses' =&gt; 'emis\organization\RestructuringController@saveClosure']);</text:p>
      <text:p text:style-name="Standard"><text:s text:c="16"/>$router-&gt;get('/loadClosureApplicationDetails/{appNo}', <text:s/>['uses' =&gt; 'emis\organization\RestructuringController@loadClosureApplicationDetails']);</text:p>
      <text:p text:style-name="Standard"><text:s text:c="16"/>$router-&gt;get('/loadClosureForVerification/{appNo}', ['uses' =&gt; 'emis\organization\RestructuringController@loadClosureForVerification']);</text:p>
      <text:p text:style-name="Standard"><text:soft-page-break/><text:s text:c="16"/>$router-&gt;post('/updateClosureDetails', ['uses' =&gt; 'emis\organization\RestructuringController@updateClosureDetails']);</text:p>
      <text:p text:style-name="Standard"><text:s text:c="16"/>//Ugyen's route</text:p>
      <text:p text:style-name="Standard"><text:s text:c="16"/>$router-&gt;post('/updateClosure', ['uses' =&gt; 'emis\organization\RestructuringController@updateClosure']);</text:p>
      <text:p text:style-name="Standard"><text:s text:c="12"/>});</text:p>
      <text:p text:style-name="Standard"/>
      <text:p text:style-name="Standard"><text:s text:c="12"/>$router-&gt;group(['prefix' =&gt; 'reopening'], function () use ($router) {</text:p>
      <text:p text:style-name="Standard"><text:s text:c="16"/>$router-&gt;post('/saveReopening', ['uses' =&gt; 'emis\organization\RestructuringController@saveReopening']);</text:p>
      <text:p text:style-name="Standard"><text:s text:c="16"/>$router-&gt;get('/loadReopeningForVerification/{appNo}', ['uses' =&gt; 'emis\organization\RestructuringController@loadReopeningForVerification']);</text:p>
      <text:p text:style-name="Standard"><text:s text:c="16"/>$router-&gt;post('/updateReopeningDetails', ['uses' =&gt; 'emis\organization\RestructuringController@updateReopeningDetails']);</text:p>
      <text:p text:style-name="Standard"><text:s text:c="12"/>});</text:p>
      <text:p text:style-name="Standard"/>
      <text:p text:style-name="Standard"><text:s text:c="12"/>$router-&gt;group(['prefix' =&gt; 'changeDetails'], function () use ($router) {</text:p>
      <text:p text:style-name="Standard"><text:s text:c="16"/>$router-&gt;post('/saveBasicChangeDetails', ['uses' =&gt; 'emis\organization\RestructuringController@saveBasicChangeDetails']);</text:p>
      <text:p text:style-name="Standard"><text:s text:c="16"/>$router-&gt;get('/getChangeBasicDetails/{appId}', ['uses' =&gt; 'emis\organization\RestructuringController@getChangeBasicDetails']);</text:p>
      <text:p text:style-name="Standard"><text:s text:c="16"/>$router-&gt;post('/saveChangeClass', ['uses' =&gt; 'emis\organization\RestructuringController@saveChangeClass']);</text:p>
      <text:p text:style-name="Standard"><text:s text:c="16"/>$router-&gt;get('/loadCurrentOrgDetails/{orgId}', ['uses' =&gt; 'emis\organization\RestructuringController@loadCurrentOrgDetails']);</text:p>
      <text:p text:style-name="Standard"><text:s text:c="16"/>$router-&gt;get('/loadCurrentProprietorDetails/{orgId}', ['uses' =&gt; 'emis\organization\RestructuringController@loadCurrentProprietorDetails']);</text:p>
      <text:p text:style-name="Standard"><text:s text:c="16"/>$router-&gt;get('/getCurrentClass', ['uses' =&gt; 'emis\organization\RestructuringController@getCurrentClass']);</text:p>
      <text:p text:style-name="Standard"><text:s text:c="16"/>$router-&gt;get('/getCurrentStream', ['uses' =&gt; 'emis\organization\RestructuringController@getCurrentStream']);</text:p>
      <text:p text:style-name="Standard"><text:s text:c="16"/>$router-&gt;get('/getApplicationNo/{userId}', ['uses' =&gt; 'emis\organization\RestructuringController@getApplicationNo']);</text:p>
      <text:p text:style-name="Standard"><text:s text:c="16"/>$router-&gt;get('/loadChangeDetailForVerification/{appNo}', ['uses' =&gt; 'emis\organization\RestructuringController@loadChangeDetailForVerification']);</text:p>
      <text:p text:style-name="Standard"><text:s text:c="16"/>$router-&gt;get('/loadPriviousOrgDetails/{orgId}', ['uses' =&gt; 'emis\organization\RestructuringController@loadPriviousOrgDetails']);</text:p>
      <text:p text:style-name="Standard"><text:s text:c="16"/>$router-&gt;post('/updateChangeBasicDetails', ['uses' =&gt; 'emis\organization\RestructuringController@updateChangeBasicDetails']);</text:p>
      <text:p text:style-name="Standard"><text:s text:c="16"/>$router-&gt;delete('/deleteFile/{id}', ['uses' =&gt; 'emis\organization\RestructuringController@deleteFile']);</text:p>
      <text:p text:style-name="Standard"><text:s text:c="12"/>});</text:p>
      <text:p text:style-name="Standard"><text:s text:c="12"/>$router-&gt;group(['prefix' =&gt; 'compoundDetails'], function () use ($router) {</text:p>
      <text:p text:style-name="Standard"><text:s text:c="16"/>$router-&gt;post('/saveSchoolCompundDetails', ['uses' =&gt; 'emis\organization\CompoundDetailController@saveSchoolCompundDetails']);</text:p>
      <text:p text:style-name="Standard"><text:s text:c="16"/>$router-&gt;get('/loadcompoundareadetials/{orgId}', ['uses' =&gt; 'emis\organization\CompoundDetailController@loadcompoundareadetials']);</text:p>
      <text:p text:style-name="Standard"><text:s text:c="16"/>$router-&gt;get('/getEditCompoundDetail/{compId}', ['uses' =&gt; 'emis\organization\CompoundDetailController@getEditCompoundDetail']);</text:p>
      <text:p text:style-name="Standard"><text:s text:c="16"/>$router-&gt;delete('/deleteFile/{id}', ['uses' =&gt; 'emis\organization\CompoundDetailController@deleteFile']);</text:p>
      <text:p text:style-name="Standard"><text:s text:c="12"/>});</text:p>
      <text:p text:style-name="Standard"><text:soft-page-break/><text:s text:c="12"/>$router-&gt;post('/saveAnnualData', 'emis\organization\GeneralInfoController@saveAnnualData');</text:p>
      <text:p text:style-name="Standard"><text:s text:c="12"/>$router-&gt;get('loadOrgDataSubmissionList/{type}/{parent_id}', ['uses' =&gt; 'emis\organization\GeneralInfoController@loadOrgDataSubmissionList', 'as' =&gt; 'loadOrgDataSubmissionList']);</text:p>
      <text:p text:style-name="Standard"><text:s text:c="12"/>$router-&gt;get('loadOrgDataSubmissionListMinistry/{dzongkhag_id}/{levelId}', ['uses' =&gt; 'emis\organization\GeneralInfoController@loadOrgDataSubmissionListMinistry', 'as' =&gt; 'loadOrgDataSubmissionListMinistry']);</text:p>
      <text:p text:style-name="Standard"><text:s text:c="8"/>});</text:p>
      <text:p text:style-name="Standard"/>
      <text:p text:style-name="Standard"><text:s text:c="8"/>//Projections and Indicators Routes</text:p>
      <text:p text:style-name="Standard"><text:s text:c="8"/>$router-&gt;group(['prefix' =&gt; 'projections'], function () use ($router) {</text:p>
      <text:p text:style-name="Standard"><text:s text:c="12"/>//Data Import</text:p>
      <text:p text:style-name="Standard"><text:s text:c="12"/>$router-&gt;group(['prefix' =&gt; 'data'], function () use ($router) {</text:p>
      <text:p text:style-name="Standard"><text:s text:c="16"/>$router-&gt;get('/loadIndicatorResult/{type}', ['uses' =&gt; 'emis\projections\ProjectionController@loadIndicatorResult']);</text:p>
      <text:p text:style-name="Standard"><text:s text:c="12"/>});</text:p>
      <text:p text:style-name="Standard"/>
      <text:p text:style-name="Standard"><text:s text:c="12"/>//Education Indicators</text:p>
      <text:p text:style-name="Standard"><text:s text:c="12"/>$router-&gt;group(['prefix' =&gt; 'education'], function () use ($router) {</text:p>
      <text:p text:style-name="Standard"><text:s text:c="16"/>$router-&gt;get('/loadEnrollment/{type}/{dzo_id}', ['uses' =&gt; 'emis\projections\EducationIndicatorController@loadEnrollment']);</text:p>
      <text:p text:style-name="Standard"><text:s text:c="16"/>$router-&gt;get('/loadEnrollmentByAge/{type}/{dzo_id}', ['uses' =&gt; 'emis\projections\EducationIndicatorController@loadEnrollmentByAge']);</text:p>
      <text:p text:style-name="Standard"><text:s text:c="16"/>$router-&gt;get('/loadTeacherNumbers/{type}/{dzo_id}', ['uses' =&gt; 'emis\projections\EducationIndicatorController@loadTeacherNumbers']);</text:p>
      <text:p text:style-name="Standard"><text:s text:c="16"/>$router-&gt;get('/loadTeacherNationality/{type}/{dzo_id}', ['uses' =&gt; 'emis\projections\EducationIndicatorController@loadTeacherNationality']);</text:p>
      <text:p text:style-name="Standard"><text:s text:c="12"/>});</text:p>
      <text:p text:style-name="Standard"/>
      <text:p text:style-name="Standard"><text:s text:c="12"/>//Quality Indicators</text:p>
      <text:p text:style-name="Standard"><text:s text:c="12"/>$router-&gt;group(['prefix' =&gt; 'quality'], function () use ($router) {</text:p>
      <text:p text:style-name="Standard"><text:s text:c="16"/>$router-&gt;get('/loadClassSize/{type}/{dzo_id}', ['uses' =&gt; 'emis\projections\QualityIndicatorController@loadClassSize']);</text:p>
      <text:p text:style-name="Standard"><text:s text:c="12"/>});</text:p>
      <text:p text:style-name="Standard"/>
      <text:p text:style-name="Standard"><text:s text:c="12"/>//Efficiency Indicators</text:p>
      <text:p text:style-name="Standard"><text:s text:c="12"/>$router-&gt;group(['prefix' =&gt; 'efficiency'], function () use ($router) {</text:p>
      <text:p text:style-name="Standard"><text:s text:c="16"/>$router-&gt;get('/loadIndicatorResult/{type}', ['uses' =&gt; 'emis\projections\EfficiencyIndicatorController@loadIndicatorResult']);</text:p>
      <text:p text:style-name="Standard"><text:s text:c="12"/>});</text:p>
      <text:p text:style-name="Standard"/>
      <text:p text:style-name="Standard"><text:s text:c="12"/>//Educational Institutes</text:p>
      <text:p text:style-name="Standard"><text:s text:c="12"/>$router-&gt;group(['prefix' =&gt; 'institutes'], function () use ($router) {</text:p>
      <text:p text:style-name="Standard"><text:s text:c="16"/>$router-&gt;get('/loadOrgListProjection/{type}/{parent_id}', ['uses' =&gt; 'emis\projections\OrgProjectionController@loadIndicatorResult']);</text:p>
      <text:p text:style-name="Standard"><text:s text:c="16"/>$router-&gt;get('/loadClassSize/{type}/{parent_id}', ['uses' =&gt; 'emis\projections\OrgProjectionController@loadIndicatorResult']);</text:p>
      <text:p text:style-name="Standard"><text:s text:c="12"/>});</text:p>
      <text:p text:style-name="Standard"><text:s text:c="8"/>});</text:p>
      <text:p text:style-name="Standard"/>
      <text:p text:style-name="Standard"><text:s text:c="8"/>$router-&gt;group(['prefix' =&gt; 'staff'], function () use ($router) {</text:p>
      <text:p text:style-name="Standard"><text:soft-page-break/><text:s text:c="12"/>$router-&gt;group(['prefix' =&gt; 'staffMasterController'], function () use ($router) {</text:p>
      <text:p text:style-name="Standard"><text:s text:c="16"/>$router-&gt;post('/saveStaffMasters', ['uses' =&gt; 'emis\staff\StaffMasterController@saveStaffMasters']);</text:p>
      <text:p text:style-name="Standard"><text:s text:c="16"/>$router-&gt;get('/loadStaffMasters/{type}/{model}', ['uses' =&gt; 'emis\staff\StaffMasterController@loadStaffMasters']);</text:p>
      <text:p text:style-name="Standard"><text:s text:c="16"/>// This route is used in report purpose</text:p>
      <text:p text:style-name="Standard"><text:s text:c="16"/>$router-&gt;get('/getTeacherPositionTitle', ['uses' =&gt; 'emis\staff\StaffMasterController@getTeacherPositionTitle']);</text:p>
      <text:p text:style-name="Standard"/>
      <text:p text:style-name="Standard"><text:s text:c="16"/>$router-&gt;post('/saveConfigMasters', ['uses' =&gt; 'emis\staff\StaffMasterController@saveConfigMasters']);</text:p>
      <text:p text:style-name="Standard"><text:s text:c="16"/>$router-&gt;get('/loadConfigMasters/{type}/{model}', ['uses' =&gt; 'emis\staff\StaffMasterController@loadConfigMasters']);</text:p>
      <text:p text:style-name="Standard"><text:s text:c="12"/>});</text:p>
      <text:p text:style-name="Standard"><text:s text:c="12"/>$router-&gt;group(['prefix' =&gt; 'zest'], function () use ($router) {</text:p>
      <text:p text:style-name="Standard"><text:s text:c="16"/>$router-&gt;post('/saveAppointmentDetails', ['uses' =&gt; 'emis\staff\ZestController@saveAppointmentDetails']);</text:p>
      <text:p text:style-name="Standard"><text:s text:c="16"/>$router-&gt;get('/loadappointment', ['uses' =&gt; 'emis\staff\ZestController@loadappointment']);</text:p>
      <text:p text:style-name="Standard"><text:s text:c="16"/>$router-&gt;get('/loadSeperation', ['uses' =&gt; 'emis\staff\ZestController@loadSeperation']);</text:p>
      <text:p text:style-name="Standard"><text:s text:c="16"/>$router-&gt;get('/loadSecondment/{param}', ['uses' =&gt; 'emis\staff\ZestController@loadSecondment']);</text:p>
      <text:p text:style-name="Standard"/>
      <text:p text:style-name="Standard"><text:s text:c="16"/>$router-&gt;get('/loadPromotion/{param}', ['uses' =&gt; 'emis\staff\ZestController@loadPromotion']);</text:p>
      <text:p text:style-name="Standard"><text:s text:c="16"/>$router-&gt;get('/loadPromotionDetails/{id}', ['uses' =&gt; 'emis\staff\ZestController@loadPromotionDetails']);</text:p>
      <text:p text:style-name="Standard"/>
      <text:p text:style-name="Standard"><text:s text:c="12"/>});</text:p>
      <text:p text:style-name="Standard"><text:s text:c="12"/></text:p>
      <text:p text:style-name="Standard"/>
      <text:p text:style-name="Standard"/>
      <text:p text:style-name="Standard"><text:s text:c="12"/>$router-&gt;get('/getStaffName/{Id}', ['uses' =&gt; 'emis\staff\StaffController@getStaffName']);</text:p>
      <text:p text:style-name="Standard"><text:s text:c="12"/>$router-&gt;get('/getStaffsName', ['uses' =&gt; 'emis\staff\StaffController@getStaffsName']);</text:p>
      <text:p text:style-name="Standard"><text:s text:c="12"/>$router-&gt;get('/getPrincipal/{orgId}', ['uses' =&gt; 'emis\staff\StaffController@getPrincipal']);</text:p>
      <text:p text:style-name="Standard"><text:s text:c="12"/>$router-&gt;post('/savePersonalDetails', ['uses' =&gt; 'emis\staff\StaffController@savePersonalDetails']);</text:p>
      <text:p text:style-name="Standard"><text:s text:c="12"/>$router-&gt;get('/loaddraftpersonalDetails/{type}/{user_id}', ['uses' =&gt; 'emis\staff\StaffController@loaddraftpersonalDetails']);</text:p>
      <text:p text:style-name="Standard"><text:s text:c="12"/>$router-&gt;get('/checkThisCid/{cid}', ['uses' =&gt; 'emis\staff\StaffController@checkThisCid']);</text:p>
      <text:p text:style-name="Standard"><text:s text:c="12"/>$router-&gt;post('/savequalificationDetails', ['uses' =&gt; 'emis\staff\StaffController@savequalificationDetails']);</text:p>
      <text:p text:style-name="Standard"><text:s text:c="12"/>$router-&gt;get('/loadQualification/{staff_id}/{user_id}', ['uses' =&gt; 'emis\staff\StaffController@loadQualification']);</text:p>
      <text:p text:style-name="Standard"><text:s text:c="12"/>$router-&gt;get('/loadStaffQualification/{staff_id}', ['uses' =&gt; 'emis\staff\StaffController@loadStaffQualification']);</text:p>
      <text:p text:style-name="Standard"><text:s text:c="12"/>$router-&gt;post('/savenominationDetails', ['uses' =&gt; 'emis\staff\StaffController@savenominationDetails']);</text:p>
      <text:p text:style-name="Standard"><text:s text:c="12"/>$router-&gt;get('/loadNominations/{staff_id}/{user_id}', ['uses' =&gt; 'emis\staff\StaffController@loadNominations']);</text:p>
      <text:p text:style-name="Standard"><text:s text:c="12"/>$router-&gt;get('/loadStaffNomination/{staff_id}', ['uses' =&gt; 'emis\staff\StaffController@loadStaffNomination']);</text:p>
      <text:p text:style-name="Standard"><text:soft-page-break/><text:s text:c="12"/>$router-&gt;post('/updatefinalstaffDetails', ['uses' =&gt; 'emis\staff\StaffController@updatefinalstaffDetails']);</text:p>
      <text:p text:style-name="Standard"><text:s text:c="12"/>$router-&gt;post('/updatefinalPrivatestaffDetails', ['uses' =&gt; 'emis\staff\StaffController@updatefinalPrivatestaffDetails']);</text:p>
      <text:p text:style-name="Standard"><text:s text:c="12"/>// $router-&gt;get('/loadAllStaff/{type}', ['uses' =&gt; 'emis\staff\StaffController@loadAllStaff']);</text:p>
      <text:p text:style-name="Standard"><text:s text:c="12"/>// $router-&gt;get('/loadStaff/{type}/{param}', ['uses' =&gt; 'emis\staff\StaffController@loadStaff']);</text:p>
      <text:p text:style-name="Standard"><text:s text:c="12"/>$router-&gt;get('/getEmisUsers/{emp_id}', ['uses' =&gt; 'emis\staff\StaffController@getEmisUsers']);</text:p>
      <text:p text:style-name="Standard"><text:s text:c="12"/>$router-&gt;get('/getLoginUser/{orgId}', ['uses' =&gt; 'emis\common_services\LoadStaffController@getLoginUser']);</text:p>
      <text:p text:style-name="Standard"><text:s text:c="12"/>$router-&gt;post('/updateStaffDetails', ['uses' =&gt; 'emis\staff\StaffController@updateStaffDetails']);</text:p>
      <text:p text:style-name="Standard"/>
      <text:p text:style-name="Standard"><text:s text:c="12"/>$router-&gt;group(['prefix' =&gt; 'hrdevelopment'], function () use ($router) {</text:p>
      <text:p text:style-name="Standard"><text:s text:c="16"/>$router-&gt;post('/saveprogramDetails', ['uses' =&gt; 'emis\staff\HrDevelopmentController@saveprogramDetails']);</text:p>
      <text:p text:style-name="Standard"><text:s text:c="16"/>$router-&gt;get('/loadDraftDetails/{user_id}', ['uses' =&gt; 'emis\staff\HrDevelopmentController@loadDraftDetails']);</text:p>
      <text:p text:style-name="Standard"><text:s text:c="16"/>$router-&gt;delete('/deleteFile/{id}', ['uses' =&gt; 'emis\staff\HrDevelopmentController@deleteFile']);</text:p>
      <text:p text:style-name="Standard"><text:s text:c="16"/>$router-&gt;post('/saveprogramFinalDetails', ['uses' =&gt; 'emis\staff\HrDevelopmentController@saveprogramFinalDetails']);</text:p>
      <text:p text:style-name="Standard"><text:s text:c="16"/>$router-&gt;get('/loadprogramDetails/{param}', ['uses' =&gt; 'emis\staff\HrDevelopmentController@loadprogramDetails']);</text:p>
      <text:p text:style-name="Standard"><text:s text:c="16"/>$router-&gt;get('/loadDetails/{id}', ['uses' =&gt; 'emis\staff\HrDevelopmentController@loadDetails']);</text:p>
      <text:p text:style-name="Standard"><text:s text:c="16"/>$router-&gt;get('/loadProgramDetailsForNomination/{param}', ['uses' =&gt; 'emis\staff\HrDevelopmentController@loadProgramDetailsForNomination']);</text:p>
      <text:p text:style-name="Standard"><text:s text:c="16"/>$router-&gt;post('/saveParticipant', ['uses' =&gt; 'emis\staff\HrDevelopmentController@saveParticipant']);</text:p>
      <text:p text:style-name="Standard"><text:s text:c="16"/>$router-&gt;get('/getParticipantDetails/{param}', ['uses' =&gt; 'emis\staff\HrDevelopmentController@getParticipantDetails']);</text:p>
      <text:p text:style-name="Standard"><text:s text:c="16"/>$router-&gt;get('/getParticipantDetailsById/{id}', ['uses' =&gt; 'emis\staff\HrDevelopmentController@getParticipantDetailsById']);</text:p>
      <text:p text:style-name="Standard"><text:s text:c="16"/>$router-&gt;get('/deleteParticipant/{id}', ['uses' =&gt; 'emis\staff\HrDevelopmentController@deleteParticipant']);</text:p>
      <text:p text:style-name="Standard"><text:s text:c="16"/>$router-&gt;post('/submitParticipants', ['uses' =&gt; 'emis\staff\HrDevelopmentController@submitParticipants']);</text:p>
      <text:p text:style-name="Standard"><text:s text:c="16"/>$router-&gt;post('/updateParticipant', ['uses' =&gt; 'emis\staff\HrDevelopmentController@updateParticipant']);</text:p>
      <text:p text:style-name="Standard"><text:s text:c="16"/>$router-&gt;post('/updateapplication', ['uses' =&gt; 'emis\staff\HrDevelopmentController@updateapplication']);</text:p>
      <text:p text:style-name="Standard"><text:s text:c="12"/>});</text:p>
      <text:p text:style-name="Standard"/>
      <text:p text:style-name="Standard"><text:s text:c="12"/>//principal recuirtment route by gagen</text:p>
      <text:p text:style-name="Standard"><text:s text:c="12"/>$router-&gt;group(['prefix' =&gt; 'staffRecruitmentController'], function () use ($router) {</text:p>
      <text:p text:style-name="Standard"><text:s text:c="16"/>$router-&gt;post('/savePrincipalApproval', ['uses' =&gt; 'emis\staff\StaffRecruitmentController@savePrincipalApproval']);</text:p>
      <text:p text:style-name="Standard"><text:s text:c="16"/>$router-&gt;get('/loadPrincipalApplicationDetials/{appNo}', ['uses' =&gt; 'emis\staff\StaffRecruitmentController@loadPrincipalApplicationDetials']);</text:p>
      <text:p text:style-name="Standard"><text:soft-page-break/><text:s text:c="16"/>$router-&gt;post('/updatePrincipalApproval', ['uses' =&gt; 'emis\staff\StaffRecruitmentController@updatePrincipalApproval']);</text:p>
      <text:p text:style-name="Standard"><text:s text:c="16"/>$router-&gt;get('/loadPrincipalApprovalApplication/{id}/{type}', ['uses' =&gt; 'emis\staff\StaffRecruitmentController@loadPrincipalApprovalApplication']);</text:p>
      <text:p text:style-name="Standard"><text:s text:c="12"/>});</text:p>
      <text:p text:style-name="Standard"><text:s text:c="12"/>//Expatriate route by gagen</text:p>
      <text:p text:style-name="Standard"><text:s text:c="12"/>$router-&gt;group(['prefix' =&gt; 'staffRecruitmentController'], function () use ($router) {</text:p>
      <text:p text:style-name="Standard"><text:s text:c="16"/>$router-&gt;post('/saveExpatriateRecuritment', ['uses' =&gt; 'emis\staff\StaffRecruitmentController@saveExpatriateRecuritment']);</text:p>
      <text:p text:style-name="Standard"><text:s text:c="16"/>$router-&gt;get('/loadPrincipalRecuritmentApplication/{appNo}', ['uses' =&gt; 'emis\staff\StaffRecruitmentController@loadPrincipalRecuritmentApplication']);</text:p>
      <text:p text:style-name="Standard"><text:s text:c="16"/>$router-&gt;post('/UpdateExpatriateRecuritment', ['uses' =&gt; 'emis\staff\StaffRecruitmentController@UpdateExpatriateRecuritment']);</text:p>
      <text:p text:style-name="Standard"><text:s text:c="16"/>$router-&gt;get('/loadExpatriateApprovalApplication/{id}/{type}', ['uses' =&gt; 'emis\staff\StaffRecruitmentController@loadExpatriateApprovalApplication']);</text:p>
      <text:p text:style-name="Standard"><text:s text:c="12"/>});</text:p>
      <text:p text:style-name="Standard"/>
      <text:p text:style-name="Standard"><text:s text:c="12"/>$router-&gt;group(['prefix' =&gt; 'transfer'], function () use ($router) {</text:p>
      <text:p text:style-name="Standard"><text:s text:c="16"/>$router-&gt;post('/saveTransferWindow', ['uses' =&gt; 'emis\staff\TransferController@saveTransferWindow']);</text:p>
      <text:p text:style-name="Standard"><text:s text:c="16"/>$router-&gt;get('/loadTransferWindow', ['uses' =&gt; 'emis\staff\TransferController@loadTransferWindow']);</text:p>
      <text:p text:style-name="Standard"><text:s text:c="16"/>$router-&gt;get('/getcurrentTransferWindowDetails/{id}', ['uses' =&gt; 'emis\staff\TransferController@getcurrentTransferWindowDetails']);</text:p>
      <text:p text:style-name="Standard"><text:s text:c="16"/>$router-&gt;get('/loadtransferDetails/{type}/{userId}/{dzoId}', ['uses' =&gt; 'emis\staff\TransferController@loadtransferDetails']);</text:p>
      <text:p text:style-name="Standard"><text:s text:c="16"/>$router-&gt;get('/reportingTransfer/{type}/{dzoId}', ['uses' =&gt; 'emis\staff\TransferController@reportingTransfer']);</text:p>
      <text:p text:style-name="Standard"><text:s text:c="16"/>$router-&gt;get('/getapplicatName/{id}', ['uses' =&gt; 'emis\staff\TransferController@getapplicatName']);</text:p>
      <text:p text:style-name="Standard"><text:s text:c="16"/>$router-&gt;get('/LoadApplicationDetailsByUserId/{param}/{user_id}', ['uses' =&gt; 'emis\staff\TransferController@LoadApplicationDetailsByUserId']);</text:p>
      <text:p text:style-name="Standard"><text:s text:c="16"/>$router-&gt;get('/loadApplicationDetails/{id}', ['uses' =&gt; 'emis\staff\TransferController@loadApplicationDetails']);</text:p>
      <text:p text:style-name="Standard"><text:s text:c="16"/>$router-&gt;get('/LoadTransferAppealDetails/{user_id}', ['uses' =&gt; 'emis\staff\TransferController@LoadTransferAppealDetails']);</text:p>
      <text:p text:style-name="Standard"><text:s text:c="16"/>$router-&gt;post('/SaveTransferAppeal', ['uses' =&gt; 'emis\staff\TransferController@SaveTransferAppeal']);</text:p>
      <text:p text:style-name="Standard"/>
      <text:p text:style-name="Standard"><text:s text:c="16"/>$router-&gt;post('/UpdateTransferAppeal', ['uses' =&gt; 'emis\staff\TransferController@UpdateTransferAppeal']);</text:p>
      <text:p text:style-name="Standard"><text:s text:c="16"/>$router-&gt;post('/submitIntialapplicantDetails', ['uses' =&gt; 'emis\staff\TransferController@submitIntialapplicantDetails']);</text:p>
      <text:p text:style-name="Standard"><text:s text:c="16"/>$router-&gt;get('/getDraftDetails/{user_id}', ['uses' =&gt; 'emis\staff\TransferController@getDraftDetails']);</text:p>
      <text:p text:style-name="Standard"><text:s text:c="16"/>$router-&gt;post('/submitFinalapplicantDetails', ['uses' =&gt; 'emis\staff\TransferController@submitFinalapplicantDetails']);</text:p>
      <text:p text:style-name="Standard"><text:s text:c="16"/>$router-&gt;get('/getIntialAppointmentDate/{cid}', ['uses' =&gt; 'emis\staff\TransferController@getIntialAppointmentDate']);</text:p>
      <text:p text:style-name="Standard"><text:s text:c="16"/>$router-&gt;post('/UpdatedApplicantDetails', ['uses' =&gt; 'emis\staff\TransferController@UpdatedApplicantDetails']);</text:p>
      <text:p text:style-name="Standard"><text:soft-page-break/><text:s text:c="16"/>$router-&gt;get('/loadtrainsferDetails/{appNo}', ['uses' =&gt; 'emis\staff\TransferController@loadtrainsferDetails']);</text:p>
      <text:p text:style-name="Standard"/>
      <text:p text:style-name="Standard"><text:s text:c="16"/>$router-&gt;get('/loadTransferAppealDetail/{appNo}', ['uses' =&gt; 'emis\staff\TransferController@loadTransferAppealDetail']);</text:p>
      <text:p text:style-name="Standard"><text:s text:c="16"/>$router-&gt;get('/loadAppealattachementDetails/{appNo}', ['uses' =&gt; 'emis\staff\TransferController@loadAppealattachementDetails']);</text:p>
      <text:p text:style-name="Standard"><text:s text:c="16"/>$router-&gt;get('/loadPreference/{id}', ['uses' =&gt; 'emis\staff\TransferController@loadPreference']);</text:p>
      <text:p text:style-name="Standard"><text:s text:c="16"/>$router-&gt;post('/updateTransferApplication', ['uses' =&gt; 'emis\staff\TransferController@updateTransferApplication']);</text:p>
      <text:p text:style-name="Standard"><text:s text:c="16"/>$router-&gt;get('/getTransferConfigDetails/{role_ids}', ['uses' =&gt; 'emis\staff\TransferController@getTransferConfigDetails']);</text:p>
      <text:p text:style-name="Standard"><text:s text:c="16"/>$router-&gt;get('/getAppVeriTransferConfigDetails/{transfer_type_id}/{app_role_id}/{role_id}', ['uses' =&gt; 'emis\staff\TransferController@getAppVeriTransferConfigDetails']);</text:p>
      <text:p text:style-name="Standard"/>
      <text:p text:style-name="Standard"><text:s text:c="16"/>$router-&gt;get('/getSubmitterId/{id}', ['uses' =&gt; 'emis\staff\TransferController@getSubmitterId']);</text:p>
      <text:p text:style-name="Standard"><text:s text:c="16"/>$router-&gt;get('/checkEligibilityForTransfer/{type_id}/{role_id}', ['uses' =&gt; 'emis\staff\TransferController@checkEligibilityForTransfer']);</text:p>
      <text:p text:style-name="Standard"><text:s text:c="16"/>$router-&gt;get('/getNextApprovalRoleIdForTransfer/{type_id}/{submitterRoleId}/{currentRoleId}', ['uses' =&gt; 'emis\staff\TransferController@getNextApprovalRoleIdForTransfer']);</text:p>
      <text:p text:style-name="Standard"><text:s text:c="12"/>});</text:p>
      <text:p text:style-name="Standard"/>
      <text:p text:style-name="Standard"><text:s text:c="12"/>$router-&gt;group(['prefix' =&gt; 'managementBody'], function () use ($router) {</text:p>
      <text:p text:style-name="Standard"><text:s text:c="16"/>$router-&gt;post('/saveManagementBody', ['uses' =&gt; 'emis\staff\ManagementBodyController@saveManagementBody']);</text:p>
      <text:p text:style-name="Standard"><text:s text:c="16"/>$router-&gt;post('/saveManagementBodyComposition', ['uses' =&gt; 'emis\staff\ManagementBodyController@saveManagementBodyComposition']);</text:p>
      <text:p text:style-name="Standard"><text:s text:c="16"/>$router-&gt;get('/loadManagementBodyComposition/{id}', ['uses' =&gt; 'emis\staff\ManagementBodyController@loadManagementBodyComposition']);</text:p>
      <text:p text:style-name="Standard"><text:s text:c="16"/>$router-&gt;get('/deleteManagementBodyComposition/{id}/{itemId}', ['uses' =&gt; 'emis\staff\ManagementBodyController@deleteManagementBodyComposition']);</text:p>
      <text:p text:style-name="Standard"><text:s text:c="16"/>$router-&gt;post('/updateManagementBody', ['uses' =&gt; 'emis\staff\ManagementBodyController@updateManagementBody']);</text:p>
      <text:p text:style-name="Standard"><text:s text:c="16"/>$router-&gt;get('/loadcreatedManagementBodyComposition/{param}', ['uses' =&gt; 'emis\staff\ManagementBodyController@loadcreatedManagementBodyComposition']);</text:p>
      <text:p text:style-name="Standard"><text:s text:c="16"/>$router-&gt;get('/loadcurrentbaord/{id}', ['uses' =&gt; 'emis\staff\ManagementBodyController@loadcurrentbaord']);</text:p>
      <text:p text:style-name="Standard"><text:s text:c="16"/>$router-&gt;post('/saveManagementMeeting', ['uses' =&gt; 'emis\staff\ManagementBodyController@saveManagementMeeting']);</text:p>
      <text:p text:style-name="Standard"><text:s text:c="16"/>$router-&gt;get('/loadCurrentMeeting/{userid}', ['uses' =&gt; 'emis\staff\ManagementBodyController@loadCurrentMeeting']);</text:p>
      <text:p text:style-name="Standard"><text:s text:c="16"/>$router-&gt;post('/saveResolutions', ['uses' =&gt; 'emis\staff\ManagementBodyController@saveResolutions']);</text:p>
      <text:p text:style-name="Standard"><text:s text:c="12"/>});</text:p>
      <text:p text:style-name="Standard"/>
      <text:p text:style-name="Standard"><text:s text:c="12"/>//Staff Update Services</text:p>
      <text:p text:style-name="Standard"><text:s text:c="12"/>$router-&gt;group(['prefix' =&gt; 'staffUpdateController'], function () use ($router) {</text:p>
      <text:p text:style-name="Standard"><text:s text:c="16"/>$router-&gt;post('/saveStaffcareerStage', ['uses' =&gt; 'emis\staff\StaffUpdateController@saveStaffCareerStage']);</text:p>
      <text:p text:style-name="Standard"><text:s text:c="16"/>$router-&gt;post('/saveSEN', ['uses' =&gt; 'emis\staff\StaffUpdateController@saveSEN']);</text:p>
      <text:p text:style-name="Standard"><text:soft-page-break/><text:s text:c="16"/>$router-&gt;post('/saveTeachinSubject', ['uses' =&gt; 'emis\staff\StaffUpdateController@saveTeachinSubject']);</text:p>
      <text:p text:style-name="Standard"><text:s text:c="16"/>$router-&gt;post('/saveStaffContact', ['uses' =&gt; 'emis\staff\StaffUpdateController@saveStaffContact']);</text:p>
      <text:p text:style-name="Standard"><text:s text:c="16"/>$router-&gt;post('/saveStaffMaritialStatus', ['uses' =&gt; 'emis\staff\StaffUpdateController@saveStaffMaritialStatus']);</text:p>
      <text:p text:style-name="Standard"><text:s text:c="12"/>});</text:p>
      <text:p text:style-name="Standard"/>
      <text:p text:style-name="Standard"><text:s text:c="12"/>//Staff Seperation and Secondment Services</text:p>
      <text:p text:style-name="Standard"><text:s text:c="12"/>$router-&gt;group(['prefix' =&gt; 'staffSepSecController'], function () use ($router) {</text:p>
      <text:p text:style-name="Standard"><text:s text:c="16"/>$router-&gt;post('/saveSecondmentSeperation', ['uses' =&gt; 'emis\staff\StaffSepSecController@saveSecondmentSeperation']);</text:p>
      <text:p text:style-name="Standard"><text:s text:c="16"/>$router-&gt;get('/loadSecondment/{type}/{model}', ['uses' =&gt; 'emis\staff\StaffSepSecController@loadSecondment']);</text:p>
      <text:p text:style-name="Standard"><text:s text:c="16"/>//to get staff on leave</text:p>
      <text:p text:style-name="Standard"><text:s text:c="16"/>$router-&gt;get('/loadLeaveStaffList', ['uses' =&gt; 'emis\staff\StaffSepSecController@loadLeaveStaffList']);</text:p>
      <text:p text:style-name="Standard"><text:s text:c="12"/>});</text:p>
      <text:p text:style-name="Standard"/>
      <text:p text:style-name="Standard"><text:s text:c="12"/>//staffServices/getLeaveConfigDetails/</text:p>
      <text:p text:style-name="Standard"><text:s text:c="12"/>$router-&gt;group(['prefix' =&gt; 'staffServices'], function () use ($router) {</text:p>
      <text:p text:style-name="Standard"><text:s text:c="16"/>$router-&gt;post('/saveStaffAward', ['uses' =&gt; 'emis\staff\StaffServicesController@saveStaffAward']);</text:p>
      <text:p text:style-name="Standard"><text:s text:c="16"/>$router-&gt;get('/loadStaffAward/{user_id}', ['uses' =&gt; 'emis\staff\StaffServicesController@loadStaffAward']);</text:p>
      <text:p text:style-name="Standard"><text:s text:c="16"/>$router-&gt;get('/loadStaffAwardforView/{id}', ['uses' =&gt; 'emis\staff\StaffServicesController@loadStaffAwardforView']);</text:p>
      <text:p text:style-name="Standard"><text:s text:c="16"/>$router-&gt;get('/deleteStaffServices/{type}/{id}', ['uses' =&gt; 'emis\staff\StaffServicesController@deleteStaffServices']);</text:p>
      <text:p text:style-name="Standard"><text:s text:c="16"/>$router-&gt;post('/saveStaffResponsibility', ['uses' =&gt; 'emis\staff\StaffServicesController@saveStaffResponsibility']);</text:p>
      <text:p text:style-name="Standard"><text:s text:c="16"/>$router-&gt;get('/loadStaffResponsibility/{user_id}', ['uses' =&gt; 'emis\staff\StaffServicesController@loadStaffResponsibility']);</text:p>
      <text:p text:style-name="Standard"><text:s text:c="16"/>$router-&gt;post('/saveStaffDisaplinary', ['uses' =&gt; 'emis\staff\StaffServicesController@saveStaffDisaplinary']);</text:p>
      <text:p text:style-name="Standard"><text:s text:c="16"/>$router-&gt;get('/loadStaffdisaplinary/{user_id}', ['uses' =&gt; 'emis\staff\StaffServicesController@loadStaffdisaplinary']);</text:p>
      <text:p text:style-name="Standard"><text:s text:c="16"/>$router-&gt;post('/saveStaffAttendance', ['uses' =&gt; 'emis\staff\StaffServicesController@saveStaffAttendance']);</text:p>
      <text:p text:style-name="Standard"><text:s text:c="16"/>$router-&gt;get('/loadStaffattendance/{param}', ['uses' =&gt; 'emis\staff\StaffServicesController@loadStaffattendance']);</text:p>
      <text:p text:style-name="Standard"><text:s text:c="16"/>$router-&gt;get('/loadattendanceDetails/{id}', ['uses' =&gt; 'emis\staff\StaffServicesController@loadattendanceDetails']);</text:p>
      <text:p text:style-name="Standard"><text:s text:c="16"/>$router-&gt;get('/checkAttendanceDetailsByDate/{year}/{month}/{org_id}', ['uses' =&gt; 'emis\staff\StaffServicesController@checkAttendanceDetailsByDate']);</text:p>
      <text:p text:style-name="Standard"/>
      <text:p text:style-name="Standard"><text:s text:c="16"/>$router-&gt;get('/checkEligibility/{type_id}/{role_ids}', ['uses' =&gt; 'emis\staff\StaffServicesController@checkEligibility']);</text:p>
      <text:p text:style-name="Standard"><text:s text:c="16"/>$router-&gt;get('/getLeaveConfigDetails/{role_ids}', ['uses' =&gt; 'emis\staff\StaffServicesController@getLeaveConfigDetails']);</text:p>
      <text:p text:style-name="Standard"/>
      <text:p text:style-name="Standard"><text:soft-page-break/><text:s text:c="16"/>$router-&gt;post('/submitLeaveApplication', ['uses' =&gt; 'emis\staff\StaffServicesController@submitLeaveApplication']);</text:p>
      <text:p text:style-name="Standard"><text:s text:c="16"/>$router-&gt;get('/loadLeaveDetails/{appNo}', ['uses' =&gt; 'emis\staff\StaffServicesController@loadLeaveDetails']);</text:p>
      <text:p text:style-name="Standard"><text:s text:c="16"/>$router-&gt;get('/loadLeaveDetailsForEdit/{id}', ['uses' =&gt; 'emis\staff\StaffServicesController@loadLeaveDetailsForEdit']);</text:p>
      <text:p text:style-name="Standard"><text:s text:c="16"/>$router-&gt;post('/verifyApproveRejectLeaveApplication', ['uses' =&gt; 'emis\staff\StaffServicesController@verifyApproveRejectLeaveApplication']);</text:p>
      <text:p text:style-name="Standard"><text:s text:c="16"/>$router-&gt;get('/getApprovedLeaveCount/{staff_id}/{leave_type_id}', ['uses' =&gt; 'emis\staff\StaffServicesController@getApprovedLeaveCount']);</text:p>
      <text:p text:style-name="Standard"><text:s text:c="16"/>$router-&gt;get('/getOnGoingLeave/{staff_id}', ['uses' =&gt; 'emis\staff\StaffServicesController@getOnGoingLeave']);</text:p>
      <text:p text:style-name="Standard"><text:s text:c="16"/>$router-&gt;get('/getallLeaves/{staff_id}', ['uses' =&gt; 'emis\staff\StaffServicesController@getallLeaves']);</text:p>
      <text:p text:style-name="Standard"><text:s text:c="16"/>$router-&gt;get('/getAppVeriLeaveConfigDetails/{leave_type_id}/{app_role_id}/{role_id}', ['uses' =&gt; 'emis\staff\StaffServicesController@getAppVeriLeaveConfigDetails']);</text:p>
      <text:p text:style-name="Standard"><text:s text:c="12"/>});</text:p>
      <text:p text:style-name="Standard"><text:s text:c="12"/>$router-&gt;group(['prefix' =&gt; 'staffLeadershipSerivcesController'], function () use ($router) {</text:p>
      <text:p text:style-name="Standard"><text:s text:c="16"/>$router-&gt;post('/createPost', ['uses' =&gt; 'emis\staff\StaffLeadershipSerivcesController@createPost']);</text:p>
      <text:p text:style-name="Standard"><text:s text:c="16"/>$router-&gt;get('/loadAllPosts/{user_id}', ['uses' =&gt; 'emis\staff\StaffLeadershipSerivcesController@loadAllPosts']);</text:p>
      <text:p text:style-name="Standard"><text:s text:c="16"/>$router-&gt;get('/loadDetials/{id}', ['uses' =&gt; 'emis\staff\StaffLeadershipSerivcesController@loadDetials']);</text:p>
      <text:p text:style-name="Standard"><text:s text:c="16"/>$router-&gt;get('/loadAllPostList/{role_ids}', ['uses' =&gt; 'emis\staff\StaffLeadershipSerivcesController@loadAllPostList']);</text:p>
      <text:p text:style-name="Standard"><text:s text:c="16"/>$router-&gt;get('/checkApplication/{id}', ['uses' =&gt; 'emis\staff\StaffLeadershipSerivcesController@checkApplication']);</text:p>
      <text:p text:style-name="Standard"><text:s text:c="16"/>$router-&gt;get('/loadPostDetials/{id}', ['uses' =&gt; 'emis\staff\StaffLeadershipSerivcesController@loadPostDetials']);</text:p>
      <text:p text:style-name="Standard"><text:s text:c="16"/>$router-&gt;post('/submitApplication', ['uses' =&gt; 'emis\staff\StaffLeadershipSerivcesController@submitApplication']);</text:p>
      <text:p text:style-name="Standard"><text:s text:c="16"/>$router-&gt;get('/loadAllApplication/{user_id}', ['uses' =&gt; 'emis\staff\StaffLeadershipSerivcesController@loadAllApplication']);</text:p>
      <text:p text:style-name="Standard"><text:s text:c="16"/>$router-&gt;get('/loadApprovedApplication', ['uses' =&gt; 'emis\staff\StaffLeadershipSerivcesController@loadApprovedApplication']);</text:p>
      <text:p text:style-name="Standard"><text:s text:c="16"/>$router-&gt;get('/loadapplicaitontDetials/{id}', ['uses' =&gt; 'emis\staff\StaffLeadershipSerivcesController@loadapplicaitontDetials']);</text:p>
      <text:p text:style-name="Standard"><text:s text:c="16"/>$router-&gt;post('/createLeadershipSelection', ['uses' =&gt; 'emis\staff\StaffLeadershipSerivcesController@createLeadershipSelection']);</text:p>
      <text:p text:style-name="Standard"><text:s text:c="16"/>$router-&gt;get('/loadLeadershipSelection/{type}/{id}', ['uses' =&gt; 'emis\staff\StaffLeadershipSerivcesController@loadLeadershipSelection']);</text:p>
      <text:p text:style-name="Standard"><text:s text:c="16"/>$router-&gt;post('/createNominationForLeadershipSelection', ['uses' =&gt; 'emis\staff\StaffLeadershipSerivcesController@createNominationForLeadershipSelection']);</text:p>
      <text:p text:style-name="Standard"><text:s text:c="16"/>$router-&gt;get('/loadNominationForLeadershipSelection/{id}', ['uses' =&gt; 'emis\staff\StaffLeadershipSerivcesController@loadNominationForLeadershipSelection']);</text:p>
      <text:p text:style-name="Standard"><text:s text:c="16"/>$router-&gt;post('/publishleadership', ['uses' =&gt; 'emis\staff\StaffLeadershipSerivcesController@publishleadership']);</text:p>
      <text:p text:style-name="Standard"><text:s text:c="16"/>$router-&gt;get('/loadAllLeadershipSelection', ['uses' =&gt; 'emis\staff\StaffLeadershipSerivcesController@loadAllLeadershipSelection']);</text:p>
      <text:p text:style-name="Standard"><text:s text:c="16"/>$router-&gt;get('/checkforfeedbackLink/{id}', ['uses' =&gt; 'emis\staff\StaffLeadershipSerivcesController@checkforfeedbackLink']);</text:p>
      <text:p text:style-name="Standard"><text:soft-page-break/><text:s text:c="16"/>$router-&gt;get('/getleadershipDetailsForFeedback/{id}', ['uses' =&gt; 'emis\staff\StaffLeadershipSerivcesController@getleadershipDetailsForFeedback']);</text:p>
      <text:p text:style-name="Standard"><text:s text:c="16"/>$router-&gt;get('/getleadershipDetailsByPosition/{id}', ['uses' =&gt; 'emis\staff\StaffLeadershipSerivcesController@getleadershipDetailsByPosition']);</text:p>
      <text:p text:style-name="Standard"><text:s text:c="16"/>$router-&gt;get('/loadapplicaitontDetialsforVerification/{app_no}', ['uses' =&gt; 'emis\staff\StaffLeadershipSerivcesController@loadapplicaitontDetialsforVerification']);</text:p>
      <text:p text:style-name="Standard"><text:s text:c="16"/>$router-&gt;get('/loadData/{param}', ['uses' =&gt; 'emis\staff\StaffLeadershipSerivcesController@loadData']);</text:p>
      <text:p text:style-name="Standard"><text:s text:c="16"/>$router-&gt;post('/saveData', ['uses' =&gt; 'emis\staff\StaffLeadershipSerivcesController@saveData']);</text:p>
      <text:p text:style-name="Standard"><text:s text:c="16"/>$router-&gt;get('/loadexistingData/{id}', ['uses' =&gt; 'emis\staff\StaffLeadershipSerivcesController@loadexistingData']);</text:p>
      <text:p text:style-name="Standard"><text:s text:c="16"/>$router-&gt;post('/saveFeedbackProviderData', ['uses' =&gt; 'emis\staff\StaffLeadershipSerivcesController@saveFeedbackProviderData']);</text:p>
      <text:p text:style-name="Standard"><text:s text:c="16"/>$router-&gt;get('/getFeedbackProviderData/{appNo}', ['uses' =&gt; 'emis\staff\StaffLeadershipSerivcesController@getFeedbackProviderData']);</text:p>
      <text:p text:style-name="Standard"><text:s text:c="16"/>$router-&gt;get('/deleteNomination/{id}', ['uses' =&gt; 'emis\staff\StaffLeadershipSerivcesController@deleteNomination']);</text:p>
      <text:p text:style-name="Standard"><text:s text:c="16"/>$router-&gt;post('/verifyApproveNotify', ['uses' =&gt; 'emis\staff\StaffLeadershipSerivcesController@verifyApproveNotify']);</text:p>
      <text:p text:style-name="Standard"><text:s text:c="16"/>$router-&gt;get('/getFeedbackData/{id}', ['uses' =&gt; 'emis\staff\StaffLeadershipSerivcesController@getFeedbackData']);</text:p>
      <text:p text:style-name="Standard"><text:s text:c="16"/>$router-&gt;post('/saveFeedback', ['uses' =&gt; 'emis\staff\StaffLeadershipSerivcesController@saveFeedback']);</text:p>
      <text:p text:style-name="Standard"><text:s text:c="16"/>$router-&gt;get('/updatedVisited/{id}', ['uses' =&gt; 'emis\staff\StaffLeadershipSerivcesController@updatedVisited']);</text:p>
      <text:p text:style-name="Standard"><text:s text:c="12"/>});</text:p>
      <text:p text:style-name="Standard"><text:s text:c="12"/>$router-&gt;group(['prefix' =&gt; 'substitution'], function () use ($router) {</text:p>
      <text:p text:style-name="Standard"><text:s text:c="16"/>$router-&gt;post('/savestaff', ['uses' =&gt; 'emis\staff\SubstitutionController@savestaff']);</text:p>
      <text:p text:style-name="Standard"><text:s text:c="16"/>$router-&gt;get('/loadStaff/{type}/{model}', ['uses' =&gt; 'emis\staff\SubstitutionController@loadStaff']);</text:p>
      <text:p text:style-name="Standard"><text:s text:c="16"/>$router-&gt;get('/loadsubstitutestaff', ['uses' =&gt; 'emis\staff\SubstitutionController@loadsubstitutestaff']);</text:p>
      <text:p text:style-name="Standard"><text:s text:c="16"/>//Substituted Staff Route</text:p>
      <text:p text:style-name="Standard"><text:s text:c="16"/>$router-&gt;post('/saveStaffSubstituted', ['uses' =&gt; 'emis\staff\SubstitutionController@saveStaffSubstituted']);</text:p>
      <text:p text:style-name="Standard"><text:s text:c="16"/>$router-&gt;get('/loadSubstaff', ['uses' =&gt; 'emis\staff\SubstitutionController@loadSubstaff']);</text:p>
      <text:p text:style-name="Standard"><text:s text:c="16"/>$router-&gt;get('/getEditSubstitutedList/{subid}', ['uses' =&gt; 'emis\staff\SubstitutionController@getEditSubstitutedList']);</text:p>
      <text:p text:style-name="Standard"><text:s text:c="12"/>});</text:p>
      <text:p text:style-name="Standard"/>
      <text:p text:style-name="Standard"><text:s text:c="8"/>});</text:p>
      <text:p text:style-name="Standard"/>
      <text:p text:style-name="Standard"><text:s text:c="8"/>$router-&gt;group(['prefix' =&gt; 'academics'], function () use ($router) {</text:p>
      <text:p text:style-name="Standard"><text:s text:c="12"/>$router-&gt;get('/getclassSections/{orgId}',['uses' =&gt; 'emis\academics\AcademicController@getclassSections']);</text:p>
      <text:p text:style-name="Standard"><text:s text:c="12"/>$router-&gt;post('/saveClassTeacher',['uses' =&gt; 'emis\academics\AcademicController@saveClassTeacher']);</text:p>
      <text:p text:style-name="Standard"><text:s text:c="12"/>$router-&gt;get('/getClassTeacher/{orgId}',['uses' =&gt; 'emis\academics\AcademicController@getClassTeacher']);</text:p>
      <text:p text:style-name="Standard"><text:s text:c="12"/>$router-&gt;get('/getClassTeacherClasss/{orgId}/{staffId}',['uses' =&gt; 'emis\academics\AcademicController@getClassTeacherClasss']);</text:p>
      <text:p text:style-name="Standard"><text:soft-page-break/><text:s text:c="12"/>$router-&gt;post('/saveSubjectTeacher',['uses' =&gt; 'emis\academics\AcademicController@saveSubjectTeacher']);</text:p>
      <text:p text:style-name="Standard"><text:s text:c="12"/>$router-&gt;get('/getSubjectTeacher/{orgId}',['uses' =&gt; 'emis\academics\AcademicController@getSubjectTeacher']);</text:p>
      <text:p text:style-name="Standard"><text:s text:c="12"/>$router-&gt;get('/getElectiveSubjects/{classId}[/{streamId}]',['uses' =&gt; 'emis\academics\AcademicController@getElectiveSubjects']);</text:p>
      <text:p text:style-name="Standard"/>
      <text:p text:style-name="Standard"><text:s text:c="12"/>$router-&gt;post('/saveStudentElectiveSubject',['uses' =&gt; 'emis\academics\AcademicController@saveStudentElectiveSubject']);</text:p>
      <text:p text:style-name="Standard"><text:s text:c="12"/>$router-&gt;get('/getStudentElectiveSubjects',['uses' =&gt; 'emis\academics\AcademicController@getStudentElectiveSubjects']);</text:p>
      <text:p text:style-name="Standard"><text:s text:c="12"/>$router-&gt;get('/getClassWithElectiveSubject',['uses' =&gt; 'emis\academics\AcademicController@getClassWithElectiveSubject']);</text:p>
      <text:p text:style-name="Standard"><text:s text:c="12"/>$router-&gt;post('/saveStudentAttendance',['uses' =&gt; 'emis\academics\AcademicController@saveStudentAttendance']);</text:p>
      <text:p text:style-name="Standard"><text:s text:c="12"/>$router-&gt;get('/loadStudentAttendance/{orgId}/{staffId}',['uses' =&gt; 'emis\academics\AcademicController@loadStudentAttendance']);</text:p>
      <text:p text:style-name="Standard"><text:s text:c="12"/>$router-&gt;get('/getTermsByClass/{classId}[/{streamId}]',['uses' =&gt; 'emis\academics\AcademicController@getTermsByClass']);</text:p>
      <text:p text:style-name="Standard"><text:s text:c="12"/>$router-&gt;get('/loadStudentAttendanceDetail/{orgId}',['uses' =&gt; 'emis\academics\AcademicController@loadStudentAttendanceDetail']);</text:p>
      <text:p text:style-name="Standard"><text:s text:c="12"/>$router-&gt;get('/getAttendanceData/{orgId}',['uses' =&gt; 'emis\academics\AcademicController@getAttendanceData']);</text:p>
      <text:p text:style-name="Standard"><text:s text:c="12"/>$router-&gt;post('/saveInstrunctionalDays',['uses' =&gt; 'emis\academics\AcademicController@saveInstrunctionalDays']);</text:p>
      <text:p text:style-name="Standard"><text:s text:c="12"/>$router-&gt;get('/getInstrunctionalDays',['uses' =&gt; 'emis\academics\AcademicController@getInstrunctionalDays']);</text:p>
      <text:p text:style-name="Standard"><text:s text:c="12"/>$router-&gt;get('/loadStudentAssessmentList/{staffId}/{orgId}',['uses' =&gt; 'emis\academics\AcademicController@loadStudentAssessmentList']);</text:p>
      <text:p text:style-name="Standard"><text:s text:c="12"/>$router-&gt;get('/loadAssessmentAreas/{term_id}/{sub_id}/{class_id}[/{stream_id}]',['uses' =&gt; 'emis\academics\AcademicController@loadAssessmentAreas']);</text:p>
      <text:p text:style-name="Standard"><text:s text:c="12"/>$router-&gt;get('/loadStudentAssessments/{org_id}',['uses' =&gt; 'emis\academics\AcademicController@loadStudentAssessments']);</text:p>
      <text:p text:style-name="Standard"><text:s text:c="12"/>$router-&gt;post('/saveStudentAssessment/{userId}',['uses' =&gt; 'emis\academics\AcademicController@saveStudentAssessment']);</text:p>
      <text:p text:style-name="Standard"><text:s text:c="12"/>$router-&gt;post('/unlockForEdit/{Id}',['uses' =&gt; 'emis\academics\AcademicController@unlockForEdit']);</text:p>
      <text:p text:style-name="Standard"><text:s text:c="12"/>$router-&gt;get('/loadConsolidatedResultList/{staffId}/{orgId}',['uses' =&gt; 'emis\academics\AcademicController@loadConsolidatedResultList']);</text:p>
      <text:p text:style-name="Standard"><text:s text:c="12"/>$router-&gt;get('/loadAssessmentAreasForConsolidated',['uses' =&gt; 'emis\academics\AcademicController@loadAssessmentAreasForConsolidated']);</text:p>
      <text:p text:style-name="Standard"><text:s text:c="12"/>$router-&gt;get('/loadConsolidatedResult/{orgId}',['uses' =&gt; 'emis\academics\AcademicController@loadConsolidatedResult']);</text:p>
      <text:p text:style-name="Standard"><text:s text:c="12"/>$router-&gt;post('/saveConsolidatedResut',['uses' =&gt; 'emis\academics\AcademicController@saveConsolidatedResut']);</text:p>
      <text:p text:style-name="Standard"><text:s text:c="12"/>$router-&gt;get('/loadClassBySubjectTeacher/{orgId}/{staffId}',['uses' =&gt; 'emis\academics\AcademicController@loadClassBySubjectTeacher']);</text:p>
      <text:p text:style-name="Standard"><text:s text:c="12"/>$router-&gt;get('/getTermsByFrequency/{frequencyId}',['uses' =&gt; 'emis\academics\AcademicController@getTermsByFrequency']);</text:p>
      <text:p text:style-name="Standard"><text:s text:c="12"/>$router-&gt;post('/unlockForEditForConsolidated/{Id}',['uses' =&gt; 'emis\academics\AcademicController@unlockForEditForConsolidated']);</text:p>
      <text:p text:style-name="Standard"><text:soft-page-break/><text:s text:c="12"/>$router-&gt;get('/getResult/{std_student_id}',['uses' =&gt; 'emis\academics\AcademicController@getResult']);</text:p>
      <text:p text:style-name="Standard"><text:s text:c="12"/>$router-&gt;get('/getSubjectByClass/{class_id}[/{stream_id}]',['uses' =&gt; 'emis\academics\AcademicController@getSubjectByClass']);</text:p>
      <text:p text:style-name="Standard"><text:s text:c="12"/>$router-&gt;get('/getSubjectTeacherBySubId/{aca_sub_id}',['uses' =&gt; 'emis\academics\AcademicController@getSubjectTeacherBySubId']);</text:p>
      <text:p text:style-name="Standard"><text:s text:c="12"/>$router-&gt;post('/saveRemedialClass',['uses' =&gt; 'emis\academics\AcademicController@saveRemedialClass']);</text:p>
      <text:p text:style-name="Standard"><text:s text:c="12"/>$router-&gt;get('/getRemedialClass/{orgId}',['uses' =&gt; 'emis\academics\AcademicController@getRemedialClass']);</text:p>
      <text:p text:style-name="Standard"><text:s text:c="12"/>$router-&gt;get('/getRemedialClassDetail/{orgId}/{Id}',['uses' =&gt; 'emis\academics\AcademicController@getRemedialClassDetail']);</text:p>
      <text:p text:style-name="Standard"><text:s text:c="12"/>$router-&gt;get('/getSubCategNonAcademic',['uses' =&gt; 'emis\academics\AcademicController@getSubCategNonAcademic']);</text:p>
      <text:p text:style-name="Standard"><text:s text:c="12"/>$router-&gt;get('/getTermsForPublish/{orgId}',['uses' =&gt; 'emis\academics\AcademicController@getTermsForPublish']);</text:p>
      <text:p text:style-name="Standard"><text:s text:c="12"/>$router-&gt;get('/loadConsolidatedResultListForPublish/{orgId}/{termId}',['uses' =&gt; 'emis\academics\AcademicController@loadConsolidatedResultListForPublish']);</text:p>
      <text:p text:style-name="Standard"><text:s text:c="12"/>$router-&gt;get('/getConsolidatedResultForEdit/{orgId}/{stdId}/{termId}/{subId}',['uses' =&gt; 'emis\academics\AcademicController@getConsolidatedResultForEdit']);</text:p>
      <text:p text:style-name="Standard"><text:s text:c="12"/>$router-&gt;get('/getSubjectOfTerm',['uses' =&gt; 'emis\academics\AcademicController@getSubjectOfTerm']);</text:p>
      <text:p text:style-name="Standard"><text:s text:c="12"/>$router-&gt;get('/getClassTeacherByclass/{orgId}',['uses' =&gt; 'emis\academics\AcademicController@getClassTeacherByclass']);</text:p>
      <text:p text:style-name="Standard"><text:s text:c="12"/>$router-&gt;get('/getSubjectTeacherByclass/{orgId}',['uses' =&gt; 'emis\academics\AcademicController@getSubjectTeacherByclass']);</text:p>
      <text:p text:style-name="Standard"><text:s text:c="12"/>$router-&gt;post('/updateStatus',['uses' =&gt; 'emis\academics\AcademicController@updateStatus']);</text:p>
      <text:p text:style-name="Standard"><text:s text:c="12"/>$router-&gt;post('/updateResult',['uses' =&gt; 'emis\academics\AcademicController@updateResult']);</text:p>
      <text:p text:style-name="Standard"><text:s text:c="12"/>$router-&gt;get('/getclassSections/{orgId}', ['uses' =&gt; 'emis\academics\AcademicController@getclassSections']);</text:p>
      <text:p text:style-name="Standard"><text:s text:c="12"/>$router-&gt;post('/saveClassTeacher', ['uses' =&gt; 'emis\academics\AcademicController@saveClassTeacher']);</text:p>
      <text:p text:style-name="Standard"><text:s text:c="12"/>$router-&gt;get('/getClassTeacher/{orgId}', ['uses' =&gt; 'emis\academics\AcademicController@getClassTeacher']);</text:p>
      <text:p text:style-name="Standard"><text:s text:c="12"/>$router-&gt;get('/getClassTeacherClasss/{orgId}/{staffId}', ['uses' =&gt; 'emis\academics\AcademicController@getClassTeacherClasss']);</text:p>
      <text:p text:style-name="Standard"><text:s text:c="12"/>$router-&gt;post('/saveSubjectTeacher', ['uses' =&gt; 'emis\academics\AcademicController@saveSubjectTeacher']);</text:p>
      <text:p text:style-name="Standard"><text:s text:c="12"/>$router-&gt;get('/getSubjectTeacher/{orgId}', ['uses' =&gt; 'emis\academics\AcademicController@getSubjectTeacher']);</text:p>
      <text:p text:style-name="Standard"><text:s text:c="12"/>$router-&gt;get('/getElectiveSubjects/{classId}[/{streamId}]', ['uses' =&gt; 'emis\academics\AcademicController@getElectiveSubjects']);</text:p>
      <text:p text:style-name="Standard"/>
      <text:p text:style-name="Standard"><text:s text:c="12"/>$router-&gt;post('/saveStudentElectiveSubject', ['uses' =&gt; 'emis\academics\AcademicController@saveStudentElectiveSubject']);</text:p>
      <text:p text:style-name="Standard"><text:s text:c="12"/>$router-&gt;get('/getStudentElectiveSubjects', ['uses' =&gt; 'emis\academics\AcademicController@getStudentElectiveSubjects']);</text:p>
      <text:p text:style-name="Standard"><text:s text:c="12"/>$router-&gt;get('/getClassWithElectiveSubject', ['uses' =&gt; 'emis\academics\AcademicController@getClassWithElectiveSubject']);</text:p>
      <text:p text:style-name="Standard"><text:soft-page-break/><text:s text:c="12"/>$router-&gt;post('/saveStudentAttendance', ['uses' =&gt; 'emis\academics\AcademicController@saveStudentAttendance']);</text:p>
      <text:p text:style-name="Standard"><text:s text:c="12"/>$router-&gt;get('/loadStudentAttendance/{orgId}/{staffId}', ['uses' =&gt; 'emis\academics\AcademicController@loadStudentAttendance']);</text:p>
      <text:p text:style-name="Standard"><text:s text:c="12"/>$router-&gt;get('/getTermsByClass/{classId}[/{streamId}]', ['uses' =&gt; 'emis\academics\AcademicController@getTermsByClass']);</text:p>
      <text:p text:style-name="Standard"><text:s text:c="12"/>$router-&gt;get('/loadStudentAttendanceDetail/{orgId}', ['uses' =&gt; 'emis\academics\AcademicController@loadStudentAttendanceDetail']);</text:p>
      <text:p text:style-name="Standard"><text:s text:c="12"/>$router-&gt;get('/getAttendanceData/{orgId}', ['uses' =&gt; 'emis\academics\AcademicController@getAttendanceData']);</text:p>
      <text:p text:style-name="Standard"><text:s text:c="12"/>$router-&gt;post('/saveInstrunctionalDays', ['uses' =&gt; 'emis\academics\AcademicController@saveInstrunctionalDays']);</text:p>
      <text:p text:style-name="Standard"><text:s text:c="12"/>$router-&gt;get('/getInstrunctionalDays', ['uses' =&gt; 'emis\academics\AcademicController@getInstrunctionalDays']);</text:p>
      <text:p text:style-name="Standard"><text:s text:c="12"/>$router-&gt;get('/loadStudentAssessmentList/{staffId}/{orgId}', ['uses' =&gt; 'emis\academics\AcademicController@loadStudentAssessmentList']);</text:p>
      <text:p text:style-name="Standard"><text:s text:c="12"/>$router-&gt;get('/loadAssessmentAreas/{term_id}/{sub_id}/{class_id}[/{stream_id}]', ['uses' =&gt; 'emis\academics\AcademicController@loadAssessmentAreas']);</text:p>
      <text:p text:style-name="Standard"><text:s text:c="12"/>$router-&gt;get('/loadStudentAssessments/{org_id}', ['uses' =&gt; 'emis\academics\AcademicController@loadStudentAssessments']);</text:p>
      <text:p text:style-name="Standard"><text:s text:c="12"/>$router-&gt;post('/saveStudentAssessment/{userId}', ['uses' =&gt; 'emis\academics\AcademicController@saveStudentAssessment']);</text:p>
      <text:p text:style-name="Standard"><text:s text:c="12"/>$router-&gt;post('/unlockForEdit/{Id}', ['uses' =&gt; 'emis\academics\AcademicController@unlockForEdit']);</text:p>
      <text:p text:style-name="Standard"><text:s text:c="12"/>$router-&gt;get('/loadConsolidatedResultList/{staffId}/{orgId}', ['uses' =&gt; 'emis\academics\AcademicController@loadConsolidatedResultList']);</text:p>
      <text:p text:style-name="Standard"><text:s text:c="12"/>$router-&gt;get('/loadAssessmentAreasForConsolidated', ['uses' =&gt; 'emis\academics\AcademicController@loadAssessmentAreasForConsolidated']);</text:p>
      <text:p text:style-name="Standard"><text:s text:c="12"/>$router-&gt;get('/loadConsolidatedResult/{orgId}', ['uses' =&gt; 'emis\academics\AcademicController@loadConsolidatedResult']);</text:p>
      <text:p text:style-name="Standard"><text:s text:c="12"/>$router-&gt;post('/saveConsolidatedResut', ['uses' =&gt; 'emis\academics\AcademicController@saveConsolidatedResut']);</text:p>
      <text:p text:style-name="Standard"><text:s text:c="12"/>$router-&gt;get('/loadClassBySubjectTeacher/{orgId}/{staffId}', ['uses' =&gt; 'emis\academics\AcademicController@loadClassBySubjectTeacher']);</text:p>
      <text:p text:style-name="Standard"><text:s text:c="12"/>$router-&gt;get('/getTermsByFrequency/{frequencyId}', ['uses' =&gt; 'emis\academics\AcademicController@getTermsByFrequency']);</text:p>
      <text:p text:style-name="Standard"><text:s text:c="12"/>$router-&gt;post('/unlockForEditForConsolidated/{Id}', ['uses' =&gt; 'emis\academics\AcademicController@unlockForEditForConsolidated']);</text:p>
      <text:p text:style-name="Standard"><text:s text:c="12"/>$router-&gt;get('/getResult/{std_student_id}', ['uses' =&gt; 'emis\academics\AcademicController@getResult']);</text:p>
      <text:p text:style-name="Standard"><text:s text:c="12"/>$router-&gt;get('/getSubjectByClass/{class_id}[/{stream_id}]', ['uses' =&gt; 'emis\academics\AcademicController@getSubjectByClass']);</text:p>
      <text:p text:style-name="Standard"><text:s text:c="12"/>$router-&gt;get('/getSubjectTeacherBySubId/{aca_sub_id}', ['uses' =&gt; 'emis\academics\AcademicController@getSubjectTeacherBySubId']);</text:p>
      <text:p text:style-name="Standard"><text:s text:c="12"/>$router-&gt;post('/saveRemedialClass', ['uses' =&gt; 'emis\academics\AcademicController@saveRemedialClass']);</text:p>
      <text:p text:style-name="Standard"><text:s text:c="12"/>$router-&gt;get('/getRemedialClass/{orgId}', ['uses' =&gt; 'emis\academics\AcademicController@getRemedialClass']);</text:p>
      <text:p text:style-name="Standard"><text:s text:c="12"/>$router-&gt;get('/getRemedialClassDetail/{orgId}/{Id}', ['uses' =&gt; 'emis\academics\AcademicController@getRemedialClassDetail']);</text:p>
      <text:p text:style-name="Standard"><text:s text:c="12"/>$router-&gt;get('/getSubCategNonAcademic', ['uses' =&gt; 'emis\academics\AcademicController@getSubCategNonAcademic']);</text:p>
      <text:p text:style-name="Standard"><text:soft-page-break/><text:s text:c="12"/>$router-&gt;get('/getTermsForPublish/{orgId}', ['uses' =&gt; 'emis\academics\AcademicController@getTermsForPublish']);</text:p>
      <text:p text:style-name="Standard"><text:s text:c="12"/>$router-&gt;get('/loadConsolidatedResultListForPublish/{orgId}/{termId}', ['uses' =&gt; 'emis\academics\AcademicController@loadConsolidatedResultListForPublish']);</text:p>
      <text:p text:style-name="Standard"><text:s text:c="12"/>$router-&gt;get('/getConsolidatedResultForEdit/{orgId}/{stdId}/{termId}/{subId}', ['uses' =&gt; 'emis\academics\AcademicController@getConsolidatedResultForEdit']);</text:p>
      <text:p text:style-name="Standard"><text:s text:c="12"/>$router-&gt;get('/getSubjectOfTerm', ['uses' =&gt; 'emis\academics\AcademicController@getSubjectOfTerm']);</text:p>
      <text:p text:style-name="Standard"><text:s text:c="12"/>$router-&gt;post('/updateStatus', ['uses' =&gt; 'emis\academics\AcademicController@updateStatus']);</text:p>
      <text:p text:style-name="Standard"/>
      <text:p text:style-name="Standard"><text:s text:c="12"/>//Written by gagen for pulling student result into the emis portal</text:p>
      <text:p text:style-name="Standard"><text:s text:c="12"/>$router-&gt;get('LoadResultByStudentId/{std_id}', ['uses' =&gt; 'emis\academics\AcademicController@LoadResultByStudentId']);</text:p>
      <text:p text:style-name="Standard"><text:s text:c="8"/>});</text:p>
      <text:p text:style-name="Standard"><text:s text:c="8"/>$router-&gt;group(['prefix' =&gt; 'spms'], function () use ($router) {</text:p>
      <text:p text:style-name="Standard"><text:s text:c="12"/>$router-&gt;get('/schoolPerformaceDashboard', ['uses' =&gt; 'emis\spms\SpmsController@schoolPerformaceDashboard']);</text:p>
      <text:p text:style-name="Standard"><text:s text:c="12"/>$router-&gt;get('/getSchoolPerformaceList/{year}/{dzon_id}/{status}', ['uses' =&gt; 'emis\spms\SpmsController@getSchoolPerformaceList']);</text:p>
      <text:p text:style-name="Standard"><text:s text:c="12"/>$router-&gt;get('/getEvaluation/{org_id}/{year}', ['uses' =&gt; 'emis\spms\SpmsController@getEvaluation']);</text:p>
      <text:p text:style-name="Standard"><text:s text:c="12"/>$router-&gt;post('/saveEvaluation', ['uses' =&gt; 'emis\spms\SpmsController@saveEvaluation']);</text:p>
      <text:p text:style-name="Standard"><text:s text:c="12"/>$router-&gt;get('/getSchoolDashboardData/{org_id}', ['uses' =&gt; 'emis\spms\SpmsController@getSchoolDashboardData']);</text:p>
      <text:p text:style-name="Standard"><text:s text:c="12"/>$router-&gt;post('/saveSchoolPlan', ['uses' =&gt; 'emis\spms\SpmsController@saveSchoolPlan']);</text:p>
      <text:p text:style-name="Standard"><text:s text:c="12"/>$router-&gt;get('/getSchoolPlan/{school_id}/{view_row}', ['uses' =&gt; 'emis\spms\SpmsController@getSchoolPlan']);</text:p>
      <text:p text:style-name="Standard"><text:s text:c="12"/>$router-&gt;post('/updateSchoolPlanStatusId', ['uses' =&gt; 'emis\spms\SpmsController@updateSchoolPlanStatusId']);</text:p>
      <text:p text:style-name="Standard"><text:s text:c="12"/>$router-&gt;post('/saveImplementtationStatus', ['uses' =&gt; 'emis\spms\SpmsController@saveImplementtationStatus']);</text:p>
      <text:p text:style-name="Standard"><text:s text:c="12"/>$router-&gt;get('/getSchoolPlanDetails/{spm_school_plan_id}', ['uses' =&gt; 'emis\spms\SpmsController@getSchoolPlanDetails']);</text:p>
      <text:p text:style-name="Standard"><text:s text:c="12"/>$router-&gt;get('/getDzoEMO/{emo_id}', ['uses' =&gt; 'emis\spms\SpmsController@getDzoEMO']);</text:p>
      <text:p text:style-name="Standard"><text:s text:c="12"/>$router-&gt;get('/getSchoolPlans', ['uses' =&gt; 'emis\spms\SpmsController@getSchoolPlans']);</text:p>
      <text:p text:style-name="Standard"><text:s text:c="12"/>$router-&gt;get('/getSchoolPlanHistory/{spm_school_plan_id}', ['uses' =&gt; 'emis\spms\SpmsController@getSchoolPlanHistory']);</text:p>
      <text:p text:style-name="Standard"><text:s text:c="12"/>$router-&gt;post('/saveAgencyInputForm', ['uses' =&gt; 'emis\spms\SpmsController@saveAgencyInputForm']);</text:p>
      <text:p text:style-name="Standard"><text:s text:c="12"/>$router-&gt;get('/getAgencyInputForm/{orgId}', ['uses' =&gt; 'emis\spms\SpmsController@getAgencyInputForm']);</text:p>
      <text:p text:style-name="Standard"><text:s text:c="12"/>$router-&gt;get('/getAgencyInputFormDetail/{agencyInputFormId}/{orgId}', ['uses' =&gt; 'emis\spms\SpmsController@getAgencyInputFormDetail']);</text:p>
      <text:p text:style-name="Standard"><text:s text:c="12"/>$router-&gt;post('/saveObservationAgencyInputForm', ['uses' =&gt; 'emis\spms\SpmsController@saveObservationAgencyInputForm']);</text:p>
      <text:p text:style-name="Standard"><text:s text:c="12"/>$router-&gt;post('/saveActionAgencyInputForm', ['uses' =&gt; 'emis\spms\SpmsController@saveActionAgencyInputForm']);</text:p>
      <text:p text:style-name="Standard"><text:s text:c="12"/>$router-&gt;post('/saveAcknowlegeAgencyInputForm', ['uses' =&gt; 'emis\spms\SpmsController@saveAcknowlegeAgencyInputForm']);</text:p>
      <text:p text:style-name="Standard"><text:s text:c="8"/>});</text:p>
      <text:p text:style-name="Standard"><text:soft-page-break/></text:p>
      <text:p text:style-name="Standard"><text:s text:c="8"/>$router-&gt;group(['prefix' =&gt; 'students'], function () use ($router) {</text:p>
      <text:p text:style-name="Standard"><text:s text:c="12"/>$router-&gt;group(['prefix' =&gt; 'admission'], function () use ($router) {</text:p>
      <text:p text:style-name="Standard"><text:s text:c="16"/>$router-&gt;post('/saveStudentDetails', ['uses' =&gt; 'emis\student\StudentAdmissionController@saveStudentDetails']);</text:p>
      <text:p text:style-name="Standard"><text:s text:c="16"/>$router-&gt;post('/saveStudentDetailsFromPortal', ['uses' =&gt; 'emis\student\StudentAdmissionController@saveStudentDetailsFromPortal']);</text:p>
      <text:p text:style-name="Standard"><text:s text:c="16"/>$router-&gt;get('/getstudentadmissiondetails/{user_id}', ['uses' =&gt; 'emis\student\StudentAdmissionController@getstudentadmissiondetails']);</text:p>
      <text:p text:style-name="Standard"><text:s text:c="16"/>$router-&gt;get('/loadResultPosition/{std_code}', ['uses' =&gt; 'emis\student\StudentAdmissionController@loadResultPosition']);</text:p>
      <text:p text:style-name="Standard"><text:s text:c="16"/>$router-&gt;post('/saveorgclassDetails', ['uses' =&gt; 'emis\student\StudentAdmissionController@saveorgclassDetails']);</text:p>
      <text:p text:style-name="Standard"><text:s text:c="16"/>$router-&gt;post('/saveAdmitStudent', ['uses' =&gt; 'emis\student\StudentAdmissionController@saveAdmitStudent']);</text:p>
      <text:p text:style-name="Standard"><text:s text:c="16"/>$router-&gt;get('/getorgclassDetails/{id}', ['uses' =&gt; 'emis\student\StudentAdmissionController@getorgclassDetails']);</text:p>
      <text:p text:style-name="Standard"><text:s text:c="16"/>$router-&gt;post('/savefilanorgclassDetails', ['uses' =&gt; 'emis\student\StudentAdmissionController@savefilanorgclassDetails']);</text:p>
      <text:p text:style-name="Standard"><text:s text:c="16"/>$router-&gt;get('/deleteclassDetails/{id}', ['uses' =&gt; 'emis\student\StudentAdmissionController@deleteclassDetails']);</text:p>
      <text:p text:style-name="Standard"><text:s text:c="16"/>$router-&gt;post('/saveAdmissionStudentDetails', ['uses' =&gt; 'emis\student\StudentAdmissionController@saveAdmissionStudentDetails']);</text:p>
      <text:p text:style-name="Standard"><text:s text:c="16"/>$router-&gt;post('/saveStudentGardianDetails', ['uses' =&gt; 'emis\student\StudentAdmissionController@saveStudentGardianDetails']);</text:p>
      <text:p text:style-name="Standard"><text:s text:c="16"/>$router-&gt;post('/saveStudentClassDetails', ['uses' =&gt; 'emis\student\StudentAdmissionController@saveStudentClassDetails']);</text:p>
      <text:p text:style-name="Standard"><text:s text:c="16"/>$router-&gt;post('/studentAdmissionupdate', ['uses' =&gt; 'emis\student\StudentAdmissionController@studentAdmissionupdate']);</text:p>
      <text:p text:style-name="Standard"><text:s text:c="16"/>$router-&gt;get('/loadStudentList/{param}', ['uses' =&gt; 'emis\student\StudentAdmissionController@loadStudentList']);</text:p>
      <text:p text:style-name="Standard"><text:s text:c="16"/>$router-&gt;get('/loadAmittedStudentList/{param}', ['uses' =&gt; 'emis\student\StudentAdmissionController@loadAmittedStudentList']);</text:p>
      <text:p text:style-name="Standard"><text:s text:c="16"/>$router-&gt;get('/loadBasicStudentList/{param}', ['uses' =&gt; 'emis\student\StudentAdmissionController@loadBasicStudentList']);</text:p>
      <text:p text:style-name="Standard"><text:s text:c="16"/>$router-&gt;get('/loadStudentAdmissionList/{org_id}', ['uses' =&gt; 'emis\student\StudentAdmissionController@loadStudentAdmissionList']);</text:p>
      <text:p text:style-name="Standard"><text:s text:c="16"/>$router-&gt;get('/getStudentDetails/{std_id}', ['uses' =&gt; 'emis\student\StudentAdmissionController@getStudentDetails']);</text:p>
      <text:p text:style-name="Standard"><text:s text:c="16"/>$router-&gt;get('/getstudentGuardainClassDetails/{std_id}/{type}', ['uses' =&gt; 'emis\student\StudentAdmissionController@getstudentGuardainClassDetails']);</text:p>
      <text:p text:style-name="Standard"><text:s text:c="16"/>$router-&gt;get('/getstudentdetailsbyCid/{cid}', ['uses' =&gt; 'emis\student\StudentAdmissionController@getstudentdetailsbyCid']);</text:p>
      <text:p text:style-name="Standard"><text:s text:c="16"/>$router-&gt;get('/applicationListsbyCid/{cid}', ['uses' =&gt; 'emis\student\StudentAdmissionController@applicationListsbyCid']);</text:p>
      <text:p text:style-name="Standard"><text:s text:c="16"/>$router-&gt;get('/getTransferDetails/{std_id}', ['uses' =&gt; 'emis\student\StudentAdmissionController@getTransferDetails']);</text:p>
      <text:p text:style-name="Standard"><text:s text:c="16"/>$router-&gt;post('/acceptApplication', ['uses' =&gt; 'emis\student\StudentAdmissionController@acceptApplication']);</text:p>
      <text:p text:style-name="Standard"><text:s text:c="16"/>$router-&gt;post('/savedetailsEnrolledStd', ['uses' =&gt; 'emis\student\StudentAdmissionController@savedetailsEnrolledStd']);</text:p>
      <text:p text:style-name="Standard"><text:soft-page-break/><text:s text:c="16"/>$router-&gt;post('/saveAdmissionRequest', ['uses' =&gt; 'emis\student\StudentAdmissionController@saveAdmissionRequest']);</text:p>
      <text:p text:style-name="Standard"><text:s text:c="16"/>$router-&gt;get('/getApplicationDetails/{type}/{id}', ['uses' =&gt; 'emis\student\StudentAdmissionController@getApplicationDetails']);</text:p>
      <text:p text:style-name="Standard"><text:s text:c="16"/>$router-&gt;post('/updateStudentAdmission', ['uses' =&gt; 'emis\student\StudentAdmissionController@updateStudentAdmission']);</text:p>
      <text:p text:style-name="Standard"><text:s text:c="16"/>$router-&gt;post('/updateStudentTransfer', ['uses' =&gt; 'emis\student\StudentAdmissionController@updateStudentTransfer']);</text:p>
      <text:p text:style-name="Standard"><text:s text:c="16"/>$router-&gt;get('/loadQualificationMarks', ['uses' =&gt; 'emis\student\StudentAdmissionController@loadQualificationMarks']);</text:p>
      <text:p text:style-name="Standard"><text:s text:c="16"/>$router-&gt;get('/getStudentMarks/{std_code}', ['uses' =&gt; 'emis\student\StudentAdmissionController@getStudentMarks']);</text:p>
      <text:p text:style-name="Standard"><text:s text:c="16"/>$router-&gt;post('/updateAdmissionRequest', ['uses' =&gt; 'emis\student\StudentAdmissionController@updateAdmissionRequest']);</text:p>
      <text:p text:style-name="Standard"><text:s text:c="16"/>$router-&gt;get('/loadAdmissionRequest/{std_id}', ['uses' =&gt; 'emis\student\StudentAdmissionController@loadAdmissionRequest']);</text:p>
      <text:p text:style-name="Standard"><text:s text:c="16"/>$router-&gt;post('/saveSupplementaryStudent', ['uses' =&gt; 'emis\student\StudentAdmissionController@saveSupplementaryStudent']);</text:p>
      <text:p text:style-name="Standard"><text:s text:c="12"/>});</text:p>
      <text:p text:style-name="Standard"><text:s text:c="12"/>//STUDENT SEN</text:p>
      <text:p text:style-name="Standard"><text:s text:c="12"/>$router-&gt;group(['prefix' =&gt; 'sen'], function () use ($router) {</text:p>
      <text:p text:style-name="Standard"><text:s text:c="16"/>//GET SEN STUDENT LISTS</text:p>
      <text:p text:style-name="Standard"><text:s text:c="16"/>$router-&gt;get('/getSenStudentList', ['uses' =&gt; 'emis\sen\SenStudentController@getSenStudentList']);</text:p>
      <text:p text:style-name="Standard"><text:s text:c="16"/>$router-&gt;get('/getquestionnaire/{StudentId}', ['uses' =&gt; 'emis\sen\SenStudentController@getQuestionnaire']);</text:p>
      <text:p text:style-name="Standard"><text:s text:c="16"/>$router-&gt;post('/savequestionnaire', ['uses' =&gt; 'emis\sen\SenStudentController@saveQuestionnaire']);</text:p>
      <text:p text:style-name="Standard"><text:s text:c="12"/>});</text:p>
      <text:p text:style-name="Standard"><text:s text:c="12"/>//Data import route</text:p>
      <text:p text:style-name="Standard"><text:s text:c="12"/>$router-&gt;group(['prefix' =&gt; 'ExternalDataImport'], function () use ($router) {</text:p>
      <text:p text:style-name="Standard"><text:s text:c="16"/>$router-&gt;get('/getSenStudentList', ['uses' =&gt; 'emis\student\ExternalDataImputController@getSenStudentList']);</text:p>
      <text:p text:style-name="Standard"><text:s text:c="16"/>$router-&gt;get('/loadInstitues/{param}/{model}', ['uses' =&gt; 'emis\student\ExternalDataImputController@loadInstitues']);</text:p>
      <text:p text:style-name="Standard"><text:s text:c="16"/>$router-&gt;post('/saveImported', ['uses' =&gt; 'emis\student\ExternalDataImputController@saveImported']);</text:p>
      <text:p text:style-name="Standard"><text:s text:c="16"/>//projection route for teacher</text:p>
      <text:p text:style-name="Standard"><text:s text:c="16"/>$router-&gt;get('/loadProjectionStaffList/{type}/{dzo_id}', ['uses' =&gt; 'emis\student\ExternalDataImputController@loadProjectionStaffList']);</text:p>
      <text:p text:style-name="Standard"><text:s text:c="12"/>});</text:p>
      <text:p text:style-name="Standard"/>
      <text:p text:style-name="Standard"><text:s text:c="12"/>//Student Validation Route</text:p>
      <text:p text:style-name="Standard"><text:s text:c="12"/>$router-&gt;post('/validateStudentData', ['uses' =&gt; 'emis\student\StudentValidationController@validateStudentData']);</text:p>
      <text:p text:style-name="Standard"/>
      <text:p text:style-name="Standard"><text:s text:c="12"/>//GET STUDENT LIST BY ORG ID AND ORGCLASSSTREAMID</text:p>
      <text:p text:style-name="Standard"><text:s text:c="12"/>$router-&gt;get('/getStudentList/{orgId}/{orgClassStreamId}', ['uses' =&gt; 'emis\student\GeneralStudentController@getStudentList']);</text:p>
      <text:p text:style-name="Standard"><text:s text:c="12"/>//Save assigning student rollNo</text:p>
      <text:p text:style-name="Standard"><text:s text:c="12"/>$router-&gt;post('/saveStudentRollNumber', ['uses' =&gt; 'emis\student\GeneralStudentController@saveStudentRollNumber']);</text:p>
      <text:p text:style-name="Standard"><text:soft-page-break/></text:p>
      <text:p text:style-name="Standard"><text:s text:c="12"/>$router-&gt;get('/loadStudentList/{param}', ['uses' =&gt; 'emis\student\GeneralStudentController@loadStudentList']);</text:p>
      <text:p text:style-name="Standard"><text:s text:c="12"/>$router-&gt;get('/loadBasicStudentList/{param}', ['uses' =&gt; 'emis\student\GeneralStudentController@loadBasicStudentList']);</text:p>
      <text:p text:style-name="Standard"><text:s text:c="12"/>$router-&gt;get('/loadStudentBySection/{param1}', ['uses' =&gt; 'emis\student\GeneralStudentController@loadStudentBySection']);</text:p>
      <text:p text:style-name="Standard"><text:s text:c="12"/>$router-&gt;get('/loadStudentBySectionForRollNo/{data}', ['uses' =&gt; 'emis\student\GeneralStudentController@loadStudentBySectionForRollNo']);</text:p>
      <text:p text:style-name="Standard"><text:s text:c="12"/>$router-&gt;get('/loadStudentByType/{type}/{class_id}', ['uses' =&gt; 'emis\student\GeneralStudentController@loadStudentByType']);</text:p>
      <text:p text:style-name="Standard"><text:s text:c="12"/>$router-&gt;get('/loadStudentByClass/{class}', ['uses' =&gt; 'emis\student\GeneralStudentController@loadStudentByClass']);</text:p>
      <text:p text:style-name="Standard"><text:s text:c="12"/>$router-&gt;get('/studentListByGender/{data}', ['uses' =&gt; 'emis\student\GeneralStudentController@studentListByGender']);</text:p>
      <text:p text:style-name="Standard"><text:s text:c="12"/>$router-&gt;get('/getStudentClassId/{std_id}', ['uses' =&gt; 'emis\student\GeneralStudentController@getStudentClassId']);</text:p>
      <text:p text:style-name="Standard"><text:s text:c="12"/>$router-&gt;get('/loadStudentInformation/{org_id}/{param}', ['uses' =&gt; 'emis\student\GeneralStudentController@loadStudentInformation']);</text:p>
      <text:p text:style-name="Standard"><text:s text:c="12"/>//Student Update Routes</text:p>
      <text:p text:style-name="Standard"><text:s text:c="12"/>$router-&gt;post('/saveStudentUpdates', ['uses' =&gt; 'emis\student\StudentUpdateController@saveStudentUpdates']);</text:p>
      <text:p text:style-name="Standard"><text:s text:c="12"/>$router-&gt;get('/loadStudentUpdatesList/{param}/{org_id}', ['uses' =&gt; 'emis\student\StudentUpdateController@loadStudentUpdatesList']);</text:p>
      <text:p text:style-name="Standard"><text:s text:c="12"/>//for profile</text:p>
      <text:p text:style-name="Standard"><text:s text:c="12"/>$router-&gt;get('/getStudentDetails/{id}', ['uses' =&gt; 'emis\student\GeneralStudentController@getStudentDetails']);</text:p>
      <text:p text:style-name="Standard"><text:s text:c="12"/>$router-&gt;get('/getStudentParentsDetails/{id}', ['uses' =&gt; 'emis\student\GeneralStudentController@getStudentParentsDetails']);</text:p>
      <text:p text:style-name="Standard"><text:s text:c="12"/>$router-&gt;get('/getStudentRoleDetails/{id}', ['uses' =&gt; 'emis\student\GeneralStudentController@getStudentRoleDetails']);</text:p>
      <text:p text:style-name="Standard"><text:s text:c="12"/>$router-&gt;get('/getStudentProgrammeDetails/{id}', ['uses' =&gt; 'emis\student\GeneralStudentController@getStudentProgrammeDetails']);</text:p>
      <text:p text:style-name="Standard"/>
      <text:p text:style-name="Standard"><text:s text:c="12"/>$router-&gt;post('/reportStudents', ['uses' =&gt; 'emis\student\StudentAdmissionRelatedController@reportStudents']);</text:p>
      <text:p text:style-name="Standard"><text:s text:c="12"/>$router-&gt;get('/loadUnreportedStudents/{org_id}', ['uses' =&gt; 'emis\student\StudentAdmissionRelatedController@loadUnreportedStudents']);</text:p>
      <text:p text:style-name="Standard"><text:s text:c="12"/>$router-&gt;post('/saveStudentTransfer', ['uses' =&gt; 'emis\student\StudentAdmissionRelatedController@saveStudentTransfer']);</text:p>
      <text:p text:style-name="Standard"><text:s text:c="12"/>$router-&gt;get('/loadStudentTransfers/{param1}', ['uses' =&gt; 'emis\student\StudentAdmissionRelatedController@loadStudentTransfers']);</text:p>
      <text:p text:style-name="Standard"><text:s text:c="12"/>$router-&gt;post('/saveStudentWhereabouts', ['uses' =&gt; 'emis\student\StudentAdmissionRelatedController@saveStudentWhereabouts']);</text:p>
      <text:p text:style-name="Standard"><text:s text:c="12"/>$router-&gt;get('/loadStudentWhereabouts/{param}', ['uses' =&gt; 'emis\student\StudentAdmissionRelatedController@loadStudentWhereabouts']);</text:p>
      <text:p text:style-name="Standard"/>
      <text:p text:style-name="Standard"><text:s text:c="12"/>$router-&gt;get('/loadStudentBySection/{param1}/{param2}/{param3}', ['uses' =&gt; 'emis\student\GeneralStudentController@loadStudentBySection']);</text:p>
      <text:p text:style-name="Standard"><text:s text:c="12"/>//Route by Chimi</text:p>
      <text:p text:style-name="Standard"><text:s text:c="12"/>$router-&gt;get('/getStudents/{org_id}', ['uses' =&gt; 'emis\student\GeneralStudentController@getStudents']);</text:p>
      <text:p text:style-name="Standard"><text:soft-page-break/></text:p>
      <text:p text:style-name="Standard"><text:s text:c="12"/>$router-&gt;post('/saveStudentClassAllocation', ['uses' =&gt; 'emis\student\StudentClassController@saveStudentClassAllocation']);</text:p>
      <text:p text:style-name="Standard"><text:s text:c="12"/>$router-&gt;get('/loadStudentClassAllocations/{param}', ['uses' =&gt; 'emis\student\StudentClassController@loadStudentClassAllocations']);</text:p>
      <text:p text:style-name="Standard"/>
      <text:p text:style-name="Standard"><text:s text:c="12"/>$router-&gt;post('/saveStudentAward', ['uses' =&gt; 'emis\student\StudentAwardController@saveStudentAward']);</text:p>
      <text:p text:style-name="Standard"><text:s text:c="12"/>$router-&gt;get('/loadStudentAwards/{param}', ['uses' =&gt; 'emis\student\StudentAwardController@loadStudentAwards']);</text:p>
      <text:p text:style-name="Standard"/>
      <text:p text:style-name="Standard"><text:s text:c="12"/>$router-&gt;post('/saveStudentResponsibility', ['uses' =&gt; 'emis\student\StudentResponsibilityController@saveStudentResponsibility']);</text:p>
      <text:p text:style-name="Standard"><text:s text:c="12"/>$router-&gt;get('/loadStudentResponsibilities/{param}', ['uses' =&gt; 'emis\student\StudentResponsibilityController@loadStudentResponsibilities']);</text:p>
      <text:p text:style-name="Standard"><text:s text:c="12"/>$router-&gt;get('/getAssignedTeacherRoles/{param}', ['uses' =&gt; 'emis\student\StudentResponsibilityController@getAssignedTeacherRoles']);</text:p>
      <text:p text:style-name="Standard"/>
      <text:p text:style-name="Standard"><text:s text:c="12"/>$router-&gt;post('/addStudentRecord', ['uses' =&gt; 'emis\student\StudentDisciplinaryController@addStudentRecord']);</text:p>
      <text:p text:style-name="Standard"><text:s text:c="12"/>$router-&gt;get('/loadStudentRecords/{param}', ['uses' =&gt; 'emis\student\StudentDisciplinaryController@loadStudentRecords']);</text:p>
      <text:p text:style-name="Standard"/>
      <text:p text:style-name="Standard"><text:s text:c="12"/>$router-&gt;post('/addBmiRecords', ['uses' =&gt; 'emis\student\StudentHealthController@addBmiRecords']);</text:p>
      <text:p text:style-name="Standard"><text:s text:c="12"/>$router-&gt;post('/updateBmiRecord', ['uses' =&gt; 'emis\student\StudentHealthController@updateBmiRecord']);</text:p>
      <text:p text:style-name="Standard"><text:s text:c="12"/>$router-&gt;get('/loadBmiSummary/{param}', ['uses' =&gt; 'emis\student\StudentHealthController@loadBmiSummary']);</text:p>
      <text:p text:style-name="Standard"><text:s text:c="12"/>$router-&gt;get('/loadBmidetails/{id}', ['uses' =&gt; 'emis\student\StudentHealthController@loadBmidetails']);</text:p>
      <text:p text:style-name="Standard"><text:s text:c="12"/>$router-&gt;get('/loadViewBmiDetails/{param}', ['uses' =&gt; 'emis\student\StudentHealthController@loadViewBmiDetails']);</text:p>
      <text:p text:style-name="Standard"><text:s text:c="12"/>$router-&gt;get('/getHealthBmiDetails/{param}', ['uses' =&gt; 'emis\student\StudentHealthController@getHealthBmiDetails']);</text:p>
      <text:p text:style-name="Standard"><text:s text:c="12"/>$router-&gt;get('/getBmiDetails/{id}', ['uses' =&gt; 'emis\student\StudentHealthController@getBmiDetails']);</text:p>
      <text:p text:style-name="Standard"><text:s text:c="12"/>$router-&gt;get('/loadresult/{months}/{gender}/{bmi}', ['uses' =&gt; 'emis\student\StudentHealthController@loadresult']);</text:p>
      <text:p text:style-name="Standard"/>
      <text:p text:style-name="Standard"><text:s text:c="12"/>$router-&gt;post('/addSupplementationRecords', ['uses' =&gt; 'emis\student\StudentHealthController@addSupplementationRecords']);</text:p>
      <text:p text:style-name="Standard"><text:s text:c="12"/>$router-&gt;post('/updateHealthSupplementationRecords', ['uses' =&gt; 'emis\student\StudentHealthController@updateHealthSupplementationRecords']);</text:p>
      <text:p text:style-name="Standard"><text:s text:c="12"/>$router-&gt;get('/loadSupplementationRecords/{param}', ['uses' =&gt; 'emis\student\StudentHealthController@loadSupplementationRecords']);</text:p>
      <text:p text:style-name="Standard"><text:s text:c="12"/>$router-&gt;get('/loadViewSupplementationDetails/{param}', ['uses' =&gt; 'emis\student\StudentHealthController@loadViewSupplementationDetails']);</text:p>
      <text:p text:style-name="Standard"><text:s text:c="12"/>$router-&gt;get('/getSupplementationDetails/{id}', ['uses' =&gt; 'emis\student\StudentHealthController@getSupplementationDetails']);</text:p>
      <text:p text:style-name="Standard"><text:s text:c="12"/>$router-&gt;get('/getHealthSupplementationDetails/{param}', ['uses' =&gt; 'emis\student\StudentHealthController@getHealthSupplementationDetails']);</text:p>
      <text:p text:style-name="Standard"><text:soft-page-break/></text:p>
      <text:p text:style-name="Standard"><text:s text:c="12"/>$router-&gt;post('/addHealthScreeningRecords', ['uses' =&gt; 'emis\student\StudentHealthController@addHealthScreeningRecords']);</text:p>
      <text:p text:style-name="Standard"><text:s text:c="12"/>$router-&gt;post('/updateHealthScreeningRecords', ['uses' =&gt; 'emis\student\StudentHealthController@updateHealthScreeningRecords']);</text:p>
      <text:p text:style-name="Standard"><text:s text:c="12"/>$router-&gt;get('/loadHealthScreeningRecords/{param}', ['uses' =&gt; 'emis\student\StudentHealthController@loadHealthScreeningRecords']);</text:p>
      <text:p text:style-name="Standard"><text:s text:c="12"/>$router-&gt;get('/listScreeningSummary/{param}', ['uses' =&gt; 'emis\student\StudentHealthController@listScreeningSummary']);</text:p>
      <text:p text:style-name="Standard"><text:s text:c="12"/>$router-&gt;get('/getHealthScreeningSummary/{param}', ['uses' =&gt; 'emis\student\StudentHealthController@getHealthScreeningSummary']);</text:p>
      <text:p text:style-name="Standard"><text:s text:c="12"/>$router-&gt;get('/getHealthScreeningDetails/{param}', ['uses' =&gt; 'emis\student\StudentHealthController@getHealthScreeningDetails']);</text:p>
      <text:p text:style-name="Standard"><text:s text:c="12"/>$router-&gt;get('/getStudentScreenedDetails/{param}', ['uses' =&gt; 'emis\student\StudentHealthController@getStudentScreenedDetails']);</text:p>
      <text:p text:style-name="Standard"><text:s text:c="12"/>$router-&gt;get('/getStudentReferredDetails/{param}', ['uses' =&gt; 'emis\student\StudentHealthController@getStudentReferredDetails']);</text:p>
      <text:p text:style-name="Standard"><text:s text:c="12"/>$router-&gt;get('/loadViewScreeningDetails/{param}', ['uses' =&gt; 'emis\student\StudentHealthController@loadViewScreeningDetails']);</text:p>
      <text:p text:style-name="Standard"><text:s text:c="12"/>$router-&gt;get('/getScreeningDetails/{id}', ['uses' =&gt; 'emis\student\StudentHealthController@getScreeningDetails']);</text:p>
      <text:p text:style-name="Standard"/>
      <text:p text:style-name="Standard"><text:s text:c="12"/>$router-&gt;post('/addVaccinationRecords', ['uses' =&gt; 'emis\student\StudentHealthController@addVaccinationRecords']);</text:p>
      <text:p text:style-name="Standard"><text:s text:c="12"/>$router-&gt;get('/updateVaccinationRecords/{param}', ['uses' =&gt; 'emis\student\StudentHealthController@updateVaccinationRecords']);</text:p>
      <text:p text:style-name="Standard"><text:s text:c="12"/>$router-&gt;get('/loadVaccinationRecords/{param}', ['uses' =&gt; 'emis\student\StudentHealthController@loadVaccinationRecords']);</text:p>
      <text:p text:style-name="Standard"><text:s text:c="12"/>$router-&gt;get('/getHealthVaccinationDetails/{id}', ['uses' =&gt; 'emis\student\StudentHealthController@getHealthVaccinationDetails']);</text:p>
      <text:p text:style-name="Standard"><text:s text:c="12"/>$router-&gt;get('/loadViewVaccinationDetails/{param}', ['uses' =&gt; 'emis\student\StudentHealthController@loadViewVaccinationDetails']);</text:p>
      <text:p text:style-name="Standard"><text:s text:c="12"/>$router-&gt;get('/getVaccinationDetails/{param}', ['uses' =&gt; 'emis\student\StudentHealthController@getVaccinationDetails']);</text:p>
      <text:p text:style-name="Standard"/>
      <text:p text:style-name="Standard"><text:s text:c="12"/>$router-&gt;get('/loadHealthSummary/{data}', ['uses' =&gt; 'emis\student\StudentHealthController@loadHealthSummary']);</text:p>
      <text:p text:style-name="Standard"/>
      <text:p text:style-name="Standard"><text:s text:c="12"/>$router-&gt;post('/saveStudentProject', ['uses' =&gt; 'emis\student\StudentProjectController@saveStudentProject']);</text:p>
      <text:p text:style-name="Standard"><text:s text:c="12"/>$router-&gt;get('/loadStudentProjects/{param}', ['uses' =&gt; 'emis\student\StudentProjectController@loadStudentProjects']);</text:p>
      <text:p text:style-name="Standard"><text:s text:c="12"/>$router-&gt;get('/listStudentProjects/{param}', ['uses' =&gt; 'emis\student\StudentProjectController@listStudentProjects']);</text:p>
      <text:p text:style-name="Standard"><text:s text:c="12"/>$router-&gt;post('/saveProjectMembers', ['uses' =&gt; 'emis\student\StudentProjectController@saveProjectMembers']);</text:p>
      <text:p text:style-name="Standard"><text:s text:c="12"/>$router-&gt;get('/listProjectMembers/{param}', ['uses' =&gt; 'emis\student\StudentProjectController@listProjectMembers']);</text:p>
      <text:p text:style-name="Standard"/>
      <text:p text:style-name="Standard"><text:s text:c="12"/>$router-&gt;post('/saveStudentTraining', ['uses' =&gt; 'emis\student\StudentTrainingController@saveStudentTraining']);</text:p>
      <text:p text:style-name="Standard"><text:soft-page-break/><text:s text:c="12"/>$router-&gt;get('/loadStudentTrainings/{param}/{orgId}', ['uses' =&gt; 'emis\student\StudentTrainingController@loadStudentTrainings']);</text:p>
      <text:p text:style-name="Standard"><text:s text:c="12"/>$router-&gt;get('/listStudentTrainings/{param}/{orgId}', ['uses' =&gt; 'emis\student\StudentTrainingController@listStudentTrainings']);</text:p>
      <text:p text:style-name="Standard"><text:s text:c="12"/>$router-&gt;post('/saveTrainingParticipants', ['uses' =&gt; 'emis\student\StudentTrainingController@saveTrainingParticipants']);</text:p>
      <text:p text:style-name="Standard"><text:s text:c="12"/>$router-&gt;get('/listTrainingParticipants/{param}/{orgId}', ['uses' =&gt; 'emis\student\StudentTrainingController@listTrainingParticipants']);</text:p>
      <text:p text:style-name="Standard"/>
      <text:p text:style-name="Standard"><text:s text:c="12"/>$router-&gt;post('/saveStudentProgram', ['uses' =&gt; 'emis\student\StudentProgramController@saveStudentProgram']);</text:p>
      <text:p text:style-name="Standard"><text:s text:c="12"/>$router-&gt;get('/loadStudentPrograms/{param}', ['uses' =&gt; 'emis\student\StudentProgramController@loadStudentPrograms']);</text:p>
      <text:p text:style-name="Standard"><text:s text:c="12"/>$router-&gt;get('/listStudentPrograms/{param}', ['uses' =&gt; 'emis\student\StudentProgramController@listStudentPrograms']);</text:p>
      <text:p text:style-name="Standard"><text:s text:c="12"/>$router-&gt;get('/getProgramDetails/{id}', ['uses' =&gt; 'emis\student\StudentProgramController@getProgramDetails']);</text:p>
      <text:p text:style-name="Standard"><text:s text:c="12"/>$router-&gt;post('/saveProgramMembers', ['uses' =&gt; 'emis\student\StudentProgramController@saveProgramMembers']);</text:p>
      <text:p text:style-name="Standard"><text:s text:c="12"/>$router-&gt;get('/listProgramMembers/{param}', ['uses' =&gt; 'emis\student\StudentProgramController@listProgramMembers']);</text:p>
      <text:p text:style-name="Standard"/>
      <text:p text:style-name="Standard"><text:s text:c="12"/>//routes for club</text:p>
      <text:p text:style-name="Standard"><text:s text:c="12"/>$router-&gt;post('/saveClubMembers', ['uses' =&gt; 'emis\student\StudentProgramController@saveClubMembers']);</text:p>
      <text:p text:style-name="Standard"><text:s text:c="12"/>$router-&gt;get('/listClubMembers/{orgId}', ['uses' =&gt; 'emis\student\StudentProgramController@listClubMembers']);</text:p>
      <text:p text:style-name="Standard"><text:s text:c="12"/>$router-&gt;get('/loadStudentClubs/{param}', ['uses' =&gt; 'emis\student\StudentProgramController@loadStudentClubs']);</text:p>
      <text:p text:style-name="Standard"><text:s text:c="12"/>$router-&gt;get('/listStudentClubs/{param}', ['uses' =&gt; 'emis\student\StudentProgramController@listStudentClubs']);</text:p>
      <text:p text:style-name="Standard"/>
      <text:p text:style-name="Standard"><text:s text:c="12"/>$router-&gt;get('/loadProgramInventory/{param}', ['uses' =&gt; 'emis\student\StudentProgramController@loadProgramInventory']);</text:p>
      <text:p text:style-name="Standard"><text:s text:c="12"/>$router-&gt;get('/loadInventoryDetials/{param}', ['uses' =&gt; 'emis\student\StudentProgramController@loadInventoryDetials']);</text:p>
      <text:p text:style-name="Standard"><text:s text:c="12"/>$router-&gt;post('/saveProgramActionPlan', ['uses' =&gt; 'emis\student\StudentProgramController@saveProgramActionPlan']);</text:p>
      <text:p text:style-name="Standard"><text:s text:c="12"/>$router-&gt;get('/loadProgramActionPlan/{param}', ['uses' =&gt; 'emis\student\StudentProgramController@loadProgramActionPlan']);</text:p>
      <text:p text:style-name="Standard"><text:s text:c="12"/>$router-&gt;post('/saveProgramInventory', ['uses' =&gt; 'emis\student\StudentProgramController@saveProgramInventory']);</text:p>
      <text:p text:style-name="Standard"/>
      <text:p text:style-name="Standard"/>
      <text:p text:style-name="Standard"><text:s text:c="12"/>$router-&gt;post('/saveStudentScouts', ['uses' =&gt; 'emis\student\StudentScoutController@saveStudentScouts']);</text:p>
      <text:p text:style-name="Standard"><text:s text:c="12"/>$router-&gt;get('/loadStudentScouts/{param}', ['uses' =&gt; 'emis\student\StudentScoutController@loadStudentScouts']);</text:p>
      <text:p text:style-name="Standard"><text:s text:c="12"/>$router-&gt;get('/listStudentScouts/{param}', ['uses' =&gt; 'emis\student\StudentScoutController@listStudentScouts']);</text:p>
      <text:p text:style-name="Standard"><text:s text:c="12"/>//SAVE SCOUTS PARTICIPANTS</text:p>
      <text:p text:style-name="Standard"><text:soft-page-break/><text:s text:c="12"/>$router-&gt;post('/saveScoutParticipants', ['uses' =&gt; 'emis\student\StudentScoutController@saveScoutParticipants']);</text:p>
      <text:p text:style-name="Standard"><text:s text:c="12"/>$router-&gt;get('/loadScoutMembers/{param}', ['uses' =&gt; 'emis\student\StudentScoutController@loadScoutMembers']);</text:p>
      <text:p text:style-name="Standard"><text:s text:c="12"/>$router-&gt;get('/listScoutMembers/{param}', ['uses' =&gt; 'emis\student\StudentScoutController@listScoutMembers']);</text:p>
      <text:p text:style-name="Standard"><text:s text:c="12"/>$router-&gt;post('/saveStudentScoutsBadge', ['uses' =&gt; 'emis\student\StudentScoutController@saveStudentScoutsBadge']);</text:p>
      <text:p text:style-name="Standard"><text:s text:c="12"/>$router-&gt;get('/loadScoutsBadge/{param}', ['uses' =&gt; 'emis\student\StudentScoutController@loadScoutsBadge']);</text:p>
      <text:p text:style-name="Standard"/>
      <text:p text:style-name="Standard"><text:s text:c="12"/>$router-&gt;post('/saveStudentAboard', ['uses' =&gt; 'emis\student\StudentAdmissionRelatedController@saveStudentAboard']);</text:p>
      <text:p text:style-name="Standard"><text:s text:c="12"/>$router-&gt;get('/loadAboardList/{orgId}', ['uses' =&gt; 'emis\student\StudentAdmissionRelatedController@loadAboardList']);</text:p>
      <text:p text:style-name="Standard"/>
      <text:p text:style-name="Standard"><text:s text:c="12"/>//Routes for Student Counselling</text:p>
      <text:p text:style-name="Standard"><text:s text:c="12"/>$router-&gt;post('/saveCounsellingInformation', ['uses' =&gt; 'emis\student\StudentCounsellingController@saveCounsellingInformation']);</text:p>
      <text:p text:style-name="Standard"><text:s text:c="12"/>$router-&gt;get('/loadCounsellingInformation/{orgId}', ['uses' =&gt; 'emis\student\StudentCounsellingController@loadCounsellingInformation']);</text:p>
      <text:p text:style-name="Standard"><text:s text:c="12"/>$router-&gt;post('/saveCounsellingProgram', ['uses' =&gt; 'emis\student\StudentCounsellingController@saveCounsellingProgram']);</text:p>
      <text:p text:style-name="Standard"><text:s text:c="12"/>$router-&gt;get('/loadCounsellingProgram/{orgId}', ['uses' =&gt; 'emis\student\StudentCounsellingController@loadCounsellingProgram']);</text:p>
      <text:p text:style-name="Standard"><text:s text:c="12"/>$router-&gt;get('/getCounsellingDetails/{couId}', ['uses' =&gt; 'emis\student\StudentCounsellingController@getCounsellingDetails']);</text:p>
      <text:p text:style-name="Standard"><text:s text:c="12"/>$router-&gt;get('/getCounsellingTypeDropdown', ['uses' =&gt; 'emis\student\StudentCounsellingController@getCounsellingTypeDropdown']);</text:p>
      <text:p text:style-name="Standard"><text:s text:c="8"/>});</text:p>
      <text:p text:style-name="Standard"/>
      <text:p text:style-name="Standard"><text:s text:c="8"/>$router-&gt;group(['prefix' =&gt; 'common'], function () use ($router) {</text:p>
      <text:p text:style-name="Standard"><text:s text:c="12"/>$router-&gt;post('insertWorkflow', ['uses' =&gt; 'emis\common\WorkflowController@insertWorkflow', 'as' =&gt; 'insertWorkflow']);</text:p>
      <text:p text:style-name="Standard"><text:s text:c="12"/>$router-&gt;post('insertNotification', ['uses' =&gt; 'emis\common\WorkflowController@insertNotification', 'as' =&gt; 'insertNotification']);</text:p>
      <text:p text:style-name="Standard"><text:s text:c="12"/>$router-&gt;post('/updateNextNotification', ['uses' =&gt; 'emis\common\WorkflowController@updateNextNotification']);</text:p>
      <text:p text:style-name="Standard"><text:s text:c="12"/>$router-&gt;post('/visitedNotification', ['uses' =&gt; 'emis\common\WorkflowController@visitedNotification']);</text:p>
      <text:p text:style-name="Standard"><text:s text:c="12"/>$router-&gt;get('getApplicationDetials/{applicationId}', ['uses' =&gt; 'emis\common\CommonController@getApplicationDetials', 'as' =&gt; 'getApplicationDetials']);</text:p>
      <text:p text:style-name="Standard"><text:s text:c="12"/>$router-&gt;get('/getTaskDetials/{appNo}', ['uses' =&gt; 'emis\common\CommonController@getTaskDetials', 'as' =&gt; 'get.getTaskDetials']);</text:p>
      <text:p text:style-name="Standard"><text:s text:c="12"/>$router-&gt;post('getTaskList', ['uses' =&gt; 'emis\common\CommonController@getTaskList', 'as' =&gt; 'getTaskList']);</text:p>
      <text:p text:style-name="Standard"><text:s text:c="12"/>$router-&gt;get('releaseApplication/{application_number}', ['uses' =&gt; 'emis\common\CommonController@releaseApplication', 'as' =&gt; 'releaseApplication']);</text:p>
      <text:p text:style-name="Standard"><text:s text:c="12"/>$router-&gt;get('getDzoNameById/{id}', ['uses' =&gt; 'emis\common\CommonController@getDzoNameById', 'as' =&gt; 'getDzoNameById']);</text:p>
      <text:p text:style-name="Standard"><text:s text:c="12"/>$router-&gt;get('getGewogNameById/{id}', ['uses' =&gt; 'emis\common\CommonController@getGewogNameById', 'as' =&gt; 'getGewogNameById']);</text:p>
      <text:p text:style-name="Standard"><text:soft-page-break/><text:s text:c="12"/>$router-&gt;post('updateTaskDetails', ['uses' =&gt; 'emis\common\CommonController@updateTaskDetails', 'as' =&gt; 'updateTaskDetails']);</text:p>
      <text:p text:style-name="Standard"><text:s text:c="12"/>$router-&gt;get('checkPendingApplication/{type}/{user_id}', ['uses' =&gt; 'emis\common\CommonController@checkPendingApplication', 'as' =&gt; 'checkPendingApplication']);</text:p>
      <text:p text:style-name="Standard"><text:s text:c="12"/>$router-&gt;get('getNotification/{roleids}/{user_id}', ['uses' =&gt; 'emis\common\CommonController@getNotification', 'as' =&gt; 'getNotification']);</text:p>
      <text:p text:style-name="Standard"><text:s text:c="12"/>$router-&gt;get('getNotificationDetials/{id}', ['uses' =&gt; 'emis\common\CommonController@getNotificationDetials', 'as' =&gt; 'getNotificationDetials']);</text:p>
      <text:p text:style-name="Standard"><text:s text:c="12"/>$router-&gt;post('sendemailNotification', ['uses' =&gt; 'emis\common\CommonController@sendemailNotification', 'as' =&gt; 'sendemailNotification']);</text:p>
      <text:p text:style-name="Standard"><text:s text:c="8"/>});</text:p>
      <text:p text:style-name="Standard"><text:s text:c="8"/>$router-&gt;group(['prefix' =&gt; 'common_services'], function () use ($router) {</text:p>
      <text:p text:style-name="Standard"><text:s text:c="12"/>$router-&gt;get('loadOrgList/{type}/{parent_id}', ['uses' =&gt; 'emis\common_services\LoadOrganizationController@loadOrgList', 'as' =&gt; 'loadOrgList']);</text:p>
      <text:p text:style-name="Standard"><text:s text:c="12"/>//GET ORGANIZATION DETAILS BY DZO ID AND LEVEL ID USED IN REPORT</text:p>
      <text:p text:style-name="Standard"><text:s text:c="12"/>$router-&gt;get('getOrgByDzoLevel/{dzoId}/{levelId}', ['uses' =&gt; 'emis\common_services\LoadOrganizationController@getOrgByDzoLevel']);</text:p>
      <text:p text:style-name="Standard"/>
      <text:p text:style-name="Standard"><text:s text:c="12"/>$router-&gt;get('loadClassSize/{type}/{parent_id}', ['uses' =&gt; 'emis\common_services\LoadOrganizationController@loadClassSize', 'as' =&gt; 'loadClassSize']);</text:p>
      <text:p text:style-name="Standard"><text:s text:c="12"/>$router-&gt;get('loadProjection/{classId}', ['uses' =&gt; 'emis\common_services\LoadOrganizationController@loadProjection', 'as' =&gt; 'loadProjection']);</text:p>
      <text:p text:style-name="Standard"><text:s text:c="12"/>$router-&gt;get('loadInactiveOrgList/{dzo_id}', ['uses' =&gt; 'emis\common_services\LoadOrganizationController@loadInactiveOrgList', 'as' =&gt; 'loadInactiveOrgList']);</text:p>
      <text:p text:style-name="Standard"><text:s text:c="12"/>$router-&gt;get('loadOrgDetails/{type}/{id}', ['uses' =&gt; 'emis\common_services\LoadOrganizationController@loadOrgDetails', 'as' =&gt; 'loadOrgDetails']);</text:p>
      <text:p text:style-name="Standard"><text:s text:c="12"/>$router-&gt;get('loadClassStreamSection/{type}/{parent_id}', ['uses' =&gt; 'emis\common_services\LoadOrganizationController@loadClassStreamSection', 'as' =&gt; 'loadClassStreamSection']);</text:p>
      <text:p text:style-name="Standard"><text:s text:c="12"/>$router-&gt;get('getOrgClassStream/{org_id}', ['uses' =&gt; 'emis\common_services\LoadOrganizationController@getOrgClassStream', 'as' =&gt; 'getOrgClassStream']);</text:p>
      <text:p text:style-name="Standard"><text:s text:c="12"/>$router-&gt;get('loadClassStreamSectionIds/{organizationType}/{category}/{dzoId}', ['uses' =&gt; 'emis\common_services\LoadOrganizationController@loadClassStreamSectionIds', 'as' =&gt; 'loadClassStreamSectionIds']);</text:p>
      <text:p text:style-name="Standard"><text:s text:c="12"/>$router-&gt;get('getOrgClassStreambyId/{id}', ['uses' =&gt; 'emis\common_services\LoadOrganizationController@getOrgClassStreambyId', 'as' =&gt;</text:p>
      <text:p text:style-name="Standard"><text:s text:c="12"/>'getOrgClassStreambyId']);</text:p>
      <text:p text:style-name="Standard"><text:s text:c="12"/>$router-&gt;get('getSectionById/{id}', ['uses' =&gt; 'emis\common_services\LoadOrganizationController@getSectionById', 'as' =&gt; 'getSectionById']);</text:p>
      <text:p text:style-name="Standard"><text:s text:c="12"/>$router-&gt;get('getClassStreamSection/{params}/{org_id}', ['uses' =&gt; 'emis\common_services\LoadOrganizationController@getClassStreamSection', 'as' =&gt; 'getClassStreamSection']);</text:p>
      <text:p text:style-name="Standard"><text:s text:c="12"/>$router-&gt;get('loadStreamList/{id}', ['uses' =&gt; 'emis\common_services\LoadOrganizationController@loadStreamList', 'as' =&gt; 'loadStreamList']);</text:p>
      <text:p text:style-name="Standard"><text:s text:c="12"/>$router-&gt;get('loadSectionList/{id}', ['uses' =&gt; 'emis\common_services\LoadOrganizationController@loadSectionList', 'as' =&gt; 'loadSectionList']);</text:p>
      <text:p text:style-name="Standard"><text:s text:c="12"/>$router-&gt;get('loadParentSchoolList/{orgId}', ['uses' =&gt; 'emis\common_services\LoadOrganizationController@loadParentSchoolList', 'as' =&gt; 'loadParentSchoolList']);</text:p>
      <text:p text:style-name="Standard"/>
      <text:p text:style-name="Standard"><text:s text:c="12"/>$router-&gt;get('getClassArray/{org_id}', ['uses' =&gt; 'emis\common_services\LoadOrganizationController@getClassArray', 'as' =&gt; 'getClassArray']);</text:p>
      <text:p text:style-name="Standard"><text:soft-page-break/><text:s text:c="12"/>$router-&gt;get('getSectionArray/{org_id}', ['uses' =&gt; 'emis\common_services\LoadOrganizationController@getSectionArray', 'as' =&gt; 'getSectionArray']);</text:p>
      <text:p text:style-name="Standard"><text:s text:c="12"/>$router-&gt;get('getStreamArray/{org_id}', ['uses' =&gt; 'emis\common_services\LoadOrganizationController@getStreamArray', 'as' =&gt; 'getStreamArray']);</text:p>
      <text:p text:style-name="Standard"><text:s text:c="12"/>$router-&gt;get('/getOrgWiseClassesForSpms', ['uses' =&gt; 'emis\common_services\LoadOrganizationController@getOrgWiseClassesForSpms', 'as' =&gt; 'getOrgWiseClassesForSpms']);</text:p>
      <text:p text:style-name="Standard"><text:s text:c="12"/>$router-&gt;get('/getDzoWiseNoOfSchools', ['uses' =&gt; 'emis\common_services\LoadOrganizationController@getDzoWiseNoOfSchools']);</text:p>
      <text:p text:style-name="Standard"/>
      <text:p text:style-name="Standard"><text:s text:c="12"/>$router-&gt;get('getClassByType/{type}', ['uses' =&gt; 'emis\common_services\LoadOrganizationController@getClassByType', 'as' =&gt; 'getClassByType']);</text:p>
      <text:p text:style-name="Standard"><text:s text:c="12"/>$router-&gt;get('loadHeaquarterList/{type}/{id}', ['uses' =&gt; 'emis\common_services\LoadOrganizationController@loadHeaquarterList', 'as' =&gt; 'loadHeaquarterList']);</text:p>
      <text:p text:style-name="Standard"><text:s text:c="12"/>$router-&gt;get('/getOrgProfile/{id}/{type}', ['uses' =&gt; 'emis\common_services\LoadOrganizationController@getOrgProfile']);</text:p>
      <text:p text:style-name="Standard"><text:s text:c="12"/>$router-&gt;get('loadStaffList/{type}/{parent_id}', ['uses' =&gt; 'emis\common_services\LoadStaffController@loadStaffList', 'as' =&gt; 'loadStaffList']);</text:p>
      <text:p text:style-name="Standard"><text:s text:c="12"/>$router-&gt;get('loadtaffByOrg/{type}/{id}', ['uses' =&gt; 'emis\common_services\LoadStaffController@loadtaffByOrg', 'as' =&gt; 'loadtaffByOrg']);</text:p>
      <text:p text:style-name="Standard"><text:s text:c="12"/>$router-&gt;get('loadFewDetailsStaffList/{type}/{parent_id}', ['uses' =&gt; 'emis\common_services\LoadStaffController@loadFewDetailsStaffList', 'as' =&gt; 'loadFewDetailsStaffList']);</text:p>
      <text:p text:style-name="Standard"><text:s text:c="12"/>$router-&gt;get('viewStaffDetails/{type}/{id}', ['uses' =&gt; 'emis\common_services\LoadStaffController@viewStaffDetails', 'as' =&gt; 'viewStaffDetails']);</text:p>
      <text:p text:style-name="Standard"><text:s text:c="12"/>$router-&gt;get('StaffDetails/{type}/{id}', ['uses' =&gt; 'emis\common_services\LoadStaffController@StaffDetails', 'as' =&gt; 'StaffDetails']);</text:p>
      <text:p text:style-name="Standard"><text:s text:c="12"/>$router-&gt;get('loadFewDetailsStaffListBySubject', ['uses' =&gt; 'emis\common_services\LoadStaffController@loadFewDetailsStaffListBySubject', 'as' =&gt; 'loadFewDetailsStaffListBySubject']);</text:p>
      <text:p text:style-name="Standard"><text:s text:c="12"/>$router-&gt;get('loadStaffCountDetail/{type}/{id}', ['uses' =&gt; 'emis\common_services\LoadStaffController@loadStaffCountDetail', 'as' =&gt; 'loadStaffCountDetail']);</text:p>
      <text:p text:style-name="Standard"/>
      <text:p text:style-name="Standard"><text:s text:c="12"/>// written by gagen for pulling student resut</text:p>
      <text:p text:style-name="Standard"/>
      <text:p text:style-name="Standard"><text:s text:c="12"/>//pullling register organization from bifurcation</text:p>
      <text:p text:style-name="Standard"><text:s text:c="12"/>$router-&gt;get('/loadRegisteredList/{type}', ['uses' =&gt; 'emis\common_services\LoadOrganizationController@loadRegisteredList']);</text:p>
      <text:p text:style-name="Standard"><text:s text:c="12"/>$router-&gt;get('/loadParentOrgDetailOfRegistered/{type}/{id}', ['uses' =&gt; 'emis\common_services\LoadOrganizationController@loadParentOrgDetailOfRegistered']);</text:p>
      <text:p text:style-name="Standard"><text:s text:c="12"/>$router-&gt;get('/loadStaffList/{org_id}', ['uses' =&gt; 'emis\common_services\LoadStaffController@loadStaffListForBifcurcation']);</text:p>
      <text:p text:style-name="Standard"><text:s text:c="12"/>$router-&gt;get('/loadStudentListByOrgId/{org_id}', ['uses' =&gt; 'emis\student\GeneralStudentController@loadStudentListByOrgId']);</text:p>
      <text:p text:style-name="Standard"/>
      <text:p text:style-name="Standard"><text:s text:c="12"/></text:p>
      <text:p text:style-name="Standard"/>
      <text:p text:style-name="Standard"><text:s text:c="12"/>//Load Student routes</text:p>
      <text:p text:style-name="Standard"><text:s text:c="12"/>$router-&gt;get('loadStudents/{type}/{param}', ['uses' =&gt; 'emis\common_services\LoadStudentController@loadStudents', 'as' =&gt; 'loadStudents']);</text:p>
      <text:p text:style-name="Standard"/>
      <text:p text:style-name="Standard"><text:s text:c="12"/>//Projection controller for teacher</text:p>
      <text:p text:style-name="Standard"><text:soft-page-break/><text:s text:c="12"/>$router-&gt;get('loadProjectionStaffList/{type}/{param}', ['uses' =&gt; 'emis\common_services\LoadStudentController@loadProjectionStaffList', 'as' =&gt; 'loadStudents']);</text:p>
      <text:p text:style-name="Standard"><text:s text:c="8"/>});</text:p>
      <text:p text:style-name="Standard"/>
      <text:p text:style-name="Standard"><text:s text:c="8"/>$router-&gt;group(['prefix' =&gt; 'messManagement'], function () use ($router) {</text:p>
      <text:p text:style-name="Standard"><text:s text:c="12"/>$router-&gt;get('/loadFoodReleaseList/{param}', ['uses' =&gt; 'emis\mess_manage\MessManagementController@loadFoodReleaseList', 'as' =&gt; 'loadFoodReleaseList']);</text:p>
      <text:p text:style-name="Standard"><text:s text:c="12"/>$router-&gt;post('/saveFoodRelease', ['uses' =&gt; 'emis\mess_manage\MessManagementController@saveFoodRelease', 'as' =&gt; 'saveFoodRelease']);</text:p>
      <text:p text:style-name="Standard"><text:s text:c="12"/>$router-&gt;get('/getFoodReleaseDetails/{foodrelId}', ['uses' =&gt; 'emis\mess_manage\MessManagementController@getFoodReleaseDetails', 'as' =&gt; 'getFoodReleaseDetails']);</text:p>
      <text:p text:style-name="Standard"><text:s text:c="12"/>$router-&gt;get('/ViewFoodReleaseDetials/{foodreleaseId}', ['uses' =&gt; 'emis\mess_manage\MessManagementController@ViewFoodReleaseDetials', 'as' =&gt; 'ViewFoodReleaseDetials']);</text:p>
      <text:p text:style-name="Standard"><text:s text:c="12"/>// <text:s/>$router-&gt;get('/getFoodReleaseItem/{foodreleaseId}', ['uses' =&gt; 'emis\mess_manage\MessManagementController@getFoodReleaseItem', 'as' =&gt; 'getFoodReleaseItem']);</text:p>
      <text:p text:style-name="Standard"/>
      <text:p text:style-name="Standard"><text:s text:c="12"/>//Local Procure</text:p>
      <text:p text:style-name="Standard"><text:s text:c="12"/>$router-&gt;post('/saveLocalProcure', ['uses' =&gt; 'emis\mess_manage\MessManagementController@saveLocalProcure', 'as' =&gt; 'saveLocalProcure']);</text:p>
      <text:p text:style-name="Standard"><text:s text:c="12"/>$router-&gt;get('/loadLocalProcure/{orgId}', ['uses' =&gt; 'emis\mess_manage\MessManagementController@loadLocalProcure', 'as' =&gt; 'loadLocalProcure']);</text:p>
      <text:p text:style-name="Standard"><text:s text:c="12"/>$router-&gt;get('/localProcureEditList/{locId}', ['uses' =&gt; 'emis\mess_manage\MessManagementController@localProcureEditList', 'as' =&gt; 'localProcureEditList']);</text:p>
      <text:p text:style-name="Standard"><text:s text:c="12"/>$router-&gt;post('/saveLocalProcureEdit', ['uses' =&gt; 'emis\mess_manage\MessManagementController@saveLocalProcureEdit', 'as' =&gt; 'saveLocalProcureEdit']);</text:p>
      <text:p text:style-name="Standard"/>
      <text:p text:style-name="Standard"><text:s text:c="12"/>//Stock Issue</text:p>
      <text:p text:style-name="Standard"><text:s text:c="12"/>$router-&gt;get('/loadStockIssuedList/{orgId}', ['uses' =&gt; 'emis\mess_manage\MessManagementController@loadStockIssuedList', 'as' =&gt; 'loadStockIssuedList']);</text:p>
      <text:p text:style-name="Standard"><text:s text:c="12"/>$router-&gt;post('/saveStockIssued', ['uses' =&gt; 'emis\mess_manage\MessManagementController@saveStockIssued', 'as' =&gt; 'saveStockIssued']);</text:p>
      <text:p text:style-name="Standard"><text:s text:c="12"/>$router-&gt;get('/getAvailableStocks/{id}/{type}', ['uses' =&gt; 'emis\mess_manage\MessManagementController@getAvailableStocks', 'as' =&gt; 'getAvailableStocks']);</text:p>
      <text:p text:style-name="Standard"><text:s text:c="12"/>$router-&gt;get('/StockIssueEditList/{lssId}', ['uses' =&gt; 'emis\mess_manage\MessManagementController@StockIssueEditList', 'as' =&gt; 'StockIssueEditList']);</text:p>
      <text:p text:style-name="Standard"><text:s text:c="12"/>$router-&gt;get('/getquantity/{itemId}/{chekva}/{orgId}', ['uses' =&gt; 'emis\mess_manage\MessManagementController@getquantity', 'as' =&gt; 'getquantity']);</text:p>
      <text:p text:style-name="Standard"><text:s text:c="12"/>$router-&gt;post('/saveStockIssuedEdit', ['uses' =&gt; 'emis\mess_manage\MessManagementController@saveStockIssuedEdit', 'as' =&gt; 'saveStockIssuedEdit']);</text:p>
      <text:p text:style-name="Standard"/>
      <text:p text:style-name="Standard"><text:s text:c="12"/>//Stock received</text:p>
      <text:p text:style-name="Standard"><text:s text:c="12"/>$router-&gt;get('/stockReceivedListing/{param}', ['uses' =&gt; 'emis\mess_manage\MessManagementController@stockReceivedListing']);</text:p>
      <text:p text:style-name="Standard"><text:s text:c="12"/>$router-&gt;get('/loadStockReceiveView/{stckId}', ['uses' =&gt; 'emis\mess_manage\MessManagementController@loadStockReceiveView']);</text:p>
      <text:p text:style-name="Standard"><text:s text:c="12"/>$router-&gt;get('/viewitemreceived/{stockreceivedId}', ['uses' =&gt; 'emis\mess_manage\MessManagementController@viewitemreceived']);</text:p>
      <text:p text:style-name="Standard"><text:s text:c="12"/>$router-&gt;post('/saveStockReceived', ['uses' =&gt; 'emis\mess_manage\MessManagementController@saveStockReceived']);</text:p>
      <text:p text:style-name="Standard"><text:s text:c="12"/>$router-&gt;get('/loadStockReceivedDetails/{id}', ['uses' =&gt; 'emis\mess_manage\MessManagementController@loadStockReceivedDetails']);</text:p>
      <text:p text:style-name="Standard"><text:soft-page-break/><text:s text:c="12"/>$router-&gt;post('/approvereject', ['uses' =&gt; 'emis\mess_manage\MessManagementController@approvereject']);</text:p>
      <text:p text:style-name="Standard"><text:s text:c="12"/>$router-&gt;post('/saveStockReceivedEdit', ['uses' =&gt; 'emis\mess_manage\MessManagementController@saveStockReceivedEdit']);</text:p>
      <text:p text:style-name="Standard"><text:s text:c="12"/>//for testing</text:p>
      <text:p text:style-name="Standard"><text:s text:c="12"/>$router-&gt;get('/loadStockReceivedList', ['uses' =&gt; 'emis\mess_manage\MessManagementController@loadStockReceivedList', 'as' =&gt; 'loadStockReceivedList']);</text:p>
      <text:p text:style-name="Standard"/>
      <text:p text:style-name="Standard"><text:s text:c="12"/>//just added</text:p>
      <text:p text:style-name="Standard"><text:s text:c="12"/>$router-&gt;get('/getStockReceivedDetails/{stkId}', ['uses' =&gt; 'emis\mess_manage\MessManagementController@getStockReceivedDetails']);</text:p>
      <text:p text:style-name="Standard"/>
      <text:p text:style-name="Standard"><text:s text:c="12"/>$router-&gt;get('/getInventoryList/{orgId}', ['uses' =&gt; 'emis\mess_manage\MessManagementController@getInventoryList']);</text:p>
      <text:p text:style-name="Standard"><text:s text:c="12"/>$router-&gt;get('/getInventoryListLocal/{orgId}', ['uses' =&gt; 'emis\mess_manage\MessManagementController@getInventoryListLocal']);</text:p>
      <text:p text:style-name="Standard"><text:s text:c="12"/>$router-&gt;delete('/deleteFile/{id}', ['uses' =&gt; 'emis\mess_manage\MessManagementController@deleteFile']);</text:p>
      <text:p text:style-name="Standard"><text:s text:c="8"/>});</text:p>
      <text:p text:style-name="Standard"/>
      <text:p text:style-name="Standard"><text:s text:c="8"/>//Dietary Links</text:p>
      <text:p text:style-name="Standard"><text:s text:c="8"/>$router-&gt;group(['prefix' =&gt; 'dietary'], function () use ($router) {</text:p>
      <text:p text:style-name="Standard"><text:s text:c="12"/>$router-&gt;post('/savediatery', ['uses' =&gt; 'emis\dietary\DietaryController@savediatery']);</text:p>
      <text:p text:style-name="Standard"><text:s text:c="12"/>$router-&gt;get('/getdiatery/{orgId}', ['uses' =&gt; 'emis\dietary\DietaryController@getdiatery']);</text:p>
      <text:p text:style-name="Standard"><text:s text:c="12"/>$router-&gt;get('/getdiateryDetails/{id}', ['uses' =&gt; 'emis\dietary\DietaryController@getdiateryDetails']);</text:p>
      <text:p text:style-name="Standard"><text:s text:c="12"/>$router-&gt;get('/checkdata/{date}/{org_id}', ['uses' =&gt; 'emis\dietary\DietaryController@checkdata']);</text:p>
      <text:p text:style-name="Standard"/>
      <text:p text:style-name="Standard"><text:s text:c="12"/>$router-&gt;post('/approvereject', ['uses' =&gt; 'emis\dietary\DietaryController@approvereject']);</text:p>
      <text:p text:style-name="Standard"><text:s text:c="8"/>});</text:p>
      <text:p text:style-name="Standard"><text:s text:c="4"/>});</text:p>
      <text:p text:style-name="Standard"/>
      <text:p text:style-name="Standard"><text:s text:c="4"/>//getcenter by id</text:p>
      <text:p text:style-name="Standard"><text:s text:c="4"/>$router-&gt;get('getcentredetailbycenter/{centerid}/{coursetype}/{course_skill}', ['uses' =&gt; 'CentreController@getCentreDetailBy', 'as' =&gt; 'getcentredetailby']);</text:p>
      <text:p text:style-name="Standard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2:21:06.707683509</meta:creation-date>
    <dc:date>2021-10-18T12:21:43.207144078</dc:date>
    <meta:editing-duration>PT37S</meta:editing-duration>
    <meta:editing-cycles>1</meta:editing-cycles>
    <meta:document-statistic meta:table-count="0" meta:image-count="0" meta:object-count="0" meta:page-count="57" meta:paragraph-count="1682" meta:word-count="7504" meta:character-count="172041" meta:non-whitespace-character-count="148658"/>
    <meta:generator>LibreOffice/7.1.6.2$Linux_X86_64 LibreOffice_project/10$Build-2</meta:generator>
  </office:meta>
</office:document-meta>
</file>